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SC 08" svg:font-family="'EB Garamond SC 08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1cm" draw:marker-start-width="0.215cm" draw:marker-end="Extrémités_20_de_20_flèche_20_4" draw:marker-end-width="0.315cm" draw:fill="none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none" svg:stroke-color="#000000" draw:fill="none" draw:fill-color="#ffffff" fo:min-height="0.717cm"/>
    </style:style>
    <style:style style:name="gr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color="#3465a4" draw:fill="solid" draw:fill-color="#0084d1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="Extrémités_20_de_20_flèche_20_2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1cm" draw:marker-start="Extrémités_20_de_20_flèche_20_3" draw:marker-start-width="0.215cm" draw:marker-end="" draw:marker-end-width="0.315cm" draw:fill="none" draw:textarea-vertical-align="middle" fo:padding-top="0.13cm" fo:padding-bottom="0.13cm" fo:padding-left="0.255cm" fo:padding-right="0.255cm"/>
    </style:style>
    <style:style style:name="gr13" style:family="graphic" style:parent-style-name="objectwithoutfill">
      <style:graphic-properties svg:stroke-width="0.05cm" draw:marker-start="Extrémités_20_de_20_flèche_20_3" draw:marker-start-width="0.125cm" draw:marker-end="Extrémités_20_de_20_flèche_20_2" draw:marker-end-width="0.22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008cm" fo:min-width="5.789cm" fo:padding-top="0.175cm" fo:padding-bottom="0.175cm" fo:padding-left="0.3cm" fo:padding-right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008cm" fo:min-width="5.789cm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1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20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.081cm" fo:padding-top="0.135cm" fo:padding-bottom="0.135cm" fo:padding-left="0.26cm" fo:padding-right="0.26cm"/>
    </style:style>
    <style:style style:name="gr2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.082cm" fo:padding-top="0.135cm" fo:padding-bottom="0.135cm" fo:padding-left="0.26cm" fo:padding-right="0.26cm"/>
    </style:style>
    <style:style style:name="gr22" style:family="graphic" style:parent-style-name="standard">
      <style:graphic-properties svg:stroke-width="0.02cm" svg:stroke-color="#000000" draw:marker-start-width="0.23cm" draw:marker-end-width="0.23cm" draw:fill="hatch" draw:fill-hatch-name="Blue_20_Triple_20_90_20_Degrees" draw:textarea-horizontal-align="justify" draw:textarea-vertical-align="middle" draw:auto-grow-height="false" fo:min-height="0cm" fo:min-width="0.081cm" fo:padding-top="0.135cm" fo:padding-bottom="0.135cm" fo:padding-left="0.26cm" fo:padding-right="0.26cm"/>
    </style:style>
    <style:style style:name="gr2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.768cm" fo:padding-top="0.135cm" fo:padding-bottom="0.135cm" fo:padding-left="0.26cm" fo:padding-right="0.26cm"/>
    </style:style>
    <style:style style:name="gr2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.767cm" fo:padding-top="0.135cm" fo:padding-bottom="0.135cm" fo:padding-left="0.26cm" fo:padding-right="0.26cm"/>
    </style:style>
    <style:style style:name="gr25" style:family="graphic" style:parent-style-name="standard">
      <style:graphic-properties svg:stroke-width="0.02cm" svg:stroke-color="#000000" draw:marker-start-width="0.23cm" draw:marker-end-width="0.23cm" draw:fill="hatch" draw:fill-hatch-name="Red_20_Crossed_20_45_20_Degrees" draw:textarea-horizontal-align="justify" draw:textarea-vertical-align="middle" draw:auto-grow-height="false" fo:min-height="0cm" fo:min-width="0.768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.769cm" fo:padding-top="0.135cm" fo:padding-bottom="0.135cm" fo:padding-left="0.26cm" fo:padding-right="0.26cm"/>
    </style:style>
    <style:style style:name="gr27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073cm" fo:min-width="2.183cm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073cm" fo:min-width="2.184cm" fo:padding-top="0.135cm" fo:padding-bottom="0.135cm" fo:padding-left="0.26cm" fo:padding-right="0.26cm"/>
    </style:style>
    <style:style style:name="gr29" style:family="graphic" style:parent-style-name="standard">
      <style:graphic-properties svg:stroke-width="0.02cm" svg:stroke-color="#000000" draw:marker-start-width="0.23cm" draw:marker-end-width="0.23cm" draw:fill="hatch" draw:fill-hatch-name="Black_20_45_20_Degrees" draw:textarea-horizontal-align="justify" draw:textarea-vertical-align="middle" draw:auto-grow-height="false" fo:min-height="0.072cm" fo:min-width="2.184cm" fo:padding-top="0.135cm" fo:padding-bottom="0.135cm" fo:padding-left="0.26cm" fo:padding-right="0.26cm"/>
    </style:style>
    <style:style style:name="gr30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072cm" fo:min-width="2.182cm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461cm" fo:min-width="4.968cm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draw:marker-start-width="0.23cm" draw:marker-end="Extrémités_20_de_20_flèche_20_5" draw:marker-end-width="0.23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svg:stroke-color="#ffffff" draw:fill="hatch" draw:fill-hatch-name="Black_20_45_20_Degrees" draw:textarea-horizontal-align="justify" draw:textarea-vertical-align="middle" draw:auto-grow-height="false" fo:min-height="2.823cm" fo:min-width="2.589cm"/>
    </style:style>
    <style:style style:name="gr34" style:family="graphic" style:parent-style-name="objectwithoutfill">
      <style:graphic-properties svg:stroke-width="0.02cm" draw:marker-start-width="0.23cm" draw:marker-end="Extrémités_20_de_20_flèche_20_6" draw:marker-end-width="0.23cm" draw:fill="none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svg:stroke-color="#ffffff" draw:fill="hatch" draw:fill-hatch-name="Red_20_Crossed_20_45_20_Degrees" draw:textarea-horizontal-align="justify" draw:textarea-vertical-align="middle" draw:auto-grow-height="false" fo:min-height="1.271cm" fo:min-width="0.985cm"/>
    </style:style>
    <style:style style:name="gr36" style:family="graphic" style:parent-style-name="objectwithoutfill">
      <style:graphic-properties svg:stroke-width="0.02cm" draw:marker-start-width="0.23cm" draw:marker-end="Extrémités_20_de_20_flèche_20_7" draw:marker-end-width="0.23cm" draw:fill="none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color="#ffffff" draw:fill="hatch" draw:fill-hatch-name="Blue_20_Triple_20_90_20_Degrees" draw:textarea-horizontal-align="justify" draw:textarea-vertical-align="middle" draw:auto-grow-height="false" fo:min-height="0.5cm" fo:min-width="0.225cm"/>
    </style:style>
    <style:style style:name="gr38" style:family="graphic" style:parent-style-name="objectwithoutfill">
      <style:graphic-properties svg:stroke-width="0.02cm" draw:marker-start-width="0.23cm" draw:marker-end="Extrémités_20_de_20_flèche_20_8" draw:marker-end-width="0.23cm" draw:fill="non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fo:min-height="0.829cm"/>
    </style:style>
    <style:style style:name="gr40" style:family="graphic" style:parent-style-name="standard">
      <style:graphic-properties draw:stroke="none" svg:stroke-color="#000000" draw:fill="none" draw:fill-color="#ffffff" fo:min-height="2.134cm"/>
    </style:style>
    <style:style style:name="gr41" style:family="graphic" style:parent-style-name="standard">
      <style:graphic-properties draw:stroke="none" svg:stroke-color="#000000" draw:fill="none" draw:fill-color="#ffffff" fo:min-height="1.796cm"/>
    </style:style>
    <style:style style:name="gr42" style:family="graphic" style:parent-style-name="standard">
      <style:graphic-properties draw:stroke="none" svg:stroke-color="#000000" draw:fill="none" draw:fill-color="#ffffff" fo:min-height="0.739cm"/>
    </style:style>
    <style:style style:name="gr43" style:family="graphic" style:parent-style-name="standard">
      <style:graphic-properties draw:stroke="none" svg:stroke-color="#000000" draw:fill="none" draw:fill-color="#ffffff" fo:min-height="0.65cm"/>
    </style:style>
    <style:style style:name="gr44" style:family="graphic" style:parent-style-name="objectwithoutfill">
      <style:graphic-properties svg:stroke-width="0.01cm" draw:marker-start-width="0.065cm" draw:marker-end="Extrémités_20_de_20_flèche_20_1" draw:marker-end-width="0.065cm" draw:fill="none" draw:textarea-vertical-align="middle" fo:padding-top="0.13cm" fo:padding-bottom="0.13cm" fo:padding-left="0.255cm" fo:padding-right="0.255cm"/>
    </style:style>
    <style:style style:name="gr45" style:family="graphic" style:parent-style-name="objectwithoutfill">
      <style:graphic-properties svg:stroke-width="0.01cm" draw:marker-start="Extrémités_20_de_20_flèche_20_3" draw:marker-start-width="0.065cm" draw:marker-end="" draw:marker-end-width="0.065cm" draw:fill="none" draw:textarea-vertical-align="middle" fo:padding-top="0.13cm" fo:padding-bottom="0.13cm" fo:padding-left="0.255cm" fo:padding-right="0.255cm"/>
    </style:style>
    <style:style style:name="gr46" style:family="graphic" style:parent-style-name="objectwithoutfill">
      <style:graphic-properties svg:stroke-width="0.05cm" draw:marker-start="Arrow" draw:marker-start-width="0.125cm" draw:marker-end="Extrémités_20_de_20_flèche_20_2" draw:marker-end-width="0.22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P5" style:family="paragraph">
      <loext:graphic-properties draw:fill="solid" draw:fill-color="#0066cc"/>
      <style:paragraph-properties fo:text-align="center"/>
    </style:style>
    <style:style style:name="P6" style:family="paragraph">
      <loext:graphic-properties draw:fill="solid" draw:fill-color="#0084d1"/>
      <style:paragraph-properties fo:text-align="center"/>
    </style:style>
    <style:style style:name="P7" style:family="paragraph">
      <loext:graphic-properties draw:fill="solid" draw:fill-color="#3465a4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hatch" draw:fill-hatch-name="Blue_20_Triple_20_90_20_Degrees"/>
      <style:paragraph-properties fo:text-align="center"/>
    </style:style>
    <style:style style:name="P11" style:family="paragraph">
      <loext:graphic-properties draw:fill="hatch" draw:fill-hatch-name="Red_20_Crossed_20_45_20_Degrees"/>
      <style:paragraph-properties fo:text-align="center"/>
    </style:style>
    <style:style style:name="P12" style:family="paragraph">
      <loext:graphic-properties draw:fill="hatch" draw:fill-hatch-name="Black_20_45_20_Degrees"/>
      <style:paragraph-properties fo:text-align="center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EB Garamond SC 08"/>
    </style:style>
    <style:style style:name="P18" style:family="paragraph">
      <loext:graphic-properties draw:fill="none" draw:fill-color="#ffffff"/>
      <style:paragraph-properties fo:text-align="center"/>
      <style:text-properties style:font-name="EB Garamond SC 08" fo:font-size="18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style:font-name="Liberation Sans1"/>
    </style:style>
    <style:style style:name="T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EB Garamond SC 08"/>
    </style:style>
    <style:style style:name="T7" style:family="text">
      <style:text-properties style:font-name="EB Garamond SC 08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0.926cm" svg:height="0.239cm" svg:x="4.738cm" svg:y="15.4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979cm" svg:y1="15.592cm" svg:x2="5.226cm" svg:y2="14.216cm">
              <text:p/>
            </draw:line>
            <draw:line draw:style-name="gr2" draw:text-style-name="P2" draw:layer="layout" svg:x1="5.436cm" svg:y1="15.525cm" svg:x2="5.226cm" svg:y2="14.228cm">
              <text:p/>
            </draw:line>
            <draw:line draw:style-name="gr2" draw:text-style-name="P2" draw:layer="layout" svg:x1="5.255cm" svg:y1="15.634cm" svg:x2="5.239cm" svg:y2="14.209cm">
              <text:p/>
            </draw:line>
            <draw:line draw:style-name="gr2" draw:text-style-name="P2" draw:layer="layout" svg:x1="5.063cm" svg:y1="15.634cm" svg:x2="5.232cm" svg:y2="14.24cm">
              <text:p/>
            </draw:line>
            <draw:line draw:style-name="gr2" draw:text-style-name="P2" draw:layer="layout" svg:x1="5.381cm" svg:y1="15.664cm" svg:x2="5.232cm" svg:y2="14.206cm">
              <text:p/>
            </draw:line>
            <draw:line draw:style-name="gr2" draw:text-style-name="P2" draw:layer="layout" svg:x1="4.9cm" svg:y1="15.658cm" svg:x2="5.239cm" svg:y2="14.225cm">
              <text:p/>
            </draw:line>
          </draw:g>
          <draw:g>
            <draw:custom-shape draw:style-name="gr1" draw:text-style-name="P1" draw:layer="layout" svg:width="0.926cm" svg:height="0.239cm" svg:x="4.01cm" svg:y="15.47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251cm" svg:y1="15.589cm" svg:x2="4.498cm" svg:y2="14.213cm">
              <text:p/>
            </draw:line>
            <draw:line draw:style-name="gr2" draw:text-style-name="P2" draw:layer="layout" svg:x1="4.708cm" svg:y1="15.522cm" svg:x2="4.498cm" svg:y2="14.225cm">
              <text:p/>
            </draw:line>
            <draw:line draw:style-name="gr2" draw:text-style-name="P2" draw:layer="layout" svg:x1="4.527cm" svg:y1="15.631cm" svg:x2="4.511cm" svg:y2="14.206cm">
              <text:p/>
            </draw:line>
            <draw:line draw:style-name="gr2" draw:text-style-name="P2" draw:layer="layout" svg:x1="4.335cm" svg:y1="15.631cm" svg:x2="4.504cm" svg:y2="14.237cm">
              <text:p/>
            </draw:line>
            <draw:line draw:style-name="gr2" draw:text-style-name="P2" draw:layer="layout" svg:x1="4.653cm" svg:y1="15.661cm" svg:x2="4.504cm" svg:y2="14.203cm">
              <text:p/>
            </draw:line>
            <draw:line draw:style-name="gr2" draw:text-style-name="P2" draw:layer="layout" svg:x1="4.172cm" svg:y1="15.655cm" svg:x2="4.511cm" svg:y2="14.222cm">
              <text:p/>
            </draw:line>
          </draw:g>
          <draw:g>
            <draw:custom-shape draw:style-name="gr1" draw:text-style-name="P1" draw:layer="layout" svg:width="0.926cm" svg:height="0.239cm" svg:x="4.455cm" svg:y="15.7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696cm" svg:y1="15.892cm" svg:x2="4.943cm" svg:y2="14.516cm">
              <text:p/>
            </draw:line>
            <draw:line draw:style-name="gr2" draw:text-style-name="P2" draw:layer="layout" svg:x1="5.153cm" svg:y1="15.825cm" svg:x2="4.943cm" svg:y2="14.528cm">
              <text:p/>
            </draw:line>
            <draw:line draw:style-name="gr2" draw:text-style-name="P2" draw:layer="layout" svg:x1="4.972cm" svg:y1="15.934cm" svg:x2="4.956cm" svg:y2="14.509cm">
              <text:p/>
            </draw:line>
            <draw:line draw:style-name="gr2" draw:text-style-name="P2" draw:layer="layout" svg:x1="4.78cm" svg:y1="15.934cm" svg:x2="4.949cm" svg:y2="14.54cm">
              <text:p/>
            </draw:line>
            <draw:line draw:style-name="gr2" draw:text-style-name="P2" draw:layer="layout" svg:x1="5.098cm" svg:y1="15.964cm" svg:x2="4.949cm" svg:y2="14.506cm">
              <text:p/>
            </draw:line>
            <draw:line draw:style-name="gr2" draw:text-style-name="P2" draw:layer="layout" svg:x1="4.617cm" svg:y1="15.958cm" svg:x2="4.956cm" svg:y2="14.525cm">
              <text:p/>
            </draw:line>
          </draw:g>
          <draw:g>
            <draw:custom-shape draw:style-name="gr1" draw:text-style-name="P1" draw:layer="layout" svg:width="0.926cm" svg:height="0.239cm" svg:x="3.727cm" svg:y="15.77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968cm" svg:y1="15.889cm" svg:x2="4.215cm" svg:y2="14.513cm">
              <text:p/>
            </draw:line>
            <draw:line draw:style-name="gr2" draw:text-style-name="P2" draw:layer="layout" svg:x1="4.425cm" svg:y1="15.822cm" svg:x2="4.215cm" svg:y2="14.525cm">
              <text:p/>
            </draw:line>
            <draw:line draw:style-name="gr2" draw:text-style-name="P2" draw:layer="layout" svg:x1="4.244cm" svg:y1="15.931cm" svg:x2="4.228cm" svg:y2="14.506cm">
              <text:p/>
            </draw:line>
            <draw:line draw:style-name="gr2" draw:text-style-name="P2" draw:layer="layout" svg:x1="4.052cm" svg:y1="15.931cm" svg:x2="4.221cm" svg:y2="14.537cm">
              <text:p/>
            </draw:line>
            <draw:line draw:style-name="gr2" draw:text-style-name="P2" draw:layer="layout" svg:x1="4.37cm" svg:y1="15.961cm" svg:x2="4.221cm" svg:y2="14.503cm">
              <text:p/>
            </draw:line>
            <draw:line draw:style-name="gr2" draw:text-style-name="P2" draw:layer="layout" svg:x1="3.889cm" svg:y1="15.955cm" svg:x2="4.228cm" svg:y2="14.522cm">
              <text:p/>
            </draw:line>
          </draw:g>
        </draw:g>
        <draw:g>
          <draw:g>
            <draw:custom-shape draw:style-name="gr1" draw:text-style-name="P1" draw:layer="layout" svg:width="0.926cm" svg:height="0.239cm" svg:x="4.15cm" svg:y="16.12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391cm" svg:y1="16.233cm" svg:x2="4.638cm" svg:y2="14.857cm">
              <text:p/>
            </draw:line>
            <draw:line draw:style-name="gr2" draw:text-style-name="P2" draw:layer="layout" svg:x1="4.848cm" svg:y1="16.166cm" svg:x2="4.638cm" svg:y2="14.869cm">
              <text:p/>
            </draw:line>
            <draw:line draw:style-name="gr2" draw:text-style-name="P2" draw:layer="layout" svg:x1="4.667cm" svg:y1="16.275cm" svg:x2="4.651cm" svg:y2="14.85cm">
              <text:p/>
            </draw:line>
            <draw:line draw:style-name="gr2" draw:text-style-name="P2" draw:layer="layout" svg:x1="4.475cm" svg:y1="16.275cm" svg:x2="4.644cm" svg:y2="14.881cm">
              <text:p/>
            </draw:line>
            <draw:line draw:style-name="gr2" draw:text-style-name="P2" draw:layer="layout" svg:x1="4.793cm" svg:y1="16.305cm" svg:x2="4.644cm" svg:y2="14.847cm">
              <text:p/>
            </draw:line>
            <draw:line draw:style-name="gr2" draw:text-style-name="P2" draw:layer="layout" svg:x1="4.312cm" svg:y1="16.299cm" svg:x2="4.651cm" svg:y2="14.866cm">
              <text:p/>
            </draw:line>
          </draw:g>
          <draw:g>
            <draw:custom-shape draw:style-name="gr1" draw:text-style-name="P1" draw:layer="layout" svg:width="0.926cm" svg:height="0.239cm" svg:x="3.422cm" svg:y="16.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663cm" svg:y1="16.23cm" svg:x2="3.91cm" svg:y2="14.854cm">
              <text:p/>
            </draw:line>
            <draw:line draw:style-name="gr2" draw:text-style-name="P2" draw:layer="layout" svg:x1="4.12cm" svg:y1="16.163cm" svg:x2="3.91cm" svg:y2="14.866cm">
              <text:p/>
            </draw:line>
            <draw:line draw:style-name="gr2" draw:text-style-name="P2" draw:layer="layout" svg:x1="3.939cm" svg:y1="16.272cm" svg:x2="3.923cm" svg:y2="14.847cm">
              <text:p/>
            </draw:line>
            <draw:line draw:style-name="gr2" draw:text-style-name="P2" draw:layer="layout" svg:x1="3.747cm" svg:y1="16.272cm" svg:x2="3.916cm" svg:y2="14.878cm">
              <text:p/>
            </draw:line>
            <draw:line draw:style-name="gr2" draw:text-style-name="P2" draw:layer="layout" svg:x1="4.065cm" svg:y1="16.302cm" svg:x2="3.916cm" svg:y2="14.844cm">
              <text:p/>
            </draw:line>
            <draw:line draw:style-name="gr2" draw:text-style-name="P2" draw:layer="layout" svg:x1="3.584cm" svg:y1="16.296cm" svg:x2="3.923cm" svg:y2="14.863cm">
              <text:p/>
            </draw:line>
          </draw:g>
          <draw:g>
            <draw:custom-shape draw:style-name="gr1" draw:text-style-name="P1" draw:layer="layout" svg:width="0.926cm" svg:height="0.239cm" svg:x="3.867cm" svg:y="16.42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108cm" svg:y1="16.533cm" svg:x2="4.355cm" svg:y2="15.157cm">
              <text:p/>
            </draw:line>
            <draw:line draw:style-name="gr2" draw:text-style-name="P2" draw:layer="layout" svg:x1="4.565cm" svg:y1="16.466cm" svg:x2="4.355cm" svg:y2="15.169cm">
              <text:p/>
            </draw:line>
            <draw:line draw:style-name="gr2" draw:text-style-name="P2" draw:layer="layout" svg:x1="4.384cm" svg:y1="16.575cm" svg:x2="4.368cm" svg:y2="15.15cm">
              <text:p/>
            </draw:line>
            <draw:line draw:style-name="gr2" draw:text-style-name="P2" draw:layer="layout" svg:x1="4.192cm" svg:y1="16.575cm" svg:x2="4.361cm" svg:y2="15.181cm">
              <text:p/>
            </draw:line>
            <draw:line draw:style-name="gr2" draw:text-style-name="P2" draw:layer="layout" svg:x1="4.51cm" svg:y1="16.605cm" svg:x2="4.361cm" svg:y2="15.147cm">
              <text:p/>
            </draw:line>
            <draw:line draw:style-name="gr2" draw:text-style-name="P2" draw:layer="layout" svg:x1="4.029cm" svg:y1="16.599cm" svg:x2="4.368cm" svg:y2="15.166cm">
              <text:p/>
            </draw:line>
          </draw:g>
          <draw:g>
            <draw:custom-shape draw:style-name="gr1" draw:text-style-name="P1" draw:layer="layout" svg:width="0.926cm" svg:height="0.239cm" svg:x="3.139cm" svg:y="16.4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38cm" svg:y1="16.53cm" svg:x2="3.627cm" svg:y2="15.154cm">
              <text:p/>
            </draw:line>
            <draw:line draw:style-name="gr2" draw:text-style-name="P2" draw:layer="layout" svg:x1="3.837cm" svg:y1="16.463cm" svg:x2="3.627cm" svg:y2="15.166cm">
              <text:p/>
            </draw:line>
            <draw:line draw:style-name="gr2" draw:text-style-name="P2" draw:layer="layout" svg:x1="3.656cm" svg:y1="16.572cm" svg:x2="3.64cm" svg:y2="15.147cm">
              <text:p/>
            </draw:line>
            <draw:line draw:style-name="gr2" draw:text-style-name="P2" draw:layer="layout" svg:x1="3.464cm" svg:y1="16.572cm" svg:x2="3.633cm" svg:y2="15.178cm">
              <text:p/>
            </draw:line>
            <draw:line draw:style-name="gr2" draw:text-style-name="P2" draw:layer="layout" svg:x1="3.782cm" svg:y1="16.602cm" svg:x2="3.633cm" svg:y2="15.144cm">
              <text:p/>
            </draw:line>
            <draw:line draw:style-name="gr2" draw:text-style-name="P2" draw:layer="layout" svg:x1="3.301cm" svg:y1="16.596cm" svg:x2="3.64cm" svg:y2="15.163cm">
              <text:p/>
            </draw:line>
          </draw:g>
        </draw:g>
        <draw:g>
          <draw:g>
            <draw:custom-shape draw:style-name="gr1" draw:text-style-name="P1" draw:layer="layout" svg:width="0.926cm" svg:height="0.239cm" svg:x="3.239cm" svg:y="15.48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48cm" svg:y1="15.593cm" svg:x2="3.727cm" svg:y2="14.217cm">
              <text:p/>
            </draw:line>
            <draw:line draw:style-name="gr2" draw:text-style-name="P2" draw:layer="layout" svg:x1="3.937cm" svg:y1="15.526cm" svg:x2="3.727cm" svg:y2="14.229cm">
              <text:p/>
            </draw:line>
            <draw:line draw:style-name="gr2" draw:text-style-name="P2" draw:layer="layout" svg:x1="3.756cm" svg:y1="15.635cm" svg:x2="3.74cm" svg:y2="14.21cm">
              <text:p/>
            </draw:line>
            <draw:line draw:style-name="gr2" draw:text-style-name="P2" draw:layer="layout" svg:x1="3.564cm" svg:y1="15.635cm" svg:x2="3.733cm" svg:y2="14.241cm">
              <text:p/>
            </draw:line>
            <draw:line draw:style-name="gr2" draw:text-style-name="P2" draw:layer="layout" svg:x1="3.882cm" svg:y1="15.665cm" svg:x2="3.733cm" svg:y2="14.207cm">
              <text:p/>
            </draw:line>
            <draw:line draw:style-name="gr2" draw:text-style-name="P2" draw:layer="layout" svg:x1="3.401cm" svg:y1="15.659cm" svg:x2="3.74cm" svg:y2="14.226cm">
              <text:p/>
            </draw:line>
          </draw:g>
          <draw:g>
            <draw:custom-shape draw:style-name="gr1" draw:text-style-name="P1" draw:layer="layout" svg:width="0.926cm" svg:height="0.239cm" svg:x="2.511cm" svg:y="15.4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752cm" svg:y1="15.59cm" svg:x2="2.999cm" svg:y2="14.214cm">
              <text:p/>
            </draw:line>
            <draw:line draw:style-name="gr2" draw:text-style-name="P2" draw:layer="layout" svg:x1="3.209cm" svg:y1="15.523cm" svg:x2="2.999cm" svg:y2="14.226cm">
              <text:p/>
            </draw:line>
            <draw:line draw:style-name="gr2" draw:text-style-name="P2" draw:layer="layout" svg:x1="3.028cm" svg:y1="15.632cm" svg:x2="3.012cm" svg:y2="14.207cm">
              <text:p/>
            </draw:line>
            <draw:line draw:style-name="gr2" draw:text-style-name="P2" draw:layer="layout" svg:x1="2.836cm" svg:y1="15.632cm" svg:x2="3.005cm" svg:y2="14.238cm">
              <text:p/>
            </draw:line>
            <draw:line draw:style-name="gr2" draw:text-style-name="P2" draw:layer="layout" svg:x1="3.154cm" svg:y1="15.662cm" svg:x2="3.005cm" svg:y2="14.204cm">
              <text:p/>
            </draw:line>
            <draw:line draw:style-name="gr2" draw:text-style-name="P2" draw:layer="layout" svg:x1="2.673cm" svg:y1="15.656cm" svg:x2="3.012cm" svg:y2="14.223cm">
              <text:p/>
            </draw:line>
          </draw:g>
          <draw:g>
            <draw:custom-shape draw:style-name="gr1" draw:text-style-name="P1" draw:layer="layout" svg:width="0.926cm" svg:height="0.239cm" svg:x="2.956cm" svg:y="15.78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197cm" svg:y1="15.893cm" svg:x2="3.444cm" svg:y2="14.517cm">
              <text:p/>
            </draw:line>
            <draw:line draw:style-name="gr2" draw:text-style-name="P2" draw:layer="layout" svg:x1="3.654cm" svg:y1="15.826cm" svg:x2="3.444cm" svg:y2="14.529cm">
              <text:p/>
            </draw:line>
            <draw:line draw:style-name="gr2" draw:text-style-name="P2" draw:layer="layout" svg:x1="3.473cm" svg:y1="15.935cm" svg:x2="3.457cm" svg:y2="14.51cm">
              <text:p/>
            </draw:line>
            <draw:line draw:style-name="gr2" draw:text-style-name="P2" draw:layer="layout" svg:x1="3.281cm" svg:y1="15.935cm" svg:x2="3.45cm" svg:y2="14.541cm">
              <text:p/>
            </draw:line>
            <draw:line draw:style-name="gr2" draw:text-style-name="P2" draw:layer="layout" svg:x1="3.599cm" svg:y1="15.965cm" svg:x2="3.45cm" svg:y2="14.507cm">
              <text:p/>
            </draw:line>
            <draw:line draw:style-name="gr2" draw:text-style-name="P2" draw:layer="layout" svg:x1="3.118cm" svg:y1="15.959cm" svg:x2="3.457cm" svg:y2="14.526cm">
              <text:p/>
            </draw:line>
          </draw:g>
          <draw:g>
            <draw:custom-shape draw:style-name="gr1" draw:text-style-name="P1" draw:layer="layout" svg:width="0.926cm" svg:height="0.239cm" svg:x="2.228cm" svg:y="15.7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469cm" svg:y1="15.89cm" svg:x2="2.716cm" svg:y2="14.514cm">
              <text:p/>
            </draw:line>
            <draw:line draw:style-name="gr2" draw:text-style-name="P2" draw:layer="layout" svg:x1="2.926cm" svg:y1="15.823cm" svg:x2="2.716cm" svg:y2="14.526cm">
              <text:p/>
            </draw:line>
            <draw:line draw:style-name="gr2" draw:text-style-name="P2" draw:layer="layout" svg:x1="2.745cm" svg:y1="15.932cm" svg:x2="2.729cm" svg:y2="14.507cm">
              <text:p/>
            </draw:line>
            <draw:line draw:style-name="gr2" draw:text-style-name="P2" draw:layer="layout" svg:x1="2.553cm" svg:y1="15.932cm" svg:x2="2.722cm" svg:y2="14.538cm">
              <text:p/>
            </draw:line>
            <draw:line draw:style-name="gr2" draw:text-style-name="P2" draw:layer="layout" svg:x1="2.871cm" svg:y1="15.962cm" svg:x2="2.722cm" svg:y2="14.504cm">
              <text:p/>
            </draw:line>
            <draw:line draw:style-name="gr2" draw:text-style-name="P2" draw:layer="layout" svg:x1="2.39cm" svg:y1="15.956cm" svg:x2="2.729cm" svg:y2="14.523cm">
              <text:p/>
            </draw:line>
          </draw:g>
        </draw:g>
        <draw:g>
          <draw:g>
            <draw:custom-shape draw:style-name="gr1" draw:text-style-name="P1" draw:layer="layout" svg:width="0.926cm" svg:height="0.239cm" svg:x="2.651cm" svg:y="16.12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892cm" svg:y1="16.234cm" svg:x2="3.139cm" svg:y2="14.858cm">
              <text:p/>
            </draw:line>
            <draw:line draw:style-name="gr2" draw:text-style-name="P2" draw:layer="layout" svg:x1="3.349cm" svg:y1="16.167cm" svg:x2="3.139cm" svg:y2="14.87cm">
              <text:p/>
            </draw:line>
            <draw:line draw:style-name="gr2" draw:text-style-name="P2" draw:layer="layout" svg:x1="3.168cm" svg:y1="16.276cm" svg:x2="3.152cm" svg:y2="14.851cm">
              <text:p/>
            </draw:line>
            <draw:line draw:style-name="gr2" draw:text-style-name="P2" draw:layer="layout" svg:x1="2.976cm" svg:y1="16.276cm" svg:x2="3.145cm" svg:y2="14.882cm">
              <text:p/>
            </draw:line>
            <draw:line draw:style-name="gr2" draw:text-style-name="P2" draw:layer="layout" svg:x1="3.294cm" svg:y1="16.306cm" svg:x2="3.145cm" svg:y2="14.848cm">
              <text:p/>
            </draw:line>
            <draw:line draw:style-name="gr2" draw:text-style-name="P2" draw:layer="layout" svg:x1="2.813cm" svg:y1="16.3cm" svg:x2="3.152cm" svg:y2="14.867cm">
              <text:p/>
            </draw:line>
          </draw:g>
          <draw:g>
            <draw:custom-shape draw:style-name="gr1" draw:text-style-name="P1" draw:layer="layout" svg:width="0.926cm" svg:height="0.239cm" svg:x="1.923cm" svg:y="16.1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164cm" svg:y1="16.231cm" svg:x2="2.411cm" svg:y2="14.855cm">
              <text:p/>
            </draw:line>
            <draw:line draw:style-name="gr2" draw:text-style-name="P2" draw:layer="layout" svg:x1="2.621cm" svg:y1="16.164cm" svg:x2="2.411cm" svg:y2="14.867cm">
              <text:p/>
            </draw:line>
            <draw:line draw:style-name="gr2" draw:text-style-name="P2" draw:layer="layout" svg:x1="2.44cm" svg:y1="16.273cm" svg:x2="2.424cm" svg:y2="14.848cm">
              <text:p/>
            </draw:line>
            <draw:line draw:style-name="gr2" draw:text-style-name="P2" draw:layer="layout" svg:x1="2.248cm" svg:y1="16.273cm" svg:x2="2.417cm" svg:y2="14.879cm">
              <text:p/>
            </draw:line>
            <draw:line draw:style-name="gr2" draw:text-style-name="P2" draw:layer="layout" svg:x1="2.566cm" svg:y1="16.303cm" svg:x2="2.417cm" svg:y2="14.845cm">
              <text:p/>
            </draw:line>
            <draw:line draw:style-name="gr2" draw:text-style-name="P2" draw:layer="layout" svg:x1="2.085cm" svg:y1="16.297cm" svg:x2="2.424cm" svg:y2="14.864cm">
              <text:p/>
            </draw:line>
          </draw:g>
          <draw:g>
            <draw:custom-shape draw:style-name="gr1" draw:text-style-name="P1" draw:layer="layout" svg:width="0.926cm" svg:height="0.239cm" svg:x="2.368cm" svg:y="16.42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609cm" svg:y1="16.534cm" svg:x2="2.856cm" svg:y2="15.158cm">
              <text:p/>
            </draw:line>
            <draw:line draw:style-name="gr2" draw:text-style-name="P2" draw:layer="layout" svg:x1="3.066cm" svg:y1="16.467cm" svg:x2="2.856cm" svg:y2="15.17cm">
              <text:p/>
            </draw:line>
            <draw:line draw:style-name="gr2" draw:text-style-name="P2" draw:layer="layout" svg:x1="2.885cm" svg:y1="16.576cm" svg:x2="2.869cm" svg:y2="15.151cm">
              <text:p/>
            </draw:line>
            <draw:line draw:style-name="gr2" draw:text-style-name="P2" draw:layer="layout" svg:x1="2.693cm" svg:y1="16.576cm" svg:x2="2.862cm" svg:y2="15.182cm">
              <text:p/>
            </draw:line>
            <draw:line draw:style-name="gr2" draw:text-style-name="P2" draw:layer="layout" svg:x1="3.011cm" svg:y1="16.606cm" svg:x2="2.862cm" svg:y2="15.148cm">
              <text:p/>
            </draw:line>
            <draw:line draw:style-name="gr2" draw:text-style-name="P2" draw:layer="layout" svg:x1="2.53cm" svg:y1="16.6cm" svg:x2="2.869cm" svg:y2="15.167cm">
              <text:p/>
            </draw:line>
          </draw:g>
          <draw:g>
            <draw:custom-shape draw:style-name="gr1" draw:text-style-name="P1" draw:layer="layout" svg:width="0.926cm" svg:height="0.239cm" svg:x="1.64cm" svg:y="16.4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1.881cm" svg:y1="16.531cm" svg:x2="2.128cm" svg:y2="15.155cm">
              <text:p/>
            </draw:line>
            <draw:line draw:style-name="gr2" draw:text-style-name="P2" draw:layer="layout" svg:x1="2.338cm" svg:y1="16.464cm" svg:x2="2.128cm" svg:y2="15.167cm">
              <text:p/>
            </draw:line>
            <draw:line draw:style-name="gr2" draw:text-style-name="P2" draw:layer="layout" svg:x1="2.157cm" svg:y1="16.573cm" svg:x2="2.141cm" svg:y2="15.148cm">
              <text:p/>
            </draw:line>
            <draw:line draw:style-name="gr2" draw:text-style-name="P2" draw:layer="layout" svg:x1="1.965cm" svg:y1="16.573cm" svg:x2="2.134cm" svg:y2="15.179cm">
              <text:p/>
            </draw:line>
            <draw:line draw:style-name="gr2" draw:text-style-name="P2" draw:layer="layout" svg:x1="2.283cm" svg:y1="16.603cm" svg:x2="2.134cm" svg:y2="15.145cm">
              <text:p/>
            </draw:line>
            <draw:line draw:style-name="gr2" draw:text-style-name="P2" draw:layer="layout" svg:x1="1.802cm" svg:y1="16.597cm" svg:x2="2.141cm" svg:y2="15.164cm">
              <text:p/>
            </draw:line>
          </draw:g>
        </draw:g>
        <draw:g>
          <draw:g>
            <draw:custom-shape draw:style-name="gr1" draw:text-style-name="P1" draw:layer="layout" svg:width="0.926cm" svg:height="0.239cm" svg:x="7.914cm" svg:y="15.48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8.155cm" svg:y1="15.593cm" svg:x2="8.402cm" svg:y2="14.217cm">
              <text:p/>
            </draw:line>
            <draw:line draw:style-name="gr2" draw:text-style-name="P2" draw:layer="layout" svg:x1="8.612cm" svg:y1="15.526cm" svg:x2="8.402cm" svg:y2="14.229cm">
              <text:p/>
            </draw:line>
            <draw:line draw:style-name="gr2" draw:text-style-name="P2" draw:layer="layout" svg:x1="8.431cm" svg:y1="15.635cm" svg:x2="8.415cm" svg:y2="14.21cm">
              <text:p/>
            </draw:line>
            <draw:line draw:style-name="gr2" draw:text-style-name="P2" draw:layer="layout" svg:x1="8.239cm" svg:y1="15.635cm" svg:x2="8.408cm" svg:y2="14.241cm">
              <text:p/>
            </draw:line>
            <draw:line draw:style-name="gr2" draw:text-style-name="P2" draw:layer="layout" svg:x1="8.557cm" svg:y1="15.665cm" svg:x2="8.408cm" svg:y2="14.207cm">
              <text:p/>
            </draw:line>
            <draw:line draw:style-name="gr2" draw:text-style-name="P2" draw:layer="layout" svg:x1="8.076cm" svg:y1="15.659cm" svg:x2="8.415cm" svg:y2="14.226cm">
              <text:p/>
            </draw:line>
          </draw:g>
          <draw:g>
            <draw:custom-shape draw:style-name="gr1" draw:text-style-name="P1" draw:layer="layout" svg:width="0.926cm" svg:height="0.239cm" svg:x="7.186cm" svg:y="15.4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7.427cm" svg:y1="15.59cm" svg:x2="7.674cm" svg:y2="14.214cm">
              <text:p/>
            </draw:line>
            <draw:line draw:style-name="gr2" draw:text-style-name="P2" draw:layer="layout" svg:x1="7.884cm" svg:y1="15.523cm" svg:x2="7.674cm" svg:y2="14.226cm">
              <text:p/>
            </draw:line>
            <draw:line draw:style-name="gr2" draw:text-style-name="P2" draw:layer="layout" svg:x1="7.703cm" svg:y1="15.632cm" svg:x2="7.687cm" svg:y2="14.207cm">
              <text:p/>
            </draw:line>
            <draw:line draw:style-name="gr2" draw:text-style-name="P2" draw:layer="layout" svg:x1="7.511cm" svg:y1="15.632cm" svg:x2="7.68cm" svg:y2="14.238cm">
              <text:p/>
            </draw:line>
            <draw:line draw:style-name="gr2" draw:text-style-name="P2" draw:layer="layout" svg:x1="7.829cm" svg:y1="15.662cm" svg:x2="7.68cm" svg:y2="14.204cm">
              <text:p/>
            </draw:line>
            <draw:line draw:style-name="gr2" draw:text-style-name="P2" draw:layer="layout" svg:x1="7.348cm" svg:y1="15.656cm" svg:x2="7.687cm" svg:y2="14.223cm">
              <text:p/>
            </draw:line>
          </draw:g>
          <draw:g>
            <draw:custom-shape draw:style-name="gr1" draw:text-style-name="P1" draw:layer="layout" svg:width="0.926cm" svg:height="0.239cm" svg:x="7.631cm" svg:y="15.78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7.872cm" svg:y1="15.893cm" svg:x2="8.119cm" svg:y2="14.517cm">
              <text:p/>
            </draw:line>
            <draw:line draw:style-name="gr2" draw:text-style-name="P2" draw:layer="layout" svg:x1="8.329cm" svg:y1="15.826cm" svg:x2="8.119cm" svg:y2="14.529cm">
              <text:p/>
            </draw:line>
            <draw:line draw:style-name="gr2" draw:text-style-name="P2" draw:layer="layout" svg:x1="8.148cm" svg:y1="15.935cm" svg:x2="8.132cm" svg:y2="14.51cm">
              <text:p/>
            </draw:line>
            <draw:line draw:style-name="gr2" draw:text-style-name="P2" draw:layer="layout" svg:x1="7.956cm" svg:y1="15.935cm" svg:x2="8.125cm" svg:y2="14.541cm">
              <text:p/>
            </draw:line>
            <draw:line draw:style-name="gr2" draw:text-style-name="P2" draw:layer="layout" svg:x1="8.274cm" svg:y1="15.965cm" svg:x2="8.125cm" svg:y2="14.507cm">
              <text:p/>
            </draw:line>
            <draw:line draw:style-name="gr2" draw:text-style-name="P2" draw:layer="layout" svg:x1="7.793cm" svg:y1="15.959cm" svg:x2="8.132cm" svg:y2="14.526cm">
              <text:p/>
            </draw:line>
          </draw:g>
          <draw:g>
            <draw:custom-shape draw:style-name="gr1" draw:text-style-name="P1" draw:layer="layout" svg:width="0.926cm" svg:height="0.239cm" svg:x="6.903cm" svg:y="15.7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7.144cm" svg:y1="15.89cm" svg:x2="7.391cm" svg:y2="14.514cm">
              <text:p/>
            </draw:line>
            <draw:line draw:style-name="gr2" draw:text-style-name="P2" draw:layer="layout" svg:x1="7.601cm" svg:y1="15.823cm" svg:x2="7.391cm" svg:y2="14.526cm">
              <text:p/>
            </draw:line>
            <draw:line draw:style-name="gr2" draw:text-style-name="P2" draw:layer="layout" svg:x1="7.42cm" svg:y1="15.932cm" svg:x2="7.404cm" svg:y2="14.507cm">
              <text:p/>
            </draw:line>
            <draw:line draw:style-name="gr2" draw:text-style-name="P2" draw:layer="layout" svg:x1="7.228cm" svg:y1="15.932cm" svg:x2="7.397cm" svg:y2="14.538cm">
              <text:p/>
            </draw:line>
            <draw:line draw:style-name="gr2" draw:text-style-name="P2" draw:layer="layout" svg:x1="7.546cm" svg:y1="15.962cm" svg:x2="7.397cm" svg:y2="14.504cm">
              <text:p/>
            </draw:line>
            <draw:line draw:style-name="gr2" draw:text-style-name="P2" draw:layer="layout" svg:x1="7.065cm" svg:y1="15.956cm" svg:x2="7.404cm" svg:y2="14.523cm">
              <text:p/>
            </draw:line>
          </draw:g>
        </draw:g>
        <draw:g>
          <draw:g>
            <draw:custom-shape draw:style-name="gr1" draw:text-style-name="P1" draw:layer="layout" svg:width="0.926cm" svg:height="0.239cm" svg:x="7.326cm" svg:y="16.12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7.567cm" svg:y1="16.234cm" svg:x2="7.814cm" svg:y2="14.858cm">
              <text:p/>
            </draw:line>
            <draw:line draw:style-name="gr2" draw:text-style-name="P2" draw:layer="layout" svg:x1="8.024cm" svg:y1="16.167cm" svg:x2="7.814cm" svg:y2="14.87cm">
              <text:p/>
            </draw:line>
            <draw:line draw:style-name="gr2" draw:text-style-name="P2" draw:layer="layout" svg:x1="7.843cm" svg:y1="16.276cm" svg:x2="7.827cm" svg:y2="14.851cm">
              <text:p/>
            </draw:line>
            <draw:line draw:style-name="gr2" draw:text-style-name="P2" draw:layer="layout" svg:x1="7.651cm" svg:y1="16.276cm" svg:x2="7.82cm" svg:y2="14.882cm">
              <text:p/>
            </draw:line>
            <draw:line draw:style-name="gr2" draw:text-style-name="P2" draw:layer="layout" svg:x1="7.969cm" svg:y1="16.306cm" svg:x2="7.82cm" svg:y2="14.848cm">
              <text:p/>
            </draw:line>
            <draw:line draw:style-name="gr2" draw:text-style-name="P2" draw:layer="layout" svg:x1="7.488cm" svg:y1="16.3cm" svg:x2="7.827cm" svg:y2="14.867cm">
              <text:p/>
            </draw:line>
          </draw:g>
          <draw:g>
            <draw:custom-shape draw:style-name="gr1" draw:text-style-name="P1" draw:layer="layout" svg:width="0.926cm" svg:height="0.239cm" svg:x="6.598cm" svg:y="16.1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839cm" svg:y1="16.231cm" svg:x2="7.086cm" svg:y2="14.855cm">
              <text:p/>
            </draw:line>
            <draw:line draw:style-name="gr2" draw:text-style-name="P2" draw:layer="layout" svg:x1="7.296cm" svg:y1="16.164cm" svg:x2="7.086cm" svg:y2="14.867cm">
              <text:p/>
            </draw:line>
            <draw:line draw:style-name="gr2" draw:text-style-name="P2" draw:layer="layout" svg:x1="7.115cm" svg:y1="16.273cm" svg:x2="7.099cm" svg:y2="14.848cm">
              <text:p/>
            </draw:line>
            <draw:line draw:style-name="gr2" draw:text-style-name="P2" draw:layer="layout" svg:x1="6.923cm" svg:y1="16.273cm" svg:x2="7.092cm" svg:y2="14.879cm">
              <text:p/>
            </draw:line>
            <draw:line draw:style-name="gr2" draw:text-style-name="P2" draw:layer="layout" svg:x1="7.241cm" svg:y1="16.303cm" svg:x2="7.092cm" svg:y2="14.845cm">
              <text:p/>
            </draw:line>
            <draw:line draw:style-name="gr2" draw:text-style-name="P2" draw:layer="layout" svg:x1="6.76cm" svg:y1="16.297cm" svg:x2="7.099cm" svg:y2="14.864cm">
              <text:p/>
            </draw:line>
          </draw:g>
          <draw:g>
            <draw:custom-shape draw:style-name="gr1" draw:text-style-name="P1" draw:layer="layout" svg:width="0.926cm" svg:height="0.239cm" svg:x="7.043cm" svg:y="16.42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7.284cm" svg:y1="16.534cm" svg:x2="7.531cm" svg:y2="15.158cm">
              <text:p/>
            </draw:line>
            <draw:line draw:style-name="gr2" draw:text-style-name="P2" draw:layer="layout" svg:x1="7.741cm" svg:y1="16.467cm" svg:x2="7.531cm" svg:y2="15.17cm">
              <text:p/>
            </draw:line>
            <draw:line draw:style-name="gr2" draw:text-style-name="P2" draw:layer="layout" svg:x1="7.56cm" svg:y1="16.576cm" svg:x2="7.544cm" svg:y2="15.151cm">
              <text:p/>
            </draw:line>
            <draw:line draw:style-name="gr2" draw:text-style-name="P2" draw:layer="layout" svg:x1="7.368cm" svg:y1="16.576cm" svg:x2="7.537cm" svg:y2="15.182cm">
              <text:p/>
            </draw:line>
            <draw:line draw:style-name="gr2" draw:text-style-name="P2" draw:layer="layout" svg:x1="7.686cm" svg:y1="16.606cm" svg:x2="7.537cm" svg:y2="15.148cm">
              <text:p/>
            </draw:line>
            <draw:line draw:style-name="gr2" draw:text-style-name="P2" draw:layer="layout" svg:x1="7.205cm" svg:y1="16.6cm" svg:x2="7.544cm" svg:y2="15.167cm">
              <text:p/>
            </draw:line>
          </draw:g>
          <draw:g>
            <draw:custom-shape draw:style-name="gr1" draw:text-style-name="P1" draw:layer="layout" svg:width="0.926cm" svg:height="0.239cm" svg:x="6.315cm" svg:y="16.4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556cm" svg:y1="16.531cm" svg:x2="6.803cm" svg:y2="15.155cm">
              <text:p/>
            </draw:line>
            <draw:line draw:style-name="gr2" draw:text-style-name="P2" draw:layer="layout" svg:x1="7.013cm" svg:y1="16.464cm" svg:x2="6.803cm" svg:y2="15.167cm">
              <text:p/>
            </draw:line>
            <draw:line draw:style-name="gr2" draw:text-style-name="P2" draw:layer="layout" svg:x1="6.832cm" svg:y1="16.573cm" svg:x2="6.816cm" svg:y2="15.148cm">
              <text:p/>
            </draw:line>
            <draw:line draw:style-name="gr2" draw:text-style-name="P2" draw:layer="layout" svg:x1="6.64cm" svg:y1="16.573cm" svg:x2="6.809cm" svg:y2="15.179cm">
              <text:p/>
            </draw:line>
            <draw:line draw:style-name="gr2" draw:text-style-name="P2" draw:layer="layout" svg:x1="6.958cm" svg:y1="16.603cm" svg:x2="6.809cm" svg:y2="15.145cm">
              <text:p/>
            </draw:line>
            <draw:line draw:style-name="gr2" draw:text-style-name="P2" draw:layer="layout" svg:x1="6.477cm" svg:y1="16.597cm" svg:x2="6.816cm" svg:y2="15.164cm">
              <text:p/>
            </draw:line>
          </draw:g>
        </draw:g>
        <draw:g>
          <draw:g>
            <draw:custom-shape draw:style-name="gr1" draw:text-style-name="P1" draw:layer="layout" svg:width="0.926cm" svg:height="0.239cm" svg:x="6.415cm" svg:y="15.48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656cm" svg:y1="15.594cm" svg:x2="6.903cm" svg:y2="14.218cm">
              <text:p/>
            </draw:line>
            <draw:line draw:style-name="gr2" draw:text-style-name="P2" draw:layer="layout" svg:x1="7.113cm" svg:y1="15.527cm" svg:x2="6.903cm" svg:y2="14.23cm">
              <text:p/>
            </draw:line>
            <draw:line draw:style-name="gr2" draw:text-style-name="P2" draw:layer="layout" svg:x1="6.932cm" svg:y1="15.636cm" svg:x2="6.916cm" svg:y2="14.211cm">
              <text:p/>
            </draw:line>
            <draw:line draw:style-name="gr2" draw:text-style-name="P2" draw:layer="layout" svg:x1="6.74cm" svg:y1="15.636cm" svg:x2="6.909cm" svg:y2="14.242cm">
              <text:p/>
            </draw:line>
            <draw:line draw:style-name="gr2" draw:text-style-name="P2" draw:layer="layout" svg:x1="7.058cm" svg:y1="15.666cm" svg:x2="6.909cm" svg:y2="14.208cm">
              <text:p/>
            </draw:line>
            <draw:line draw:style-name="gr2" draw:text-style-name="P2" draw:layer="layout" svg:x1="6.577cm" svg:y1="15.66cm" svg:x2="6.916cm" svg:y2="14.227cm">
              <text:p/>
            </draw:line>
          </draw:g>
          <draw:g>
            <draw:custom-shape draw:style-name="gr1" draw:text-style-name="P1" draw:layer="layout" svg:width="0.926cm" svg:height="0.239cm" svg:x="5.687cm" svg:y="15.48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928cm" svg:y1="15.591cm" svg:x2="6.175cm" svg:y2="14.215cm">
              <text:p/>
            </draw:line>
            <draw:line draw:style-name="gr2" draw:text-style-name="P2" draw:layer="layout" svg:x1="6.385cm" svg:y1="15.524cm" svg:x2="6.175cm" svg:y2="14.227cm">
              <text:p/>
            </draw:line>
            <draw:line draw:style-name="gr2" draw:text-style-name="P2" draw:layer="layout" svg:x1="6.204cm" svg:y1="15.633cm" svg:x2="6.188cm" svg:y2="14.208cm">
              <text:p/>
            </draw:line>
            <draw:line draw:style-name="gr2" draw:text-style-name="P2" draw:layer="layout" svg:x1="6.012cm" svg:y1="15.633cm" svg:x2="6.181cm" svg:y2="14.239cm">
              <text:p/>
            </draw:line>
            <draw:line draw:style-name="gr2" draw:text-style-name="P2" draw:layer="layout" svg:x1="6.33cm" svg:y1="15.663cm" svg:x2="6.181cm" svg:y2="14.205cm">
              <text:p/>
            </draw:line>
            <draw:line draw:style-name="gr2" draw:text-style-name="P2" draw:layer="layout" svg:x1="5.849cm" svg:y1="15.657cm" svg:x2="6.188cm" svg:y2="14.224cm">
              <text:p/>
            </draw:line>
          </draw:g>
          <draw:g>
            <draw:custom-shape draw:style-name="gr1" draw:text-style-name="P1" draw:layer="layout" svg:width="0.926cm" svg:height="0.239cm" svg:x="6.132cm" svg:y="15.78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373cm" svg:y1="15.894cm" svg:x2="6.62cm" svg:y2="14.518cm">
              <text:p/>
            </draw:line>
            <draw:line draw:style-name="gr2" draw:text-style-name="P2" draw:layer="layout" svg:x1="6.83cm" svg:y1="15.827cm" svg:x2="6.62cm" svg:y2="14.53cm">
              <text:p/>
            </draw:line>
            <draw:line draw:style-name="gr2" draw:text-style-name="P2" draw:layer="layout" svg:x1="6.649cm" svg:y1="15.936cm" svg:x2="6.633cm" svg:y2="14.511cm">
              <text:p/>
            </draw:line>
            <draw:line draw:style-name="gr2" draw:text-style-name="P2" draw:layer="layout" svg:x1="6.457cm" svg:y1="15.936cm" svg:x2="6.626cm" svg:y2="14.542cm">
              <text:p/>
            </draw:line>
            <draw:line draw:style-name="gr2" draw:text-style-name="P2" draw:layer="layout" svg:x1="6.775cm" svg:y1="15.966cm" svg:x2="6.626cm" svg:y2="14.508cm">
              <text:p/>
            </draw:line>
            <draw:line draw:style-name="gr2" draw:text-style-name="P2" draw:layer="layout" svg:x1="6.294cm" svg:y1="15.96cm" svg:x2="6.633cm" svg:y2="14.527cm">
              <text:p/>
            </draw:line>
          </draw:g>
          <draw:g>
            <draw:custom-shape draw:style-name="gr1" draw:text-style-name="P1" draw:layer="layout" svg:width="0.926cm" svg:height="0.239cm" svg:x="5.404cm" svg:y="15.78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645cm" svg:y1="15.891cm" svg:x2="5.892cm" svg:y2="14.515cm">
              <text:p/>
            </draw:line>
            <draw:line draw:style-name="gr2" draw:text-style-name="P2" draw:layer="layout" svg:x1="6.102cm" svg:y1="15.824cm" svg:x2="5.892cm" svg:y2="14.527cm">
              <text:p/>
            </draw:line>
            <draw:line draw:style-name="gr2" draw:text-style-name="P2" draw:layer="layout" svg:x1="5.921cm" svg:y1="15.933cm" svg:x2="5.905cm" svg:y2="14.508cm">
              <text:p/>
            </draw:line>
            <draw:line draw:style-name="gr2" draw:text-style-name="P2" draw:layer="layout" svg:x1="5.729cm" svg:y1="15.933cm" svg:x2="5.898cm" svg:y2="14.539cm">
              <text:p/>
            </draw:line>
            <draw:line draw:style-name="gr2" draw:text-style-name="P2" draw:layer="layout" svg:x1="6.047cm" svg:y1="15.963cm" svg:x2="5.898cm" svg:y2="14.505cm">
              <text:p/>
            </draw:line>
            <draw:line draw:style-name="gr2" draw:text-style-name="P2" draw:layer="layout" svg:x1="5.566cm" svg:y1="15.957cm" svg:x2="5.905cm" svg:y2="14.524cm">
              <text:p/>
            </draw:line>
          </draw:g>
        </draw:g>
        <draw:g>
          <draw:g>
            <draw:custom-shape draw:style-name="gr1" draw:text-style-name="P1" draw:layer="layout" svg:width="0.926cm" svg:height="0.239cm" svg:x="5.827cm" svg:y="16.1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068cm" svg:y1="16.235cm" svg:x2="6.315cm" svg:y2="14.859cm">
              <text:p/>
            </draw:line>
            <draw:line draw:style-name="gr2" draw:text-style-name="P2" draw:layer="layout" svg:x1="6.525cm" svg:y1="16.168cm" svg:x2="6.315cm" svg:y2="14.871cm">
              <text:p/>
            </draw:line>
            <draw:line draw:style-name="gr2" draw:text-style-name="P2" draw:layer="layout" svg:x1="6.344cm" svg:y1="16.277cm" svg:x2="6.328cm" svg:y2="14.852cm">
              <text:p/>
            </draw:line>
            <draw:line draw:style-name="gr2" draw:text-style-name="P2" draw:layer="layout" svg:x1="6.152cm" svg:y1="16.277cm" svg:x2="6.321cm" svg:y2="14.883cm">
              <text:p/>
            </draw:line>
            <draw:line draw:style-name="gr2" draw:text-style-name="P2" draw:layer="layout" svg:x1="6.47cm" svg:y1="16.307cm" svg:x2="6.321cm" svg:y2="14.849cm">
              <text:p/>
            </draw:line>
            <draw:line draw:style-name="gr2" draw:text-style-name="P2" draw:layer="layout" svg:x1="5.989cm" svg:y1="16.301cm" svg:x2="6.328cm" svg:y2="14.868cm">
              <text:p/>
            </draw:line>
          </draw:g>
          <draw:g>
            <draw:custom-shape draw:style-name="gr1" draw:text-style-name="P1" draw:layer="layout" svg:width="0.926cm" svg:height="0.239cm" svg:x="5.099cm" svg:y="16.12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34cm" svg:y1="16.232cm" svg:x2="5.587cm" svg:y2="14.856cm">
              <text:p/>
            </draw:line>
            <draw:line draw:style-name="gr2" draw:text-style-name="P2" draw:layer="layout" svg:x1="5.797cm" svg:y1="16.165cm" svg:x2="5.587cm" svg:y2="14.868cm">
              <text:p/>
            </draw:line>
            <draw:line draw:style-name="gr2" draw:text-style-name="P2" draw:layer="layout" svg:x1="5.616cm" svg:y1="16.274cm" svg:x2="5.6cm" svg:y2="14.849cm">
              <text:p/>
            </draw:line>
            <draw:line draw:style-name="gr2" draw:text-style-name="P2" draw:layer="layout" svg:x1="5.424cm" svg:y1="16.274cm" svg:x2="5.593cm" svg:y2="14.88cm">
              <text:p/>
            </draw:line>
            <draw:line draw:style-name="gr2" draw:text-style-name="P2" draw:layer="layout" svg:x1="5.742cm" svg:y1="16.304cm" svg:x2="5.593cm" svg:y2="14.846cm">
              <text:p/>
            </draw:line>
            <draw:line draw:style-name="gr2" draw:text-style-name="P2" draw:layer="layout" svg:x1="5.261cm" svg:y1="16.298cm" svg:x2="5.6cm" svg:y2="14.865cm">
              <text:p/>
            </draw:line>
          </draw:g>
          <draw:g>
            <draw:custom-shape draw:style-name="gr1" draw:text-style-name="P1" draw:layer="layout" svg:width="0.926cm" svg:height="0.239cm" svg:x="5.544cm" svg:y="16.4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785cm" svg:y1="16.535cm" svg:x2="6.032cm" svg:y2="15.159cm">
              <text:p/>
            </draw:line>
            <draw:line draw:style-name="gr2" draw:text-style-name="P2" draw:layer="layout" svg:x1="6.242cm" svg:y1="16.468cm" svg:x2="6.032cm" svg:y2="15.171cm">
              <text:p/>
            </draw:line>
            <draw:line draw:style-name="gr2" draw:text-style-name="P2" draw:layer="layout" svg:x1="6.061cm" svg:y1="16.577cm" svg:x2="6.045cm" svg:y2="15.152cm">
              <text:p/>
            </draw:line>
            <draw:line draw:style-name="gr2" draw:text-style-name="P2" draw:layer="layout" svg:x1="5.869cm" svg:y1="16.577cm" svg:x2="6.038cm" svg:y2="15.183cm">
              <text:p/>
            </draw:line>
            <draw:line draw:style-name="gr2" draw:text-style-name="P2" draw:layer="layout" svg:x1="6.187cm" svg:y1="16.607cm" svg:x2="6.038cm" svg:y2="15.149cm">
              <text:p/>
            </draw:line>
            <draw:line draw:style-name="gr2" draw:text-style-name="P2" draw:layer="layout" svg:x1="5.706cm" svg:y1="16.601cm" svg:x2="6.045cm" svg:y2="15.168cm">
              <text:p/>
            </draw:line>
          </draw:g>
          <draw:g>
            <draw:custom-shape draw:style-name="gr1" draw:text-style-name="P1" draw:layer="layout" svg:width="0.926cm" svg:height="0.239cm" svg:x="4.816cm" svg:y="16.42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057cm" svg:y1="16.532cm" svg:x2="5.304cm" svg:y2="15.156cm">
              <text:p/>
            </draw:line>
            <draw:line draw:style-name="gr2" draw:text-style-name="P2" draw:layer="layout" svg:x1="5.514cm" svg:y1="16.465cm" svg:x2="5.304cm" svg:y2="15.168cm">
              <text:p/>
            </draw:line>
            <draw:line draw:style-name="gr2" draw:text-style-name="P2" draw:layer="layout" svg:x1="5.333cm" svg:y1="16.574cm" svg:x2="5.317cm" svg:y2="15.149cm">
              <text:p/>
            </draw:line>
            <draw:line draw:style-name="gr2" draw:text-style-name="P2" draw:layer="layout" svg:x1="5.141cm" svg:y1="16.574cm" svg:x2="5.31cm" svg:y2="15.18cm">
              <text:p/>
            </draw:line>
            <draw:line draw:style-name="gr2" draw:text-style-name="P2" draw:layer="layout" svg:x1="5.459cm" svg:y1="16.604cm" svg:x2="5.31cm" svg:y2="15.146cm">
              <text:p/>
            </draw:line>
            <draw:line draw:style-name="gr2" draw:text-style-name="P2" draw:layer="layout" svg:x1="4.978cm" svg:y1="16.598cm" svg:x2="5.317cm" svg:y2="15.165cm">
              <text:p/>
            </draw:line>
          </draw:g>
        </draw:g>
        <draw:g>
          <draw:g>
            <draw:custom-shape draw:style-name="gr1" draw:text-style-name="P1" draw:layer="layout" svg:width="0.926cm" svg:height="0.239cm" svg:x="3.539cm" svg:y="16.78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78cm" svg:y1="16.893cm" svg:x2="4.027cm" svg:y2="15.517cm">
              <text:p/>
            </draw:line>
            <draw:line draw:style-name="gr2" draw:text-style-name="P2" draw:layer="layout" svg:x1="4.237cm" svg:y1="16.826cm" svg:x2="4.027cm" svg:y2="15.529cm">
              <text:p/>
            </draw:line>
            <draw:line draw:style-name="gr2" draw:text-style-name="P2" draw:layer="layout" svg:x1="4.056cm" svg:y1="16.935cm" svg:x2="4.04cm" svg:y2="15.51cm">
              <text:p/>
            </draw:line>
            <draw:line draw:style-name="gr2" draw:text-style-name="P2" draw:layer="layout" svg:x1="3.864cm" svg:y1="16.935cm" svg:x2="4.033cm" svg:y2="15.541cm">
              <text:p/>
            </draw:line>
            <draw:line draw:style-name="gr2" draw:text-style-name="P2" draw:layer="layout" svg:x1="4.182cm" svg:y1="16.965cm" svg:x2="4.033cm" svg:y2="15.507cm">
              <text:p/>
            </draw:line>
            <draw:line draw:style-name="gr2" draw:text-style-name="P2" draw:layer="layout" svg:x1="3.701cm" svg:y1="16.959cm" svg:x2="4.04cm" svg:y2="15.526cm">
              <text:p/>
            </draw:line>
          </draw:g>
          <draw:g>
            <draw:custom-shape draw:style-name="gr1" draw:text-style-name="P1" draw:layer="layout" svg:width="0.926cm" svg:height="0.239cm" svg:x="2.811cm" svg:y="16.7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052cm" svg:y1="16.89cm" svg:x2="3.299cm" svg:y2="15.514cm">
              <text:p/>
            </draw:line>
            <draw:line draw:style-name="gr2" draw:text-style-name="P2" draw:layer="layout" svg:x1="3.509cm" svg:y1="16.823cm" svg:x2="3.299cm" svg:y2="15.526cm">
              <text:p/>
            </draw:line>
            <draw:line draw:style-name="gr2" draw:text-style-name="P2" draw:layer="layout" svg:x1="3.328cm" svg:y1="16.932cm" svg:x2="3.312cm" svg:y2="15.507cm">
              <text:p/>
            </draw:line>
            <draw:line draw:style-name="gr2" draw:text-style-name="P2" draw:layer="layout" svg:x1="3.136cm" svg:y1="16.932cm" svg:x2="3.305cm" svg:y2="15.538cm">
              <text:p/>
            </draw:line>
            <draw:line draw:style-name="gr2" draw:text-style-name="P2" draw:layer="layout" svg:x1="3.454cm" svg:y1="16.962cm" svg:x2="3.305cm" svg:y2="15.504cm">
              <text:p/>
            </draw:line>
            <draw:line draw:style-name="gr2" draw:text-style-name="P2" draw:layer="layout" svg:x1="2.973cm" svg:y1="16.956cm" svg:x2="3.312cm" svg:y2="15.523cm">
              <text:p/>
            </draw:line>
          </draw:g>
          <draw:g>
            <draw:custom-shape draw:style-name="gr1" draw:text-style-name="P1" draw:layer="layout" svg:width="0.926cm" svg:height="0.239cm" svg:x="3.256cm" svg:y="17.08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497cm" svg:y1="17.193cm" svg:x2="3.744cm" svg:y2="15.817cm">
              <text:p/>
            </draw:line>
            <draw:line draw:style-name="gr2" draw:text-style-name="P2" draw:layer="layout" svg:x1="3.954cm" svg:y1="17.126cm" svg:x2="3.744cm" svg:y2="15.829cm">
              <text:p/>
            </draw:line>
            <draw:line draw:style-name="gr2" draw:text-style-name="P2" draw:layer="layout" svg:x1="3.773cm" svg:y1="17.235cm" svg:x2="3.757cm" svg:y2="15.81cm">
              <text:p/>
            </draw:line>
            <draw:line draw:style-name="gr2" draw:text-style-name="P2" draw:layer="layout" svg:x1="3.581cm" svg:y1="17.235cm" svg:x2="3.75cm" svg:y2="15.841cm">
              <text:p/>
            </draw:line>
            <draw:line draw:style-name="gr2" draw:text-style-name="P2" draw:layer="layout" svg:x1="3.899cm" svg:y1="17.265cm" svg:x2="3.75cm" svg:y2="15.807cm">
              <text:p/>
            </draw:line>
            <draw:line draw:style-name="gr2" draw:text-style-name="P2" draw:layer="layout" svg:x1="3.418cm" svg:y1="17.259cm" svg:x2="3.757cm" svg:y2="15.826cm">
              <text:p/>
            </draw:line>
          </draw:g>
          <draw:g>
            <draw:custom-shape draw:style-name="gr1" draw:text-style-name="P1" draw:layer="layout" svg:width="0.926cm" svg:height="0.239cm" svg:x="2.528cm" svg:y="17.0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769cm" svg:y1="17.19cm" svg:x2="3.016cm" svg:y2="15.814cm">
              <text:p/>
            </draw:line>
            <draw:line draw:style-name="gr2" draw:text-style-name="P2" draw:layer="layout" svg:x1="3.226cm" svg:y1="17.123cm" svg:x2="3.016cm" svg:y2="15.826cm">
              <text:p/>
            </draw:line>
            <draw:line draw:style-name="gr2" draw:text-style-name="P2" draw:layer="layout" svg:x1="3.045cm" svg:y1="17.232cm" svg:x2="3.029cm" svg:y2="15.807cm">
              <text:p/>
            </draw:line>
            <draw:line draw:style-name="gr2" draw:text-style-name="P2" draw:layer="layout" svg:x1="2.853cm" svg:y1="17.232cm" svg:x2="3.022cm" svg:y2="15.838cm">
              <text:p/>
            </draw:line>
            <draw:line draw:style-name="gr2" draw:text-style-name="P2" draw:layer="layout" svg:x1="3.171cm" svg:y1="17.262cm" svg:x2="3.022cm" svg:y2="15.804cm">
              <text:p/>
            </draw:line>
            <draw:line draw:style-name="gr2" draw:text-style-name="P2" draw:layer="layout" svg:x1="2.69cm" svg:y1="17.256cm" svg:x2="3.029cm" svg:y2="15.823cm">
              <text:p/>
            </draw:line>
          </draw:g>
        </draw:g>
        <draw:g>
          <draw:g>
            <draw:custom-shape draw:style-name="gr1" draw:text-style-name="P1" draw:layer="layout" svg:width="0.926cm" svg:height="0.239cm" svg:x="2.951cm" svg:y="17.42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192cm" svg:y1="17.534cm" svg:x2="3.439cm" svg:y2="16.158cm">
              <text:p/>
            </draw:line>
            <draw:line draw:style-name="gr2" draw:text-style-name="P2" draw:layer="layout" svg:x1="3.649cm" svg:y1="17.467cm" svg:x2="3.439cm" svg:y2="16.17cm">
              <text:p/>
            </draw:line>
            <draw:line draw:style-name="gr2" draw:text-style-name="P2" draw:layer="layout" svg:x1="3.468cm" svg:y1="17.576cm" svg:x2="3.452cm" svg:y2="16.151cm">
              <text:p/>
            </draw:line>
            <draw:line draw:style-name="gr2" draw:text-style-name="P2" draw:layer="layout" svg:x1="3.276cm" svg:y1="17.576cm" svg:x2="3.445cm" svg:y2="16.182cm">
              <text:p/>
            </draw:line>
            <draw:line draw:style-name="gr2" draw:text-style-name="P2" draw:layer="layout" svg:x1="3.594cm" svg:y1="17.606cm" svg:x2="3.445cm" svg:y2="16.148cm">
              <text:p/>
            </draw:line>
            <draw:line draw:style-name="gr2" draw:text-style-name="P2" draw:layer="layout" svg:x1="3.113cm" svg:y1="17.6cm" svg:x2="3.452cm" svg:y2="16.167cm">
              <text:p/>
            </draw:line>
          </draw:g>
          <draw:g>
            <draw:custom-shape draw:style-name="gr1" draw:text-style-name="P1" draw:layer="layout" svg:width="0.926cm" svg:height="0.239cm" svg:x="2.223cm" svg:y="17.4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464cm" svg:y1="17.531cm" svg:x2="2.711cm" svg:y2="16.155cm">
              <text:p/>
            </draw:line>
            <draw:line draw:style-name="gr2" draw:text-style-name="P2" draw:layer="layout" svg:x1="2.921cm" svg:y1="17.464cm" svg:x2="2.711cm" svg:y2="16.167cm">
              <text:p/>
            </draw:line>
            <draw:line draw:style-name="gr2" draw:text-style-name="P2" draw:layer="layout" svg:x1="2.74cm" svg:y1="17.573cm" svg:x2="2.724cm" svg:y2="16.148cm">
              <text:p/>
            </draw:line>
            <draw:line draw:style-name="gr2" draw:text-style-name="P2" draw:layer="layout" svg:x1="2.548cm" svg:y1="17.573cm" svg:x2="2.717cm" svg:y2="16.179cm">
              <text:p/>
            </draw:line>
            <draw:line draw:style-name="gr2" draw:text-style-name="P2" draw:layer="layout" svg:x1="2.866cm" svg:y1="17.603cm" svg:x2="2.717cm" svg:y2="16.145cm">
              <text:p/>
            </draw:line>
            <draw:line draw:style-name="gr2" draw:text-style-name="P2" draw:layer="layout" svg:x1="2.385cm" svg:y1="17.597cm" svg:x2="2.724cm" svg:y2="16.164cm">
              <text:p/>
            </draw:line>
          </draw:g>
          <draw:g>
            <draw:custom-shape draw:style-name="gr1" draw:text-style-name="P1" draw:layer="layout" svg:width="0.926cm" svg:height="0.239cm" svg:x="2.668cm" svg:y="17.72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909cm" svg:y1="17.834cm" svg:x2="3.156cm" svg:y2="16.458cm">
              <text:p/>
            </draw:line>
            <draw:line draw:style-name="gr2" draw:text-style-name="P2" draw:layer="layout" svg:x1="3.366cm" svg:y1="17.767cm" svg:x2="3.156cm" svg:y2="16.47cm">
              <text:p/>
            </draw:line>
            <draw:line draw:style-name="gr2" draw:text-style-name="P2" draw:layer="layout" svg:x1="3.185cm" svg:y1="17.876cm" svg:x2="3.169cm" svg:y2="16.451cm">
              <text:p/>
            </draw:line>
            <draw:line draw:style-name="gr2" draw:text-style-name="P2" draw:layer="layout" svg:x1="2.993cm" svg:y1="17.876cm" svg:x2="3.162cm" svg:y2="16.482cm">
              <text:p/>
            </draw:line>
            <draw:line draw:style-name="gr2" draw:text-style-name="P2" draw:layer="layout" svg:x1="3.311cm" svg:y1="17.906cm" svg:x2="3.162cm" svg:y2="16.448cm">
              <text:p/>
            </draw:line>
            <draw:line draw:style-name="gr2" draw:text-style-name="P2" draw:layer="layout" svg:x1="2.83cm" svg:y1="17.9cm" svg:x2="3.169cm" svg:y2="16.467cm">
              <text:p/>
            </draw:line>
          </draw:g>
          <draw:g>
            <draw:custom-shape draw:style-name="gr1" draw:text-style-name="P1" draw:layer="layout" svg:width="0.926cm" svg:height="0.239cm" svg:x="1.94cm" svg:y="17.7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181cm" svg:y1="17.831cm" svg:x2="2.428cm" svg:y2="16.455cm">
              <text:p/>
            </draw:line>
            <draw:line draw:style-name="gr2" draw:text-style-name="P2" draw:layer="layout" svg:x1="2.638cm" svg:y1="17.764cm" svg:x2="2.428cm" svg:y2="16.467cm">
              <text:p/>
            </draw:line>
            <draw:line draw:style-name="gr2" draw:text-style-name="P2" draw:layer="layout" svg:x1="2.457cm" svg:y1="17.873cm" svg:x2="2.441cm" svg:y2="16.448cm">
              <text:p/>
            </draw:line>
            <draw:line draw:style-name="gr2" draw:text-style-name="P2" draw:layer="layout" svg:x1="2.265cm" svg:y1="17.873cm" svg:x2="2.434cm" svg:y2="16.479cm">
              <text:p/>
            </draw:line>
            <draw:line draw:style-name="gr2" draw:text-style-name="P2" draw:layer="layout" svg:x1="2.583cm" svg:y1="17.903cm" svg:x2="2.434cm" svg:y2="16.445cm">
              <text:p/>
            </draw:line>
            <draw:line draw:style-name="gr2" draw:text-style-name="P2" draw:layer="layout" svg:x1="2.102cm" svg:y1="17.897cm" svg:x2="2.441cm" svg:y2="16.464cm">
              <text:p/>
            </draw:line>
          </draw:g>
        </draw:g>
        <draw:g>
          <draw:g>
            <draw:custom-shape draw:style-name="gr1" draw:text-style-name="P1" draw:layer="layout" svg:width="0.926cm" svg:height="0.239cm" svg:x="2.04cm" svg:y="16.78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2.281cm" svg:y1="16.894cm" svg:x2="2.528cm" svg:y2="15.518cm">
              <text:p/>
            </draw:line>
            <draw:line draw:style-name="gr2" draw:text-style-name="P2" draw:layer="layout" svg:x1="2.738cm" svg:y1="16.827cm" svg:x2="2.528cm" svg:y2="15.53cm">
              <text:p/>
            </draw:line>
            <draw:line draw:style-name="gr2" draw:text-style-name="P2" draw:layer="layout" svg:x1="2.557cm" svg:y1="16.936cm" svg:x2="2.541cm" svg:y2="15.511cm">
              <text:p/>
            </draw:line>
            <draw:line draw:style-name="gr2" draw:text-style-name="P2" draw:layer="layout" svg:x1="2.365cm" svg:y1="16.936cm" svg:x2="2.534cm" svg:y2="15.542cm">
              <text:p/>
            </draw:line>
            <draw:line draw:style-name="gr2" draw:text-style-name="P2" draw:layer="layout" svg:x1="2.683cm" svg:y1="16.966cm" svg:x2="2.534cm" svg:y2="15.508cm">
              <text:p/>
            </draw:line>
            <draw:line draw:style-name="gr2" draw:text-style-name="P2" draw:layer="layout" svg:x1="2.202cm" svg:y1="16.96cm" svg:x2="2.541cm" svg:y2="15.527cm">
              <text:p/>
            </draw:line>
          </draw:g>
          <draw:g>
            <draw:custom-shape draw:style-name="gr1" draw:text-style-name="P1" draw:layer="layout" svg:width="0.926cm" svg:height="0.239cm" svg:x="1.312cm" svg:y="16.78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1.553cm" svg:y1="16.891cm" svg:x2="1.8cm" svg:y2="15.515cm">
              <text:p/>
            </draw:line>
            <draw:line draw:style-name="gr2" draw:text-style-name="P2" draw:layer="layout" svg:x1="2.01cm" svg:y1="16.824cm" svg:x2="1.8cm" svg:y2="15.527cm">
              <text:p/>
            </draw:line>
            <draw:line draw:style-name="gr2" draw:text-style-name="P2" draw:layer="layout" svg:x1="1.829cm" svg:y1="16.933cm" svg:x2="1.813cm" svg:y2="15.508cm">
              <text:p/>
            </draw:line>
            <draw:line draw:style-name="gr2" draw:text-style-name="P2" draw:layer="layout" svg:x1="1.637cm" svg:y1="16.933cm" svg:x2="1.806cm" svg:y2="15.539cm">
              <text:p/>
            </draw:line>
            <draw:line draw:style-name="gr2" draw:text-style-name="P2" draw:layer="layout" svg:x1="1.955cm" svg:y1="16.963cm" svg:x2="1.806cm" svg:y2="15.505cm">
              <text:p/>
            </draw:line>
            <draw:line draw:style-name="gr2" draw:text-style-name="P2" draw:layer="layout" svg:x1="1.474cm" svg:y1="16.957cm" svg:x2="1.813cm" svg:y2="15.524cm">
              <text:p/>
            </draw:line>
          </draw:g>
          <draw:g>
            <draw:custom-shape draw:style-name="gr1" draw:text-style-name="P1" draw:layer="layout" svg:width="0.926cm" svg:height="0.239cm" svg:x="1.757cm" svg:y="17.08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1.998cm" svg:y1="17.194cm" svg:x2="2.245cm" svg:y2="15.818cm">
              <text:p/>
            </draw:line>
            <draw:line draw:style-name="gr2" draw:text-style-name="P2" draw:layer="layout" svg:x1="2.455cm" svg:y1="17.127cm" svg:x2="2.245cm" svg:y2="15.83cm">
              <text:p/>
            </draw:line>
            <draw:line draw:style-name="gr2" draw:text-style-name="P2" draw:layer="layout" svg:x1="2.274cm" svg:y1="17.236cm" svg:x2="2.258cm" svg:y2="15.811cm">
              <text:p/>
            </draw:line>
            <draw:line draw:style-name="gr2" draw:text-style-name="P2" draw:layer="layout" svg:x1="2.082cm" svg:y1="17.236cm" svg:x2="2.251cm" svg:y2="15.842cm">
              <text:p/>
            </draw:line>
            <draw:line draw:style-name="gr2" draw:text-style-name="P2" draw:layer="layout" svg:x1="2.4cm" svg:y1="17.266cm" svg:x2="2.251cm" svg:y2="15.808cm">
              <text:p/>
            </draw:line>
            <draw:line draw:style-name="gr2" draw:text-style-name="P2" draw:layer="layout" svg:x1="1.919cm" svg:y1="17.26cm" svg:x2="2.258cm" svg:y2="15.827cm">
              <text:p/>
            </draw:line>
          </draw:g>
          <draw:g>
            <draw:custom-shape draw:style-name="gr1" draw:text-style-name="P1" draw:layer="layout" svg:width="0.926cm" svg:height="0.239cm" svg:x="1.029cm" svg:y="17.08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1.27cm" svg:y1="17.191cm" svg:x2="1.517cm" svg:y2="15.815cm">
              <text:p/>
            </draw:line>
            <draw:line draw:style-name="gr2" draw:text-style-name="P2" draw:layer="layout" svg:x1="1.727cm" svg:y1="17.124cm" svg:x2="1.517cm" svg:y2="15.827cm">
              <text:p/>
            </draw:line>
            <draw:line draw:style-name="gr2" draw:text-style-name="P2" draw:layer="layout" svg:x1="1.546cm" svg:y1="17.233cm" svg:x2="1.53cm" svg:y2="15.808cm">
              <text:p/>
            </draw:line>
            <draw:line draw:style-name="gr2" draw:text-style-name="P2" draw:layer="layout" svg:x1="1.354cm" svg:y1="17.233cm" svg:x2="1.523cm" svg:y2="15.839cm">
              <text:p/>
            </draw:line>
            <draw:line draw:style-name="gr2" draw:text-style-name="P2" draw:layer="layout" svg:x1="1.672cm" svg:y1="17.263cm" svg:x2="1.523cm" svg:y2="15.805cm">
              <text:p/>
            </draw:line>
            <draw:line draw:style-name="gr2" draw:text-style-name="P2" draw:layer="layout" svg:x1="1.191cm" svg:y1="17.257cm" svg:x2="1.53cm" svg:y2="15.824cm">
              <text:p/>
            </draw:line>
          </draw:g>
        </draw:g>
        <draw:g>
          <draw:g>
            <draw:custom-shape draw:style-name="gr1" draw:text-style-name="P1" draw:layer="layout" svg:width="0.926cm" svg:height="0.239cm" svg:x="1.452cm" svg:y="17.4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1.693cm" svg:y1="17.535cm" svg:x2="1.94cm" svg:y2="16.159cm">
              <text:p/>
            </draw:line>
            <draw:line draw:style-name="gr2" draw:text-style-name="P2" draw:layer="layout" svg:x1="2.15cm" svg:y1="17.468cm" svg:x2="1.94cm" svg:y2="16.171cm">
              <text:p/>
            </draw:line>
            <draw:line draw:style-name="gr2" draw:text-style-name="P2" draw:layer="layout" svg:x1="1.969cm" svg:y1="17.577cm" svg:x2="1.953cm" svg:y2="16.152cm">
              <text:p/>
            </draw:line>
            <draw:line draw:style-name="gr2" draw:text-style-name="P2" draw:layer="layout" svg:x1="1.777cm" svg:y1="17.577cm" svg:x2="1.946cm" svg:y2="16.183cm">
              <text:p/>
            </draw:line>
            <draw:line draw:style-name="gr2" draw:text-style-name="P2" draw:layer="layout" svg:x1="2.095cm" svg:y1="17.607cm" svg:x2="1.946cm" svg:y2="16.149cm">
              <text:p/>
            </draw:line>
            <draw:line draw:style-name="gr2" draw:text-style-name="P2" draw:layer="layout" svg:x1="1.614cm" svg:y1="17.601cm" svg:x2="1.953cm" svg:y2="16.168cm">
              <text:p/>
            </draw:line>
          </draw:g>
          <draw:g>
            <draw:custom-shape draw:style-name="gr1" draw:text-style-name="P1" draw:layer="layout" svg:width="0.926cm" svg:height="0.239cm" svg:x="0.724cm" svg:y="17.42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0.965cm" svg:y1="17.532cm" svg:x2="1.212cm" svg:y2="16.156cm">
              <text:p/>
            </draw:line>
            <draw:line draw:style-name="gr2" draw:text-style-name="P2" draw:layer="layout" svg:x1="1.422cm" svg:y1="17.465cm" svg:x2="1.212cm" svg:y2="16.168cm">
              <text:p/>
            </draw:line>
            <draw:line draw:style-name="gr2" draw:text-style-name="P2" draw:layer="layout" svg:x1="1.241cm" svg:y1="17.574cm" svg:x2="1.225cm" svg:y2="16.149cm">
              <text:p/>
            </draw:line>
            <draw:line draw:style-name="gr2" draw:text-style-name="P2" draw:layer="layout" svg:x1="1.049cm" svg:y1="17.574cm" svg:x2="1.218cm" svg:y2="16.18cm">
              <text:p/>
            </draw:line>
            <draw:line draw:style-name="gr2" draw:text-style-name="P2" draw:layer="layout" svg:x1="1.367cm" svg:y1="17.604cm" svg:x2="1.218cm" svg:y2="16.146cm">
              <text:p/>
            </draw:line>
            <draw:line draw:style-name="gr2" draw:text-style-name="P2" draw:layer="layout" svg:x1="0.886cm" svg:y1="17.598cm" svg:x2="1.225cm" svg:y2="16.165cm">
              <text:p/>
            </draw:line>
          </draw:g>
          <draw:g>
            <draw:custom-shape draw:style-name="gr1" draw:text-style-name="P1" draw:layer="layout" svg:width="0.926cm" svg:height="0.239cm" svg:x="1.169cm" svg:y="17.7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1.41cm" svg:y1="17.835cm" svg:x2="1.657cm" svg:y2="16.459cm">
              <text:p/>
            </draw:line>
            <draw:line draw:style-name="gr2" draw:text-style-name="P2" draw:layer="layout" svg:x1="1.867cm" svg:y1="17.768cm" svg:x2="1.657cm" svg:y2="16.471cm">
              <text:p/>
            </draw:line>
            <draw:line draw:style-name="gr2" draw:text-style-name="P2" draw:layer="layout" svg:x1="1.686cm" svg:y1="17.877cm" svg:x2="1.67cm" svg:y2="16.452cm">
              <text:p/>
            </draw:line>
            <draw:line draw:style-name="gr2" draw:text-style-name="P2" draw:layer="layout" svg:x1="1.494cm" svg:y1="17.877cm" svg:x2="1.663cm" svg:y2="16.483cm">
              <text:p/>
            </draw:line>
            <draw:line draw:style-name="gr2" draw:text-style-name="P2" draw:layer="layout" svg:x1="1.812cm" svg:y1="17.907cm" svg:x2="1.663cm" svg:y2="16.449cm">
              <text:p/>
            </draw:line>
            <draw:line draw:style-name="gr2" draw:text-style-name="P2" draw:layer="layout" svg:x1="1.331cm" svg:y1="17.901cm" svg:x2="1.67cm" svg:y2="16.468cm">
              <text:p/>
            </draw:line>
          </draw:g>
          <draw:g>
            <draw:custom-shape draw:style-name="gr1" draw:text-style-name="P1" draw:layer="layout" svg:width="0.926cm" svg:height="0.239cm" svg:x="0.441cm" svg:y="17.72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0.682cm" svg:y1="17.832cm" svg:x2="0.929cm" svg:y2="16.456cm">
              <text:p/>
            </draw:line>
            <draw:line draw:style-name="gr2" draw:text-style-name="P2" draw:layer="layout" svg:x1="1.139cm" svg:y1="17.765cm" svg:x2="0.929cm" svg:y2="16.468cm">
              <text:p/>
            </draw:line>
            <draw:line draw:style-name="gr2" draw:text-style-name="P2" draw:layer="layout" svg:x1="0.958cm" svg:y1="17.874cm" svg:x2="0.942cm" svg:y2="16.449cm">
              <text:p/>
            </draw:line>
            <draw:line draw:style-name="gr2" draw:text-style-name="P2" draw:layer="layout" svg:x1="0.766cm" svg:y1="17.874cm" svg:x2="0.935cm" svg:y2="16.48cm">
              <text:p/>
            </draw:line>
            <draw:line draw:style-name="gr2" draw:text-style-name="P2" draw:layer="layout" svg:x1="1.084cm" svg:y1="17.904cm" svg:x2="0.935cm" svg:y2="16.446cm">
              <text:p/>
            </draw:line>
            <draw:line draw:style-name="gr2" draw:text-style-name="P2" draw:layer="layout" svg:x1="0.603cm" svg:y1="17.898cm" svg:x2="0.942cm" svg:y2="16.465cm">
              <text:p/>
            </draw:line>
          </draw:g>
        </draw:g>
        <draw:g>
          <draw:g>
            <draw:custom-shape draw:style-name="gr1" draw:text-style-name="P1" draw:layer="layout" svg:width="0.926cm" svg:height="0.239cm" svg:x="6.715cm" svg:y="16.78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956cm" svg:y1="16.894cm" svg:x2="7.203cm" svg:y2="15.518cm">
              <text:p/>
            </draw:line>
            <draw:line draw:style-name="gr2" draw:text-style-name="P2" draw:layer="layout" svg:x1="7.413cm" svg:y1="16.827cm" svg:x2="7.203cm" svg:y2="15.53cm">
              <text:p/>
            </draw:line>
            <draw:line draw:style-name="gr2" draw:text-style-name="P2" draw:layer="layout" svg:x1="7.232cm" svg:y1="16.936cm" svg:x2="7.216cm" svg:y2="15.511cm">
              <text:p/>
            </draw:line>
            <draw:line draw:style-name="gr2" draw:text-style-name="P2" draw:layer="layout" svg:x1="7.04cm" svg:y1="16.936cm" svg:x2="7.209cm" svg:y2="15.542cm">
              <text:p/>
            </draw:line>
            <draw:line draw:style-name="gr2" draw:text-style-name="P2" draw:layer="layout" svg:x1="7.358cm" svg:y1="16.966cm" svg:x2="7.209cm" svg:y2="15.508cm">
              <text:p/>
            </draw:line>
            <draw:line draw:style-name="gr2" draw:text-style-name="P2" draw:layer="layout" svg:x1="6.877cm" svg:y1="16.96cm" svg:x2="7.216cm" svg:y2="15.527cm">
              <text:p/>
            </draw:line>
          </draw:g>
          <draw:g>
            <draw:custom-shape draw:style-name="gr1" draw:text-style-name="P1" draw:layer="layout" svg:width="0.926cm" svg:height="0.239cm" svg:x="5.987cm" svg:y="16.78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228cm" svg:y1="16.891cm" svg:x2="6.475cm" svg:y2="15.515cm">
              <text:p/>
            </draw:line>
            <draw:line draw:style-name="gr2" draw:text-style-name="P2" draw:layer="layout" svg:x1="6.685cm" svg:y1="16.824cm" svg:x2="6.475cm" svg:y2="15.527cm">
              <text:p/>
            </draw:line>
            <draw:line draw:style-name="gr2" draw:text-style-name="P2" draw:layer="layout" svg:x1="6.504cm" svg:y1="16.933cm" svg:x2="6.488cm" svg:y2="15.508cm">
              <text:p/>
            </draw:line>
            <draw:line draw:style-name="gr2" draw:text-style-name="P2" draw:layer="layout" svg:x1="6.312cm" svg:y1="16.933cm" svg:x2="6.481cm" svg:y2="15.539cm">
              <text:p/>
            </draw:line>
            <draw:line draw:style-name="gr2" draw:text-style-name="P2" draw:layer="layout" svg:x1="6.63cm" svg:y1="16.963cm" svg:x2="6.481cm" svg:y2="15.505cm">
              <text:p/>
            </draw:line>
            <draw:line draw:style-name="gr2" draw:text-style-name="P2" draw:layer="layout" svg:x1="6.149cm" svg:y1="16.957cm" svg:x2="6.488cm" svg:y2="15.524cm">
              <text:p/>
            </draw:line>
          </draw:g>
          <draw:g>
            <draw:custom-shape draw:style-name="gr1" draw:text-style-name="P1" draw:layer="layout" svg:width="0.926cm" svg:height="0.239cm" svg:x="6.432cm" svg:y="17.08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673cm" svg:y1="17.194cm" svg:x2="6.92cm" svg:y2="15.818cm">
              <text:p/>
            </draw:line>
            <draw:line draw:style-name="gr2" draw:text-style-name="P2" draw:layer="layout" svg:x1="7.13cm" svg:y1="17.127cm" svg:x2="6.92cm" svg:y2="15.83cm">
              <text:p/>
            </draw:line>
            <draw:line draw:style-name="gr2" draw:text-style-name="P2" draw:layer="layout" svg:x1="6.949cm" svg:y1="17.236cm" svg:x2="6.933cm" svg:y2="15.811cm">
              <text:p/>
            </draw:line>
            <draw:line draw:style-name="gr2" draw:text-style-name="P2" draw:layer="layout" svg:x1="6.757cm" svg:y1="17.236cm" svg:x2="6.926cm" svg:y2="15.842cm">
              <text:p/>
            </draw:line>
            <draw:line draw:style-name="gr2" draw:text-style-name="P2" draw:layer="layout" svg:x1="7.075cm" svg:y1="17.266cm" svg:x2="6.926cm" svg:y2="15.808cm">
              <text:p/>
            </draw:line>
            <draw:line draw:style-name="gr2" draw:text-style-name="P2" draw:layer="layout" svg:x1="6.594cm" svg:y1="17.26cm" svg:x2="6.933cm" svg:y2="15.827cm">
              <text:p/>
            </draw:line>
          </draw:g>
          <draw:g>
            <draw:custom-shape draw:style-name="gr1" draw:text-style-name="P1" draw:layer="layout" svg:width="0.926cm" svg:height="0.239cm" svg:x="5.704cm" svg:y="17.08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945cm" svg:y1="17.191cm" svg:x2="6.192cm" svg:y2="15.815cm">
              <text:p/>
            </draw:line>
            <draw:line draw:style-name="gr2" draw:text-style-name="P2" draw:layer="layout" svg:x1="6.402cm" svg:y1="17.124cm" svg:x2="6.192cm" svg:y2="15.827cm">
              <text:p/>
            </draw:line>
            <draw:line draw:style-name="gr2" draw:text-style-name="P2" draw:layer="layout" svg:x1="6.221cm" svg:y1="17.233cm" svg:x2="6.205cm" svg:y2="15.808cm">
              <text:p/>
            </draw:line>
            <draw:line draw:style-name="gr2" draw:text-style-name="P2" draw:layer="layout" svg:x1="6.029cm" svg:y1="17.233cm" svg:x2="6.198cm" svg:y2="15.839cm">
              <text:p/>
            </draw:line>
            <draw:line draw:style-name="gr2" draw:text-style-name="P2" draw:layer="layout" svg:x1="6.347cm" svg:y1="17.263cm" svg:x2="6.198cm" svg:y2="15.805cm">
              <text:p/>
            </draw:line>
            <draw:line draw:style-name="gr2" draw:text-style-name="P2" draw:layer="layout" svg:x1="5.866cm" svg:y1="17.257cm" svg:x2="6.205cm" svg:y2="15.824cm">
              <text:p/>
            </draw:line>
          </draw:g>
        </draw:g>
        <draw:g>
          <draw:g>
            <draw:custom-shape draw:style-name="gr1" draw:text-style-name="P1" draw:layer="layout" svg:width="0.926cm" svg:height="0.239cm" svg:x="6.127cm" svg:y="17.4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368cm" svg:y1="17.535cm" svg:x2="6.615cm" svg:y2="16.159cm">
              <text:p/>
            </draw:line>
            <draw:line draw:style-name="gr2" draw:text-style-name="P2" draw:layer="layout" svg:x1="6.825cm" svg:y1="17.468cm" svg:x2="6.615cm" svg:y2="16.171cm">
              <text:p/>
            </draw:line>
            <draw:line draw:style-name="gr2" draw:text-style-name="P2" draw:layer="layout" svg:x1="6.644cm" svg:y1="17.577cm" svg:x2="6.628cm" svg:y2="16.152cm">
              <text:p/>
            </draw:line>
            <draw:line draw:style-name="gr2" draw:text-style-name="P2" draw:layer="layout" svg:x1="6.452cm" svg:y1="17.577cm" svg:x2="6.621cm" svg:y2="16.183cm">
              <text:p/>
            </draw:line>
            <draw:line draw:style-name="gr2" draw:text-style-name="P2" draw:layer="layout" svg:x1="6.77cm" svg:y1="17.607cm" svg:x2="6.621cm" svg:y2="16.149cm">
              <text:p/>
            </draw:line>
            <draw:line draw:style-name="gr2" draw:text-style-name="P2" draw:layer="layout" svg:x1="6.289cm" svg:y1="17.601cm" svg:x2="6.628cm" svg:y2="16.168cm">
              <text:p/>
            </draw:line>
          </draw:g>
          <draw:g>
            <draw:custom-shape draw:style-name="gr1" draw:text-style-name="P1" draw:layer="layout" svg:width="0.926cm" svg:height="0.239cm" svg:x="5.399cm" svg:y="17.42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64cm" svg:y1="17.532cm" svg:x2="5.887cm" svg:y2="16.156cm">
              <text:p/>
            </draw:line>
            <draw:line draw:style-name="gr2" draw:text-style-name="P2" draw:layer="layout" svg:x1="6.097cm" svg:y1="17.465cm" svg:x2="5.887cm" svg:y2="16.168cm">
              <text:p/>
            </draw:line>
            <draw:line draw:style-name="gr2" draw:text-style-name="P2" draw:layer="layout" svg:x1="5.916cm" svg:y1="17.574cm" svg:x2="5.9cm" svg:y2="16.149cm">
              <text:p/>
            </draw:line>
            <draw:line draw:style-name="gr2" draw:text-style-name="P2" draw:layer="layout" svg:x1="5.724cm" svg:y1="17.574cm" svg:x2="5.893cm" svg:y2="16.18cm">
              <text:p/>
            </draw:line>
            <draw:line draw:style-name="gr2" draw:text-style-name="P2" draw:layer="layout" svg:x1="6.042cm" svg:y1="17.604cm" svg:x2="5.893cm" svg:y2="16.146cm">
              <text:p/>
            </draw:line>
            <draw:line draw:style-name="gr2" draw:text-style-name="P2" draw:layer="layout" svg:x1="5.561cm" svg:y1="17.598cm" svg:x2="5.9cm" svg:y2="16.165cm">
              <text:p/>
            </draw:line>
          </draw:g>
          <draw:g>
            <draw:custom-shape draw:style-name="gr1" draw:text-style-name="P1" draw:layer="layout" svg:width="0.926cm" svg:height="0.239cm" svg:x="5.844cm" svg:y="17.7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6.085cm" svg:y1="17.835cm" svg:x2="6.332cm" svg:y2="16.459cm">
              <text:p/>
            </draw:line>
            <draw:line draw:style-name="gr2" draw:text-style-name="P2" draw:layer="layout" svg:x1="6.542cm" svg:y1="17.768cm" svg:x2="6.332cm" svg:y2="16.471cm">
              <text:p/>
            </draw:line>
            <draw:line draw:style-name="gr2" draw:text-style-name="P2" draw:layer="layout" svg:x1="6.361cm" svg:y1="17.877cm" svg:x2="6.345cm" svg:y2="16.452cm">
              <text:p/>
            </draw:line>
            <draw:line draw:style-name="gr2" draw:text-style-name="P2" draw:layer="layout" svg:x1="6.169cm" svg:y1="17.877cm" svg:x2="6.338cm" svg:y2="16.483cm">
              <text:p/>
            </draw:line>
            <draw:line draw:style-name="gr2" draw:text-style-name="P2" draw:layer="layout" svg:x1="6.487cm" svg:y1="17.907cm" svg:x2="6.338cm" svg:y2="16.449cm">
              <text:p/>
            </draw:line>
            <draw:line draw:style-name="gr2" draw:text-style-name="P2" draw:layer="layout" svg:x1="6.006cm" svg:y1="17.901cm" svg:x2="6.345cm" svg:y2="16.468cm">
              <text:p/>
            </draw:line>
          </draw:g>
          <draw:g>
            <draw:custom-shape draw:style-name="gr1" draw:text-style-name="P1" draw:layer="layout" svg:width="0.926cm" svg:height="0.239cm" svg:x="5.116cm" svg:y="17.72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357cm" svg:y1="17.832cm" svg:x2="5.604cm" svg:y2="16.456cm">
              <text:p/>
            </draw:line>
            <draw:line draw:style-name="gr2" draw:text-style-name="P2" draw:layer="layout" svg:x1="5.814cm" svg:y1="17.765cm" svg:x2="5.604cm" svg:y2="16.468cm">
              <text:p/>
            </draw:line>
            <draw:line draw:style-name="gr2" draw:text-style-name="P2" draw:layer="layout" svg:x1="5.633cm" svg:y1="17.874cm" svg:x2="5.617cm" svg:y2="16.449cm">
              <text:p/>
            </draw:line>
            <draw:line draw:style-name="gr2" draw:text-style-name="P2" draw:layer="layout" svg:x1="5.441cm" svg:y1="17.874cm" svg:x2="5.61cm" svg:y2="16.48cm">
              <text:p/>
            </draw:line>
            <draw:line draw:style-name="gr2" draw:text-style-name="P2" draw:layer="layout" svg:x1="5.759cm" svg:y1="17.904cm" svg:x2="5.61cm" svg:y2="16.446cm">
              <text:p/>
            </draw:line>
            <draw:line draw:style-name="gr2" draw:text-style-name="P2" draw:layer="layout" svg:x1="5.278cm" svg:y1="17.898cm" svg:x2="5.617cm" svg:y2="16.465cm">
              <text:p/>
            </draw:line>
          </draw:g>
        </draw:g>
        <draw:g>
          <draw:g>
            <draw:custom-shape draw:style-name="gr1" draw:text-style-name="P1" draw:layer="layout" svg:width="0.926cm" svg:height="0.239cm" svg:x="5.216cm" svg:y="16.78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457cm" svg:y1="16.895cm" svg:x2="5.704cm" svg:y2="15.519cm">
              <text:p/>
            </draw:line>
            <draw:line draw:style-name="gr2" draw:text-style-name="P2" draw:layer="layout" svg:x1="5.914cm" svg:y1="16.828cm" svg:x2="5.704cm" svg:y2="15.531cm">
              <text:p/>
            </draw:line>
            <draw:line draw:style-name="gr2" draw:text-style-name="P2" draw:layer="layout" svg:x1="5.733cm" svg:y1="16.937cm" svg:x2="5.717cm" svg:y2="15.512cm">
              <text:p/>
            </draw:line>
            <draw:line draw:style-name="gr2" draw:text-style-name="P2" draw:layer="layout" svg:x1="5.541cm" svg:y1="16.937cm" svg:x2="5.71cm" svg:y2="15.543cm">
              <text:p/>
            </draw:line>
            <draw:line draw:style-name="gr2" draw:text-style-name="P2" draw:layer="layout" svg:x1="5.859cm" svg:y1="16.967cm" svg:x2="5.71cm" svg:y2="15.509cm">
              <text:p/>
            </draw:line>
            <draw:line draw:style-name="gr2" draw:text-style-name="P2" draw:layer="layout" svg:x1="5.378cm" svg:y1="16.961cm" svg:x2="5.717cm" svg:y2="15.528cm">
              <text:p/>
            </draw:line>
          </draw:g>
          <draw:g>
            <draw:custom-shape draw:style-name="gr1" draw:text-style-name="P1" draw:layer="layout" svg:width="0.926cm" svg:height="0.239cm" svg:x="4.488cm" svg:y="16.7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729cm" svg:y1="16.892cm" svg:x2="4.976cm" svg:y2="15.516cm">
              <text:p/>
            </draw:line>
            <draw:line draw:style-name="gr2" draw:text-style-name="P2" draw:layer="layout" svg:x1="5.186cm" svg:y1="16.825cm" svg:x2="4.976cm" svg:y2="15.528cm">
              <text:p/>
            </draw:line>
            <draw:line draw:style-name="gr2" draw:text-style-name="P2" draw:layer="layout" svg:x1="5.005cm" svg:y1="16.934cm" svg:x2="4.989cm" svg:y2="15.509cm">
              <text:p/>
            </draw:line>
            <draw:line draw:style-name="gr2" draw:text-style-name="P2" draw:layer="layout" svg:x1="4.813cm" svg:y1="16.934cm" svg:x2="4.982cm" svg:y2="15.54cm">
              <text:p/>
            </draw:line>
            <draw:line draw:style-name="gr2" draw:text-style-name="P2" draw:layer="layout" svg:x1="5.131cm" svg:y1="16.964cm" svg:x2="4.982cm" svg:y2="15.506cm">
              <text:p/>
            </draw:line>
            <draw:line draw:style-name="gr2" draw:text-style-name="P2" draw:layer="layout" svg:x1="4.65cm" svg:y1="16.958cm" svg:x2="4.989cm" svg:y2="15.525cm">
              <text:p/>
            </draw:line>
          </draw:g>
          <draw:g>
            <draw:custom-shape draw:style-name="gr1" draw:text-style-name="P1" draw:layer="layout" svg:width="0.926cm" svg:height="0.239cm" svg:x="4.933cm" svg:y="17.08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5.174cm" svg:y1="17.195cm" svg:x2="5.421cm" svg:y2="15.819cm">
              <text:p/>
            </draw:line>
            <draw:line draw:style-name="gr2" draw:text-style-name="P2" draw:layer="layout" svg:x1="5.631cm" svg:y1="17.128cm" svg:x2="5.421cm" svg:y2="15.831cm">
              <text:p/>
            </draw:line>
            <draw:line draw:style-name="gr2" draw:text-style-name="P2" draw:layer="layout" svg:x1="5.45cm" svg:y1="17.237cm" svg:x2="5.434cm" svg:y2="15.812cm">
              <text:p/>
            </draw:line>
            <draw:line draw:style-name="gr2" draw:text-style-name="P2" draw:layer="layout" svg:x1="5.258cm" svg:y1="17.237cm" svg:x2="5.427cm" svg:y2="15.843cm">
              <text:p/>
            </draw:line>
            <draw:line draw:style-name="gr2" draw:text-style-name="P2" draw:layer="layout" svg:x1="5.576cm" svg:y1="17.267cm" svg:x2="5.427cm" svg:y2="15.809cm">
              <text:p/>
            </draw:line>
            <draw:line draw:style-name="gr2" draw:text-style-name="P2" draw:layer="layout" svg:x1="5.095cm" svg:y1="17.261cm" svg:x2="5.434cm" svg:y2="15.828cm">
              <text:p/>
            </draw:line>
          </draw:g>
          <draw:g>
            <draw:custom-shape draw:style-name="gr1" draw:text-style-name="P1" draw:layer="layout" svg:width="0.926cm" svg:height="0.239cm" svg:x="4.205cm" svg:y="17.0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446cm" svg:y1="17.192cm" svg:x2="4.693cm" svg:y2="15.816cm">
              <text:p/>
            </draw:line>
            <draw:line draw:style-name="gr2" draw:text-style-name="P2" draw:layer="layout" svg:x1="4.903cm" svg:y1="17.125cm" svg:x2="4.693cm" svg:y2="15.828cm">
              <text:p/>
            </draw:line>
            <draw:line draw:style-name="gr2" draw:text-style-name="P2" draw:layer="layout" svg:x1="4.722cm" svg:y1="17.234cm" svg:x2="4.706cm" svg:y2="15.809cm">
              <text:p/>
            </draw:line>
            <draw:line draw:style-name="gr2" draw:text-style-name="P2" draw:layer="layout" svg:x1="4.53cm" svg:y1="17.234cm" svg:x2="4.699cm" svg:y2="15.84cm">
              <text:p/>
            </draw:line>
            <draw:line draw:style-name="gr2" draw:text-style-name="P2" draw:layer="layout" svg:x1="4.848cm" svg:y1="17.264cm" svg:x2="4.699cm" svg:y2="15.806cm">
              <text:p/>
            </draw:line>
            <draw:line draw:style-name="gr2" draw:text-style-name="P2" draw:layer="layout" svg:x1="4.367cm" svg:y1="17.258cm" svg:x2="4.706cm" svg:y2="15.825cm">
              <text:p/>
            </draw:line>
          </draw:g>
        </draw:g>
        <draw:g>
          <draw:g>
            <draw:custom-shape draw:style-name="gr1" draw:text-style-name="P1" draw:layer="layout" svg:width="0.926cm" svg:height="0.239cm" svg:x="4.628cm" svg:y="17.42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869cm" svg:y1="17.536cm" svg:x2="5.116cm" svg:y2="16.16cm">
              <text:p/>
            </draw:line>
            <draw:line draw:style-name="gr2" draw:text-style-name="P2" draw:layer="layout" svg:x1="5.326cm" svg:y1="17.469cm" svg:x2="5.116cm" svg:y2="16.172cm">
              <text:p/>
            </draw:line>
            <draw:line draw:style-name="gr2" draw:text-style-name="P2" draw:layer="layout" svg:x1="5.145cm" svg:y1="17.578cm" svg:x2="5.129cm" svg:y2="16.153cm">
              <text:p/>
            </draw:line>
            <draw:line draw:style-name="gr2" draw:text-style-name="P2" draw:layer="layout" svg:x1="4.953cm" svg:y1="17.578cm" svg:x2="5.122cm" svg:y2="16.184cm">
              <text:p/>
            </draw:line>
            <draw:line draw:style-name="gr2" draw:text-style-name="P2" draw:layer="layout" svg:x1="5.271cm" svg:y1="17.608cm" svg:x2="5.122cm" svg:y2="16.15cm">
              <text:p/>
            </draw:line>
            <draw:line draw:style-name="gr2" draw:text-style-name="P2" draw:layer="layout" svg:x1="4.79cm" svg:y1="17.602cm" svg:x2="5.129cm" svg:y2="16.169cm">
              <text:p/>
            </draw:line>
          </draw:g>
          <draw:g>
            <draw:custom-shape draw:style-name="gr1" draw:text-style-name="P1" draw:layer="layout" svg:width="0.926cm" svg:height="0.239cm" svg:x="3.9cm" svg:y="17.42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141cm" svg:y1="17.533cm" svg:x2="4.388cm" svg:y2="16.157cm">
              <text:p/>
            </draw:line>
            <draw:line draw:style-name="gr2" draw:text-style-name="P2" draw:layer="layout" svg:x1="4.598cm" svg:y1="17.466cm" svg:x2="4.388cm" svg:y2="16.169cm">
              <text:p/>
            </draw:line>
            <draw:line draw:style-name="gr2" draw:text-style-name="P2" draw:layer="layout" svg:x1="4.417cm" svg:y1="17.575cm" svg:x2="4.401cm" svg:y2="16.15cm">
              <text:p/>
            </draw:line>
            <draw:line draw:style-name="gr2" draw:text-style-name="P2" draw:layer="layout" svg:x1="4.225cm" svg:y1="17.575cm" svg:x2="4.394cm" svg:y2="16.181cm">
              <text:p/>
            </draw:line>
            <draw:line draw:style-name="gr2" draw:text-style-name="P2" draw:layer="layout" svg:x1="4.543cm" svg:y1="17.605cm" svg:x2="4.394cm" svg:y2="16.147cm">
              <text:p/>
            </draw:line>
            <draw:line draw:style-name="gr2" draw:text-style-name="P2" draw:layer="layout" svg:x1="4.062cm" svg:y1="17.599cm" svg:x2="4.401cm" svg:y2="16.166cm">
              <text:p/>
            </draw:line>
          </draw:g>
          <draw:g>
            <draw:custom-shape draw:style-name="gr1" draw:text-style-name="P1" draw:layer="layout" svg:width="0.926cm" svg:height="0.239cm" svg:x="4.345cm" svg:y="17.72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4.586cm" svg:y1="17.836cm" svg:x2="4.833cm" svg:y2="16.46cm">
              <text:p/>
            </draw:line>
            <draw:line draw:style-name="gr2" draw:text-style-name="P2" draw:layer="layout" svg:x1="5.043cm" svg:y1="17.769cm" svg:x2="4.833cm" svg:y2="16.472cm">
              <text:p/>
            </draw:line>
            <draw:line draw:style-name="gr2" draw:text-style-name="P2" draw:layer="layout" svg:x1="4.862cm" svg:y1="17.878cm" svg:x2="4.846cm" svg:y2="16.453cm">
              <text:p/>
            </draw:line>
            <draw:line draw:style-name="gr2" draw:text-style-name="P2" draw:layer="layout" svg:x1="4.67cm" svg:y1="17.878cm" svg:x2="4.839cm" svg:y2="16.484cm">
              <text:p/>
            </draw:line>
            <draw:line draw:style-name="gr2" draw:text-style-name="P2" draw:layer="layout" svg:x1="4.988cm" svg:y1="17.908cm" svg:x2="4.839cm" svg:y2="16.45cm">
              <text:p/>
            </draw:line>
            <draw:line draw:style-name="gr2" draw:text-style-name="P2" draw:layer="layout" svg:x1="4.507cm" svg:y1="17.902cm" svg:x2="4.846cm" svg:y2="16.469cm">
              <text:p/>
            </draw:line>
          </draw:g>
          <draw:g>
            <draw:custom-shape draw:style-name="gr1" draw:text-style-name="P1" draw:layer="layout" svg:width="0.926cm" svg:height="0.239cm" svg:x="3.617cm" svg:y="17.72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2" draw:text-style-name="P2" draw:layer="layout" svg:x1="3.858cm" svg:y1="17.833cm" svg:x2="4.105cm" svg:y2="16.457cm">
              <text:p/>
            </draw:line>
            <draw:line draw:style-name="gr2" draw:text-style-name="P2" draw:layer="layout" svg:x1="4.315cm" svg:y1="17.766cm" svg:x2="4.105cm" svg:y2="16.469cm">
              <text:p/>
            </draw:line>
            <draw:line draw:style-name="gr2" draw:text-style-name="P2" draw:layer="layout" svg:x1="4.134cm" svg:y1="17.875cm" svg:x2="4.118cm" svg:y2="16.45cm">
              <text:p/>
            </draw:line>
            <draw:line draw:style-name="gr2" draw:text-style-name="P2" draw:layer="layout" svg:x1="3.942cm" svg:y1="17.875cm" svg:x2="4.111cm" svg:y2="16.481cm">
              <text:p/>
            </draw:line>
            <draw:line draw:style-name="gr2" draw:text-style-name="P2" draw:layer="layout" svg:x1="4.26cm" svg:y1="17.905cm" svg:x2="4.111cm" svg:y2="16.447cm">
              <text:p/>
            </draw:line>
            <draw:line draw:style-name="gr2" draw:text-style-name="P2" draw:layer="layout" svg:x1="3.779cm" svg:y1="17.899cm" svg:x2="4.118cm" svg:y2="16.466cm">
              <text:p/>
            </draw:line>
          </draw:g>
        </draw:g>
        <draw:frame draw:style-name="gr3" draw:text-style-name="P4" draw:layer="layout" svg:width="2.2cm" svg:height="0.967cm" svg:x="8.9cm" svg:y="10.043cm">
          <draw:text-box>
            <text:p text:style-name="P3"><text:span text:style-name="T1">Level 2</text:span></text:p>
          </draw:text-box>
        </draw:frame>
        <draw:custom-shape draw:style-name="gr1" draw:text-style-name="P1" draw:layer="layout" svg:width="0.926cm" svg:height="0.239cm" svg:x="12.845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576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601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332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2.601cm" svg:y="10.1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2.244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2.975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2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2.731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2cm" svg:y="10.8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545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276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301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032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4.301cm" svg:y="10.1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3.944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4.675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3.7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4.431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3.7cm" svg:y="10.8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1.645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376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1.401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132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1.401cm" svg:y="11.5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1.044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1.775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0.8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1.531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0.8cm" svg:y="12.2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345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076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926cm" svg:height="0.24cm" svg:x="13.101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832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1.9cm" svg:height="0.5cm" svg:x="13.101cm" svg:y="11.5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744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475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2.5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3.231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2.5cm" svg:y="12.2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343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074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099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83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6.099cm" svg:y="10.1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5.742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6.473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5.498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6.229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5.498cm" svg:y="10.8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8.043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8.774cm" svg:y="13.7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799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8.53cm" svg:y="14.0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7.799cm" svg:y="10.1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442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8.173cm" svg:y="14.4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198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929cm" svg:y="14.7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7.198cm" svg:y="10.8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5.143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5.874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4.899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5.63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4.899cm" svg:y="11.5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4.542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5.273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4.298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5.029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4.298cm" svg:y="12.2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843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574cm" svg:y="15.1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599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33cm" svg:y="15.4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6.599cm" svg:y="11.5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242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973cm" svg:y="15.8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998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729cm" svg:y="16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5.998cm" svg:y="12.2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7" draw:text-style-name="P2" draw:layer="layout" svg:width="4.544cm" svg:height="1.243cm" draw:transform="rotate (-3.10720966732551) translate (18.7427804945178cm 11.586744061079cm)" svg:viewBox="0 0 4545 1244" svg:d="M0 1244c2902 0 4545-1244 4545-1244">
          <text:p/>
        </draw:path>
        <draw:path draw:style-name="gr7" draw:text-style-name="P2" draw:layer="layout" svg:width="2.828cm" svg:height="1.24cm" draw:transform="skewX (0.0336848545634906) rotate (-3.08626571630157) translate (17.0268738957582cm 11.5845487104198cm)" svg:viewBox="0 0 2829 1241" svg:d="M0 1241c1806 0 2829-1241 2829-1241">
          <text:p/>
        </draw:path>
        <draw:path draw:style-name="gr7" draw:text-style-name="P2" draw:layer="layout" svg:width="1.016cm" svg:height="1.225cm" draw:transform="skewX (0.146782190092723) rotate (-2.9869564818631) translate (15.2097342786711cm 11.5823813699624cm)" svg:viewBox="0 0 1017 1226" svg:d="M0 1226c649 0 1017-1226 1017-1226">
          <text:p/>
        </draw:path>
        <draw:path draw:style-name="gr7" draw:text-style-name="P2" draw:layer="layout" svg:width="0.631cm" svg:height="1.198cm" draw:transform="skewX (-0.2460914245312) rotate (2.89078884007821) translate (14.206cm 11.736cm)" svg:viewBox="0 0 632 1199" svg:d="M632 1199c-518-360-632-1199-632-1199">
          <text:p/>
        </draw:path>
        <draw:path draw:style-name="gr7" draw:text-style-name="P2" draw:layer="layout" svg:width="3.935cm" svg:height="0.62cm" draw:transform="skewX (-0.0399680398706702) rotate (-3.12187043304226) translate (18.1370747767337cm 11.6633815234722cm)" svg:viewBox="0 0 3936 621" svg:d="M0 621c2513 0 3936-621 3936-621">
          <text:p/>
        </draw:path>
        <draw:path draw:style-name="gr7" draw:text-style-name="P2" draw:layer="layout" svg:width="3.405cm" svg:height="0.133cm" draw:transform="skewX (1.46014245221846) translate (15.303187159166cm 11.6086216694484cm)" svg:viewBox="0 0 3406 134" svg:d="M3406 134c-4200-300-3332-4-3332-4">
          <text:p/>
        </draw:path>
        <draw:path draw:style-name="gr7" draw:text-style-name="P2" draw:layer="layout" svg:width="2.823cm" svg:height="0.705cm" draw:transform="skewX (0.0438077642250577) translate (14.207cm 11.737cm)" svg:viewBox="0 0 2824 706" svg:d="M2824 706c-731-700-2824-706-2824-706">
          <text:p/>
        </draw:path>
        <draw:path draw:style-name="gr7" draw:text-style-name="P2" draw:layer="layout" svg:width="2.732cm" svg:height="0.908cm" draw:transform="rotate (-3.10720966732551) translate (16.3311652398352cm 15.4490573608138cm)" svg:viewBox="0 0 2733 909" svg:d="M0 907c1499 51 2733-907 2733-907">
          <text:p/>
        </draw:path>
        <draw:path draw:style-name="gr7" draw:text-style-name="P2" draw:layer="layout" svg:width="3.329cm" svg:height="0.884cm" draw:transform="rotate (-3.10720966732551) translate (16.9303555012233cm 15.4255160810578cm)" svg:viewBox="0 0 3330 885" svg:d="M0 883c1499 52 3330-883 3330-883">
          <text:p/>
        </draw:path>
        <draw:path draw:style-name="gr7" draw:text-style-name="P2" draw:layer="layout" svg:width="3.116cm" svg:height="0.591cm" draw:transform="rotate (-3.10720966732551) translate (16.7202542669343cm 15.4318460265591cm)" svg:viewBox="0 0 3117 592" svg:d="M0 589c1499 52 3117-589 3117-589">
          <text:p/>
        </draw:path>
        <draw:path draw:style-name="gr7" draw:text-style-name="P2" draw:layer="layout" svg:width="2.413cm" svg:height="0.613cm" draw:transform="rotate (-3.10720966732551) translate (16.0210163070894cm 15.4540005838603cm)" svg:viewBox="0 0 2414 614" svg:d="M0 611c1499 52 2414-611 2414-611">
          <text:p/>
        </draw:path>
        <draw:path draw:style-name="gr7" draw:text-style-name="P2" draw:layer="layout" svg:width="2.098cm" svg:height="0.226cm" draw:transform="rotate (-3.10720966732551) translate (15.7075621181251cm 15.4628511170398cm)" svg:viewBox="0 0 2099 227" svg:d="M0 220c1499 52 2099-220 2099-220">
          <text:p/>
        </draw:path>
        <draw:path draw:style-name="gr7" draw:text-style-name="P2" draw:layer="layout" svg:width="2.694cm" svg:height="0.203cm" draw:transform="rotate (-3.10720966732551) translate (16.3067879171317cm 15.4403430114545cm)" svg:viewBox="0 0 2695 204" svg:d="M0 197c1499 52 2695-197 2695-197">
          <text:p/>
        </draw:path>
        <draw:path draw:style-name="gr7" draw:text-style-name="P2" draw:layer="layout" svg:width="2.481cm" svg:height="0.174cm" draw:transform="rotate (-3.10720966732551) translate (16.1cm 15.543cm)" svg:viewBox="0 0 2482 175" svg:d="M0 0c889 331 2482 92 2482 92">
          <text:p/>
        </draw:path>
        <draw:path draw:style-name="gr7" draw:text-style-name="P2" draw:layer="layout" svg:width="1.78cm" svg:height="0.08cm" draw:transform="rotate (-3.10720966732551) translate (15.4cm 15.543cm)" svg:viewBox="0 0 1781 81" svg:d="M0 0c596 121 1781 70 1781 70">
          <text:p/>
        </draw:path>
        <draw:path draw:style-name="gr7" draw:text-style-name="P2" draw:layer="layout" svg:width="1.463cm" svg:height="0.456cm" draw:transform="rotate (-3.10720966732551) translate (15.1cm 15.943cm)" svg:viewBox="0 0 1464 457" svg:d="M0 0c389 314 1464 457 1464 457">
          <text:p/>
        </draw:path>
        <draw:path draw:style-name="gr7" draw:text-style-name="P2" draw:layer="layout" svg:width="2.159cm" svg:height="0.488cm" draw:transform="rotate (-3.10720966732551) translate (15.8cm 15.943cm)" svg:viewBox="0 0 2160 489" svg:d="M0 0c389 314 2160 489 2160 489">
          <text:p/>
        </draw:path>
        <draw:path draw:style-name="gr7" draw:text-style-name="P2" draw:layer="layout" svg:width="1.847cm" svg:height="0.787cm" draw:transform="rotate (-3.10720966732551) translate (15.5cm 16.243cm)" svg:viewBox="0 0 1848 788" svg:d="M0 0c389 314 1848 788 1848 788">
          <text:p/>
        </draw:path>
        <draw:path draw:style-name="gr7" draw:text-style-name="P2" draw:layer="layout" svg:width="1.144cm" svg:height="0.762cm" draw:transform="rotate (-3.10720966732551) translate (14.8cm 16.243cm)" svg:viewBox="0 0 1145 763" svg:d="M0 0c286 410 1145 763 1145 763">
          <text:p/>
        </draw:path>
        <draw:path draw:style-name="gr7" draw:text-style-name="P2" draw:layer="layout" svg:width="0.049cm" svg:height="0.621cm" draw:transform="rotate (-3.10720966732551) translate (13.7029364574955cm 16.1428989960172cm)" svg:viewBox="0 0 50 622" svg:d="M3 0c-17 500 47 622 47 622">
          <text:p/>
        </draw:path>
        <draw:path draw:style-name="gr7" draw:text-style-name="P2" draw:layer="layout" svg:width="0.656cm" svg:height="0.694cm" draw:transform="rotate (-3.10720966732551) translate (13.6568851451098cm 16.2204054226841cm)" svg:viewBox="0 0 657 695" svg:d="M657 0c-17 500-657 695-657 695">
          <text:p/>
        </draw:path>
        <draw:path draw:style-name="gr7" draw:text-style-name="P2" draw:layer="layout" svg:width="1.755cm" svg:height="0.653cm" draw:transform="rotate (-3.10720966732551) translate (13.6544833627938cm 16.1826518397696cm)" svg:viewBox="0 0 1756 654" svg:d="M1756 0c-421 586-1756 654-1756 654">
          <text:p/>
        </draw:path>
        <draw:path draw:style-name="gr7" draw:text-style-name="P2" draw:layer="layout" svg:width="2.452cm" svg:height="0.637cm" draw:transform="rotate (-3.10720966732551) translate (13.6519333666257cm 16.1586619715973cm)" svg:viewBox="0 0 2453 638" svg:d="M2453 0c-420 586-2453 638-2453 638">
          <text:p/>
        </draw:path>
        <draw:path draw:style-name="gr7" draw:text-style-name="P2" draw:layer="layout" svg:width="2.141cm" svg:height="0.398cm" draw:transform="rotate (-3.10720966732551) translate (13.6403270378485cm 15.8693801516933cm)" svg:viewBox="0 0 2142 399" svg:d="M2142 0c-721 576-2142 359-2142 359">
          <text:p/>
        </draw:path>
        <draw:path draw:style-name="gr7" draw:text-style-name="P2" draw:layer="layout" svg:width="1.825cm" svg:height="0.267cm" draw:transform="rotate (-3.10720966732551) translate (13.626cm 15.503cm)" svg:viewBox="0 0 1826 268" svg:d="M1826 23c-1020 565-1826-23-1826-23">
          <text:p/>
        </draw:path>
        <draw:path draw:style-name="gr7" draw:text-style-name="P2" draw:layer="layout" svg:width="1.514cm" svg:height="0.358cm" draw:transform="rotate (-3.10720966732551) translate (13.624cm 15.481cm)" svg:viewBox="0 0 1515 359" svg:d="M1515 290c-1210 259-1515-290-1515-290">
          <text:p/>
        </draw:path>
        <draw:path draw:style-name="gr7" draw:text-style-name="P2" draw:layer="layout" svg:width="1.199cm" svg:height="0.662cm" draw:transform="rotate (-3.10720966732551) translate (13.622cm 15.464cm)" svg:viewBox="0 0 1200 663" svg:d="M1200 663c-796-128-1200-663-1200-663">
          <text:p/>
        </draw:path>
        <draw:path draw:style-name="gr7" draw:text-style-name="P2" draw:layer="layout" svg:width="0.397cm" svg:height="0.632cm" draw:transform="rotate (-3.10720966732551) translate (13.62cm 15.462cm)" svg:viewBox="0 0 398 633" svg:d="M398 633c-296-110-398-633-398-633">
          <text:p/>
        </draw:path>
        <draw:path draw:style-name="gr7" draw:text-style-name="P2" draw:layer="layout" svg:width="0.187cm" svg:height="0.923cm" draw:transform="rotate (-3.10720966732551) translate (13.6200469376786cm 15.4599983855062cm)" svg:viewBox="0 0 188 924" svg:d="M188 924c-196-107-188-924-188-924">
          <text:p/>
        </draw:path>
        <draw:path draw:style-name="gr7" draw:text-style-name="P2" draw:layer="layout" svg:width="0.899cm" svg:height="0.945cm" draw:transform="rotate (-3.10720966732551) translate (13.632cm 15.458cm)" svg:viewBox="0 0 900 946" svg:d="M900 946c-196-106-900-946-900-946">
          <text:p/>
        </draw:path>
        <draw:path draw:style-name="gr7" draw:text-style-name="P2" draw:layer="layout" svg:width="0.801cm" svg:height="0.885cm" draw:transform="rotate (-3.10720966732551) translate (14.4304558225307cm 15.428432691343cm)" svg:viewBox="0 0 802 886" svg:d="M0 886c403-86 802-886 802-886">
          <text:p/>
        </draw:path>
        <draw:path draw:style-name="gr7" draw:text-style-name="P2" draw:layer="layout" svg:width="0.588cm" svg:height="0.591cm" draw:transform="rotate (-3.10720966732551) translate (14.2203545882417cm 15.4347626368443cm)" svg:viewBox="0 0 589 592" svg:d="M0 592c403-86 589-592 589-592">
          <text:p/>
        </draw:path>
        <draw:path draw:style-name="gr7" draw:text-style-name="P2" draw:layer="layout" svg:width="1.284cm" svg:height="0.565cm" draw:transform="rotate (-3.10720966732551) translate (14.9194622148523cm 15.4088189418061cm)" svg:viewBox="0 0 1285 566" svg:d="M0 566c403-86 1285-566 1285-566">
          <text:p/>
        </draw:path>
        <draw:path draw:style-name="gr7" draw:text-style-name="P2" draw:layer="layout" svg:width="1.491cm" svg:height="0.856cm" draw:transform="rotate (-3.10720966732551) translate (15.1294674718015cm 15.3996986768439cm)" svg:viewBox="0 0 1492 857" svg:d="M0 857c403-86 1492-857 1492-857">
          <text:p/>
        </draw:path>
        <draw:custom-shape draw:style-name="gr1" draw:text-style-name="P1" draw:layer="layout" svg:width="0.926cm" svg:height="0.239cm" svg:x="12.545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276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301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032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1.944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675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1.7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431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245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976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001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732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644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375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4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131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1.345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2.076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1.101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4cm" svg:x="11.832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0.744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1.475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0.5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1.231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3.045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926cm" svg:height="0.24cm" svg:x="12.801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4cm" svg:x="13.532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2.444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3.175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2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931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043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774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799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53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442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173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198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929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743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8.474cm" svg:y="18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499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8.23cm" svg:y="18.5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142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873cm" svg:y="18.9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898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629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843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574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599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33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242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973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998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729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543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274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299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03cm" svg:y="19.9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942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673cm" svg:y="20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698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429cm" svg:y="20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3.777cm" svg:y="19.6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7" draw:text-style-name="P2" draw:layer="layout" svg:width="1.109cm" svg:height="0.263cm" draw:transform="rotate (-3.10720966732551) translate (14.3090068720021cm 20.004853998831cm)" svg:viewBox="0 0 1110 264" svg:d="M0 262c800 28 1110-262 1110-262">
          <text:p/>
        </draw:path>
        <draw:path draw:style-name="gr7" draw:text-style-name="P2" draw:layer="layout" svg:width="0.306cm" svg:height="0.287cm" draw:transform="rotate (-3.10720966732551) translate (13.5098870845532cm 20.030444145585cm)" svg:viewBox="0 0 307 288" svg:d="M0 288c203-93 307-288 307-288">
          <text:p/>
        </draw:path>
        <draw:path draw:style-name="gr7" draw:text-style-name="P2" draw:layer="layout" svg:width="0.792cm" svg:height="0.056cm" draw:transform="rotate (-3.10720966732551) translate (14cm 20.043cm)" svg:viewBox="0 0 793 57" svg:d="M0 0c196 107 793 31 793 31">
          <text:p/>
        </draw:path>
        <draw:path draw:style-name="gr7" draw:text-style-name="P2" draw:layer="layout" svg:width="0.477cm" svg:height="0.42cm" draw:transform="rotate (-3.10720966732551) translate (13.7cm 20.443cm)" svg:viewBox="0 0 478 421" svg:d="M0 0c90 303 478 421 478 421">
          <text:p/>
        </draw:path>
        <draw:path draw:style-name="gr7" draw:text-style-name="P2" draw:layer="layout" svg:width="0.324cm" svg:height="0.389cm" draw:transform="rotate (-3.10720966732551) translate (13.2244091975541cm 20.4318414454937cm)" svg:viewBox="0 0 325 390" svg:d="M325 0c-11 300-325 390-325 390">
          <text:p/>
        </draw:path>
        <draw:path draw:style-name="gr7" draw:text-style-name="P2" draw:layer="layout" svg:width="1.321cm" svg:height="0.352cm" draw:transform="rotate (-3.10720966732551) translate (13.2211267693581cm 20.3975578079265cm)" svg:viewBox="0 0 1322 353" svg:d="M1322 0c-410 286-1322 353-1322 353">
          <text:p/>
        </draw:path>
        <draw:path draw:style-name="gr7" draw:text-style-name="P2" draw:layer="layout" svg:width="1.006cm" svg:height="0.1cm" draw:transform="rotate (-3.10720966732551) translate (13.207cm 20.038cm)" svg:viewBox="0 0 1007 101" svg:d="M1007 30c-707 175-1007-30-1007-30">
          <text:p/>
        </draw:path>
        <draw:path draw:style-name="gr7" draw:text-style-name="P2" draw:layer="layout" svg:width="0.694cm" svg:height="0.306cm" draw:transform="rotate (-3.10720966732551) translate (13.2050008422208cm 20.0259999710305cm)" svg:viewBox="0 0 695 307" svg:d="M695 307c-700-24-695-307-695-307">
          <text:p/>
        </draw:path>
        <draw:frame draw:style-name="gr9" draw:text-style-name="P8" draw:layer="layout" svg:width="9.275cm" svg:height="1.673cm" svg:x="10.497cm" svg:y="16.543cm">
          <draw:text-box>
            <text:p text:style-name="P3"><text:span text:style-name="T2">(e) Transfer Pass/M2L (partial)</text:span></text:p>
          </draw:text-box>
        </draw:frame>
        <draw:frame draw:style-name="gr9" draw:text-style-name="P8" draw:layer="layout" svg:width="9.78cm" svg:height="1.673cm" svg:x="10.2cm" svg:y="21.143cm">
          <draw:text-box>
            <text:p text:style-name="P3"><text:span text:style-name="T2">(f) Direct Pass/P2P (partial)</text:span></text:p>
          </draw:text-box>
        </draw:frame>
        <draw:g>
          <draw:g>
            <draw:custom-shape draw:style-name="gr10" draw:text-style-name="P3" draw:layer="layout" svg:width="0.926cm" svg:height="0.239cm" svg:x="2.519cm" svg:y="13.9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3.25cm" svg:y="13.9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.275cm" svg:y="14.19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3.006cm" svg:y="14.19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2.73cm" svg:y1="14.343cm" svg:x2="3.222cm" svg:y2="10.592cm">
              <text:p/>
            </draw:line>
            <draw:line draw:style-name="gr11" draw:text-style-name="P2" draw:layer="layout" svg:x1="3.471cm" svg:y1="14.343cm" svg:x2="3.229cm" svg:y2="10.593cm">
              <text:p/>
            </draw:line>
            <draw:line draw:style-name="gr11" draw:text-style-name="P2" draw:layer="layout" svg:x1="3.696cm" svg:y1="14.078cm" svg:x2="3.213cm" svg:y2="10.594cm">
              <text:p/>
            </draw:line>
            <draw:line draw:style-name="gr11" draw:text-style-name="P2" draw:layer="layout" svg:x1="2.982cm" svg:y1="14.078cm" svg:x2="3.208cm" svg:y2="10.595cm">
              <text:p/>
            </draw:line>
            <draw:custom-shape draw:style-name="gr10" draw:text-style-name="P3" draw:layer="layout" svg:width="1.9cm" svg:height="0.5cm" svg:x="2.275cm" svg:y="10.30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4.02cm" svg:y="13.9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4.751cm" svg:y="13.9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3.776cm" svg:y="14.19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4.507cm" svg:y="14.19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4.231cm" svg:y1="14.344cm" svg:x2="4.723cm" svg:y2="10.593cm">
              <text:p/>
            </draw:line>
            <draw:line draw:style-name="gr11" draw:text-style-name="P2" draw:layer="layout" svg:x1="4.972cm" svg:y1="14.344cm" svg:x2="4.73cm" svg:y2="10.594cm">
              <text:p/>
            </draw:line>
            <draw:line draw:style-name="gr11" draw:text-style-name="P2" draw:layer="layout" svg:x1="5.197cm" svg:y1="14.079cm" svg:x2="4.714cm" svg:y2="10.595cm">
              <text:p/>
            </draw:line>
            <draw:line draw:style-name="gr11" draw:text-style-name="P2" draw:layer="layout" svg:x1="4.483cm" svg:y1="14.079cm" svg:x2="4.709cm" svg:y2="10.596cm">
              <text:p/>
            </draw:line>
            <draw:custom-shape draw:style-name="gr10" draw:text-style-name="P3" draw:layer="layout" svg:width="1.9cm" svg:height="0.5cm" svg:x="3.776cm" svg:y="10.3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5.665cm" svg:y="13.9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6.396cm" svg:y="13.9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5.421cm" svg:y="14.2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6.152cm" svg:y="14.2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5.876cm" svg:y1="14.357cm" svg:x2="6.368cm" svg:y2="10.606cm">
              <text:p/>
            </draw:line>
            <draw:line draw:style-name="gr11" draw:text-style-name="P2" draw:layer="layout" svg:x1="6.617cm" svg:y1="14.357cm" svg:x2="6.375cm" svg:y2="10.607cm">
              <text:p/>
            </draw:line>
            <draw:line draw:style-name="gr11" draw:text-style-name="P2" draw:layer="layout" svg:x1="6.842cm" svg:y1="14.092cm" svg:x2="6.359cm" svg:y2="10.608cm">
              <text:p/>
            </draw:line>
            <draw:line draw:style-name="gr11" draw:text-style-name="P2" draw:layer="layout" svg:x1="6.128cm" svg:y1="14.092cm" svg:x2="6.354cm" svg:y2="10.609cm">
              <text:p/>
            </draw:line>
            <draw:custom-shape draw:style-name="gr10" draw:text-style-name="P3" draw:layer="layout" svg:width="1.9cm" svg:height="0.5cm" svg:x="5.421cm" svg:y="10.31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7.166cm" svg:y="13.9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7.897cm" svg:y="13.9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6.922cm" svg:y="14.2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7.653cm" svg:y="14.2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7.377cm" svg:y1="14.358cm" svg:x2="7.869cm" svg:y2="10.607cm">
              <text:p/>
            </draw:line>
            <draw:line draw:style-name="gr11" draw:text-style-name="P2" draw:layer="layout" svg:x1="8.118cm" svg:y1="14.358cm" svg:x2="7.876cm" svg:y2="10.608cm">
              <text:p/>
            </draw:line>
            <draw:line draw:style-name="gr11" draw:text-style-name="P2" draw:layer="layout" svg:x1="8.343cm" svg:y1="14.093cm" svg:x2="7.86cm" svg:y2="10.609cm">
              <text:p/>
            </draw:line>
            <draw:line draw:style-name="gr11" draw:text-style-name="P2" draw:layer="layout" svg:x1="7.629cm" svg:y1="14.093cm" svg:x2="7.855cm" svg:y2="10.61cm">
              <text:p/>
            </draw:line>
            <draw:custom-shape draw:style-name="gr10" draw:text-style-name="P3" draw:layer="layout" svg:width="1.9cm" svg:height="0.5cm" svg:x="6.922cm" svg:y="10.3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1.96cm" svg:y="14.5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.691cm" svg:y="14.5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1.716cm" svg:y="14.8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.447cm" svg:y="14.8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2.171cm" svg:y1="14.957cm" svg:x2="2.663cm" svg:y2="11.206cm">
              <text:p/>
            </draw:line>
            <draw:line draw:style-name="gr11" draw:text-style-name="P2" draw:layer="layout" svg:x1="2.912cm" svg:y1="14.957cm" svg:x2="2.67cm" svg:y2="11.207cm">
              <text:p/>
            </draw:line>
            <draw:line draw:style-name="gr11" draw:text-style-name="P2" draw:layer="layout" svg:x1="3.137cm" svg:y1="14.692cm" svg:x2="2.654cm" svg:y2="11.208cm">
              <text:p/>
            </draw:line>
            <draw:line draw:style-name="gr11" draw:text-style-name="P2" draw:layer="layout" svg:x1="2.423cm" svg:y1="14.692cm" svg:x2="2.649cm" svg:y2="11.209cm">
              <text:p/>
            </draw:line>
            <draw:custom-shape draw:style-name="gr10" draw:text-style-name="P3" draw:layer="layout" svg:width="1.9cm" svg:height="0.5cm" svg:x="1.716cm" svg:y="10.91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3.461cm" svg:y="14.5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4.192cm" svg:y="14.5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3.217cm" svg:y="14.8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3.948cm" svg:y="14.8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3.672cm" svg:y1="14.958cm" svg:x2="4.164cm" svg:y2="11.207cm">
              <text:p/>
            </draw:line>
            <draw:line draw:style-name="gr11" draw:text-style-name="P2" draw:layer="layout" svg:x1="4.413cm" svg:y1="14.958cm" svg:x2="4.171cm" svg:y2="11.208cm">
              <text:p/>
            </draw:line>
            <draw:line draw:style-name="gr11" draw:text-style-name="P2" draw:layer="layout" svg:x1="4.638cm" svg:y1="14.693cm" svg:x2="4.155cm" svg:y2="11.209cm">
              <text:p/>
            </draw:line>
            <draw:line draw:style-name="gr11" draw:text-style-name="P2" draw:layer="layout" svg:x1="3.924cm" svg:y1="14.693cm" svg:x2="4.15cm" svg:y2="11.21cm">
              <text:p/>
            </draw:line>
            <draw:custom-shape draw:style-name="gr10" draw:text-style-name="P3" draw:layer="layout" svg:width="1.9cm" svg:height="0.5cm" svg:x="3.217cm" svg:y="10.9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5.106cm" svg:y="14.53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5.837cm" svg:y="14.53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4.862cm" svg:y="14.8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5.593cm" svg:y="14.8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5.317cm" svg:y1="14.971cm" svg:x2="5.809cm" svg:y2="11.22cm">
              <text:p/>
            </draw:line>
            <draw:line draw:style-name="gr11" draw:text-style-name="P2" draw:layer="layout" svg:x1="6.058cm" svg:y1="14.971cm" svg:x2="5.816cm" svg:y2="11.221cm">
              <text:p/>
            </draw:line>
            <draw:line draw:style-name="gr11" draw:text-style-name="P2" draw:layer="layout" svg:x1="6.283cm" svg:y1="14.706cm" svg:x2="5.8cm" svg:y2="11.222cm">
              <text:p/>
            </draw:line>
            <draw:line draw:style-name="gr11" draw:text-style-name="P2" draw:layer="layout" svg:x1="5.569cm" svg:y1="14.706cm" svg:x2="5.795cm" svg:y2="11.223cm">
              <text:p/>
            </draw:line>
            <draw:custom-shape draw:style-name="gr10" draw:text-style-name="P3" draw:layer="layout" svg:width="1.9cm" svg:height="0.5cm" svg:x="4.862cm" svg:y="10.93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6.607cm" svg:y="14.53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7.338cm" svg:y="14.53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6.363cm" svg:y="14.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7.094cm" svg:y="14.8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6.818cm" svg:y1="14.972cm" svg:x2="7.31cm" svg:y2="11.221cm">
              <text:p/>
            </draw:line>
            <draw:line draw:style-name="gr11" draw:text-style-name="P2" draw:layer="layout" svg:x1="7.559cm" svg:y1="14.972cm" svg:x2="7.317cm" svg:y2="11.222cm">
              <text:p/>
            </draw:line>
            <draw:line draw:style-name="gr11" draw:text-style-name="P2" draw:layer="layout" svg:x1="7.784cm" svg:y1="14.707cm" svg:x2="7.301cm" svg:y2="11.223cm">
              <text:p/>
            </draw:line>
            <draw:line draw:style-name="gr11" draw:text-style-name="P2" draw:layer="layout" svg:x1="7.07cm" svg:y1="14.707cm" svg:x2="7.296cm" svg:y2="11.224cm">
              <text:p/>
            </draw:line>
            <draw:custom-shape draw:style-name="gr10" draw:text-style-name="P3" draw:layer="layout" svg:width="1.9cm" svg:height="0.5cm" svg:x="6.363cm" svg:y="10.93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1.315cm" svg:y="15.17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.046cm" svg:y="15.17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1.071cm" svg:y="15.46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1.802cm" svg:y="15.46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1.526cm" svg:y1="15.613cm" svg:x2="2.018cm" svg:y2="11.862cm">
              <text:p/>
            </draw:line>
            <draw:line draw:style-name="gr11" draw:text-style-name="P2" draw:layer="layout" svg:x1="2.267cm" svg:y1="15.613cm" svg:x2="2.025cm" svg:y2="11.863cm">
              <text:p/>
            </draw:line>
            <draw:line draw:style-name="gr11" draw:text-style-name="P2" draw:layer="layout" svg:x1="2.492cm" svg:y1="15.348cm" svg:x2="2.009cm" svg:y2="11.864cm">
              <text:p/>
            </draw:line>
            <draw:line draw:style-name="gr11" draw:text-style-name="P2" draw:layer="layout" svg:x1="1.778cm" svg:y1="15.348cm" svg:x2="2.004cm" svg:y2="11.865cm">
              <text:p/>
            </draw:line>
            <draw:custom-shape draw:style-name="gr10" draw:text-style-name="P3" draw:layer="layout" svg:width="1.9cm" svg:height="0.5cm" svg:x="1.071cm" svg:y="11.57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.816cm" svg:y="15.1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3.547cm" svg:y="15.1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.572cm" svg:y="15.46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3.303cm" svg:y="15.46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3.027cm" svg:y1="15.614cm" svg:x2="3.519cm" svg:y2="11.863cm">
              <text:p/>
            </draw:line>
            <draw:line draw:style-name="gr11" draw:text-style-name="P2" draw:layer="layout" svg:x1="3.768cm" svg:y1="15.614cm" svg:x2="3.526cm" svg:y2="11.864cm">
              <text:p/>
            </draw:line>
            <draw:line draw:style-name="gr11" draw:text-style-name="P2" draw:layer="layout" svg:x1="3.993cm" svg:y1="15.349cm" svg:x2="3.51cm" svg:y2="11.865cm">
              <text:p/>
            </draw:line>
            <draw:line draw:style-name="gr11" draw:text-style-name="P2" draw:layer="layout" svg:x1="3.279cm" svg:y1="15.349cm" svg:x2="3.505cm" svg:y2="11.866cm">
              <text:p/>
            </draw:line>
            <draw:custom-shape draw:style-name="gr10" draw:text-style-name="P3" draw:layer="layout" svg:width="1.9cm" svg:height="0.5cm" svg:x="2.572cm" svg:y="11.57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4.502cm" svg:y="15.1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5.233cm" svg:y="15.1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4.258cm" svg:y="15.46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4.989cm" svg:y="15.46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4.713cm" svg:y1="15.614cm" svg:x2="5.205cm" svg:y2="11.863cm">
              <text:p/>
            </draw:line>
            <draw:line draw:style-name="gr11" draw:text-style-name="P2" draw:layer="layout" svg:x1="5.454cm" svg:y1="15.614cm" svg:x2="5.212cm" svg:y2="11.864cm">
              <text:p/>
            </draw:line>
            <draw:line draw:style-name="gr11" draw:text-style-name="P2" draw:layer="layout" svg:x1="5.679cm" svg:y1="15.349cm" svg:x2="5.196cm" svg:y2="11.865cm">
              <text:p/>
            </draw:line>
            <draw:line draw:style-name="gr11" draw:text-style-name="P2" draw:layer="layout" svg:x1="4.965cm" svg:y1="15.349cm" svg:x2="5.191cm" svg:y2="11.866cm">
              <text:p/>
            </draw:line>
            <draw:custom-shape draw:style-name="gr10" draw:text-style-name="P3" draw:layer="layout" svg:width="1.9cm" svg:height="0.5cm" svg:x="4.258cm" svg:y="11.57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6.003cm" svg:y="15.17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6.734cm" svg:y="15.17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5.759cm" svg:y="15.4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6.49cm" svg:y="15.4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6.214cm" svg:y1="15.615cm" svg:x2="6.706cm" svg:y2="11.864cm">
              <text:p/>
            </draw:line>
            <draw:line draw:style-name="gr11" draw:text-style-name="P2" draw:layer="layout" svg:x1="6.955cm" svg:y1="15.615cm" svg:x2="6.713cm" svg:y2="11.865cm">
              <text:p/>
            </draw:line>
            <draw:line draw:style-name="gr11" draw:text-style-name="P2" draw:layer="layout" svg:x1="7.18cm" svg:y1="15.35cm" svg:x2="6.697cm" svg:y2="11.866cm">
              <text:p/>
            </draw:line>
            <draw:line draw:style-name="gr11" draw:text-style-name="P2" draw:layer="layout" svg:x1="6.466cm" svg:y1="15.35cm" svg:x2="6.692cm" svg:y2="11.867cm">
              <text:p/>
            </draw:line>
            <draw:custom-shape draw:style-name="gr10" draw:text-style-name="P3" draw:layer="layout" svg:width="1.9cm" svg:height="0.5cm" svg:x="5.759cm" svg:y="11.5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0.756cm" svg:y="15.78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1.487cm" svg:y="15.78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0.512cm" svg:y="16.07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1.243cm" svg:y="16.07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0.967cm" svg:y1="16.227cm" svg:x2="1.459cm" svg:y2="12.476cm">
              <text:p/>
            </draw:line>
            <draw:line draw:style-name="gr11" draw:text-style-name="P2" draw:layer="layout" svg:x1="1.708cm" svg:y1="16.227cm" svg:x2="1.466cm" svg:y2="12.477cm">
              <text:p/>
            </draw:line>
            <draw:line draw:style-name="gr11" draw:text-style-name="P2" draw:layer="layout" svg:x1="1.933cm" svg:y1="15.962cm" svg:x2="1.45cm" svg:y2="12.478cm">
              <text:p/>
            </draw:line>
            <draw:line draw:style-name="gr11" draw:text-style-name="P2" draw:layer="layout" svg:x1="1.219cm" svg:y1="15.962cm" svg:x2="1.445cm" svg:y2="12.479cm">
              <text:p/>
            </draw:line>
            <draw:custom-shape draw:style-name="gr10" draw:text-style-name="P3" draw:layer="layout" svg:width="1.9cm" svg:height="0.5cm" svg:x="0.512cm" svg:y="12.18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.257cm" svg:y="15.7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.988cm" svg:y="15.7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.013cm" svg:y="16.0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.744cm" svg:y="16.0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2.468cm" svg:y1="16.228cm" svg:x2="2.96cm" svg:y2="12.477cm">
              <text:p/>
            </draw:line>
            <draw:line draw:style-name="gr11" draw:text-style-name="P2" draw:layer="layout" svg:x1="3.209cm" svg:y1="16.228cm" svg:x2="2.967cm" svg:y2="12.478cm">
              <text:p/>
            </draw:line>
            <draw:line draw:style-name="gr11" draw:text-style-name="P2" draw:layer="layout" svg:x1="3.434cm" svg:y1="15.963cm" svg:x2="2.951cm" svg:y2="12.479cm">
              <text:p/>
            </draw:line>
            <draw:line draw:style-name="gr11" draw:text-style-name="P2" draw:layer="layout" svg:x1="2.72cm" svg:y1="15.963cm" svg:x2="2.946cm" svg:y2="12.48cm">
              <text:p/>
            </draw:line>
            <draw:custom-shape draw:style-name="gr10" draw:text-style-name="P3" draw:layer="layout" svg:width="1.9cm" svg:height="0.5cm" svg:x="2.013cm" svg:y="12.18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3.943cm" svg:y="15.7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4.674cm" svg:y="15.7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3.699cm" svg:y="16.0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4.43cm" svg:y="16.0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4.154cm" svg:y1="16.228cm" svg:x2="4.646cm" svg:y2="12.477cm">
              <text:p/>
            </draw:line>
            <draw:line draw:style-name="gr11" draw:text-style-name="P2" draw:layer="layout" svg:x1="4.895cm" svg:y1="16.228cm" svg:x2="4.653cm" svg:y2="12.478cm">
              <text:p/>
            </draw:line>
            <draw:line draw:style-name="gr11" draw:text-style-name="P2" draw:layer="layout" svg:x1="5.12cm" svg:y1="15.963cm" svg:x2="4.637cm" svg:y2="12.479cm">
              <text:p/>
            </draw:line>
            <draw:line draw:style-name="gr11" draw:text-style-name="P2" draw:layer="layout" svg:x1="4.406cm" svg:y1="15.963cm" svg:x2="4.632cm" svg:y2="12.48cm">
              <text:p/>
            </draw:line>
            <draw:custom-shape draw:style-name="gr10" draw:text-style-name="P3" draw:layer="layout" svg:width="1.9cm" svg:height="0.5cm" svg:x="3.699cm" svg:y="12.18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5.444cm" svg:y="15.79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6.175cm" svg:y="15.79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5.2cm" svg:y="16.07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5.931cm" svg:y="16.07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1" draw:text-style-name="P2" draw:layer="layout" svg:x1="5.655cm" svg:y1="16.229cm" svg:x2="6.147cm" svg:y2="12.478cm">
              <text:p/>
            </draw:line>
            <draw:line draw:style-name="gr11" draw:text-style-name="P2" draw:layer="layout" svg:x1="6.396cm" svg:y1="16.229cm" svg:x2="6.154cm" svg:y2="12.479cm">
              <text:p/>
            </draw:line>
            <draw:line draw:style-name="gr11" draw:text-style-name="P2" draw:layer="layout" svg:x1="6.621cm" svg:y1="15.964cm" svg:x2="6.138cm" svg:y2="12.48cm">
              <text:p/>
            </draw:line>
            <draw:line draw:style-name="gr11" draw:text-style-name="P2" draw:layer="layout" svg:x1="5.907cm" svg:y1="15.964cm" svg:x2="6.133cm" svg:y2="12.481cm">
              <text:p/>
            </draw:line>
            <draw:custom-shape draw:style-name="gr10" draw:text-style-name="P3" draw:layer="layout" svg:width="1.9cm" svg:height="0.5cm" svg:x="5.2cm" svg:y="12.1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" draw:text-style-name="P9" draw:layer="layout" svg:width="2.2cm" svg:height="0.967cm" svg:x="7.4cm" svg:y="16.343cm">
          <draw:text-box>
            <text:p text:style-name="P3"><text:span text:style-name="T3">P2M</text:span></text:p>
          </draw:text-box>
        </draw:frame>
        <draw:frame draw:style-name="gr3" draw:text-style-name="P9" draw:layer="layout" svg:width="2.2cm" svg:height="0.967cm" svg:x="7.8cm" svg:y="12.043cm">
          <draw:text-box>
            <text:p text:style-name="P3"><text:span text:style-name="T3">M2M</text:span></text:p>
          </draw:text-box>
        </draw:frame>
        <draw:frame draw:style-name="gr3" draw:text-style-name="P9" draw:layer="layout" svg:width="2.2cm" svg:height="0.967cm" svg:x="28.5cm" svg:y="12.043cm">
          <draw:text-box>
            <text:p text:style-name="P3"><text:span text:style-name="T3">L2L</text:span></text:p>
          </draw:text-box>
        </draw:frame>
        <draw:frame draw:style-name="gr3" draw:text-style-name="P9" draw:layer="layout" svg:width="2.2cm" svg:height="0.967cm" svg:x="28cm" svg:y="16.243cm">
          <draw:text-box>
            <text:p text:style-name="P3"><text:span text:style-name="T3">L2P</text:span></text:p>
          </draw:text-box>
        </draw:frame>
        <draw:frame draw:style-name="gr3" draw:text-style-name="P9" draw:layer="layout" svg:width="2.2cm" svg:height="0.967cm" svg:x="18.052cm" svg:y="11.168cm">
          <draw:text-box>
            <text:p text:style-name="P3"><text:span text:style-name="T3">M2L</text:span></text:p>
          </draw:text-box>
        </draw:frame>
        <draw:frame draw:style-name="gr3" draw:text-style-name="P9" draw:layer="layout" svg:width="2.2cm" svg:height="0.967cm" svg:x="18.052cm" svg:y="14.968cm">
          <draw:text-box>
            <text:p text:style-name="P3"><text:span text:style-name="T3">M2L</text:span></text:p>
          </draw:text-box>
        </draw:frame>
        <draw:frame draw:style-name="gr3" draw:text-style-name="P9" draw:layer="layout" svg:width="2.2cm" svg:height="0.967cm" svg:x="18.052cm" svg:y="19.168cm">
          <draw:text-box>
            <text:p text:style-name="P3"><text:span text:style-name="T3">P2P</text:span></text:p>
          </draw:text-box>
        </draw:frame>
        <draw:frame draw:style-name="gr3" draw:text-style-name="P8" draw:layer="layout" svg:width="9.246cm" svg:height="0.967cm" svg:x="0.608cm" svg:y="18.243cm">
          <draw:text-box>
            <text:p text:style-name="P3"><text:span text:style-name="T2">(d) Upward Pass/P2M M2M</text:span></text:p>
          </draw:text-box>
        </draw:frame>
        <draw:frame draw:style-name="gr3" draw:text-style-name="P8" draw:layer="layout" svg:width="9.246cm" svg:height="0.967cm" svg:x="21.808cm" svg:y="18.243cm">
          <draw:text-box>
            <text:p text:style-name="P3"><text:span text:style-name="T2">(g) Downward Pass/L2L L2P</text:span></text:p>
          </draw:text-box>
        </draw:frame>
        <draw:g>
          <draw:g>
            <draw:custom-shape draw:style-name="gr1" draw:text-style-name="P1" draw:layer="layout" svg:width="0.926cm" svg:height="0.239cm" svg:x="23.408cm" svg:y="15.14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649cm" svg:y1="15.258cm" svg:x2="23.896cm" svg:y2="13.882cm">
              <text:p/>
            </draw:line>
            <draw:line draw:style-name="gr12" draw:text-style-name="P2" draw:layer="layout" svg:x1="24.106cm" svg:y1="15.191cm" svg:x2="23.896cm" svg:y2="13.894cm">
              <text:p/>
            </draw:line>
            <draw:line draw:style-name="gr12" draw:text-style-name="P2" draw:layer="layout" svg:x1="23.925cm" svg:y1="15.3cm" svg:x2="23.909cm" svg:y2="13.875cm">
              <text:p/>
            </draw:line>
            <draw:line draw:style-name="gr12" draw:text-style-name="P2" draw:layer="layout" svg:x1="23.733cm" svg:y1="15.3cm" svg:x2="23.902cm" svg:y2="13.906cm">
              <text:p/>
            </draw:line>
            <draw:line draw:style-name="gr12" draw:text-style-name="P2" draw:layer="layout" svg:x1="24.051cm" svg:y1="15.33cm" svg:x2="23.902cm" svg:y2="13.872cm">
              <text:p/>
            </draw:line>
            <draw:line draw:style-name="gr12" draw:text-style-name="P2" draw:layer="layout" svg:x1="23.57cm" svg:y1="15.324cm" svg:x2="23.909cm" svg:y2="13.891cm">
              <text:p/>
            </draw:line>
          </draw:g>
          <draw:g>
            <draw:custom-shape draw:style-name="gr1" draw:text-style-name="P1" draw:layer="layout" svg:width="0.926cm" svg:height="0.239cm" svg:x="24.136cm" svg:y="15.14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377cm" svg:y1="15.257cm" svg:x2="24.624cm" svg:y2="13.881cm">
              <text:p/>
            </draw:line>
            <draw:line draw:style-name="gr12" draw:text-style-name="P2" draw:layer="layout" svg:x1="24.834cm" svg:y1="15.19cm" svg:x2="24.624cm" svg:y2="13.893cm">
              <text:p/>
            </draw:line>
            <draw:line draw:style-name="gr12" draw:text-style-name="P2" draw:layer="layout" svg:x1="24.653cm" svg:y1="15.299cm" svg:x2="24.637cm" svg:y2="13.874cm">
              <text:p/>
            </draw:line>
            <draw:line draw:style-name="gr12" draw:text-style-name="P2" draw:layer="layout" svg:x1="24.461cm" svg:y1="15.299cm" svg:x2="24.63cm" svg:y2="13.905cm">
              <text:p/>
            </draw:line>
            <draw:line draw:style-name="gr12" draw:text-style-name="P2" draw:layer="layout" svg:x1="24.779cm" svg:y1="15.329cm" svg:x2="24.63cm" svg:y2="13.871cm">
              <text:p/>
            </draw:line>
            <draw:line draw:style-name="gr12" draw:text-style-name="P2" draw:layer="layout" svg:x1="24.298cm" svg:y1="15.323cm" svg:x2="24.637cm" svg:y2="13.89cm">
              <text:p/>
            </draw:line>
          </draw:g>
          <draw:g>
            <draw:custom-shape draw:style-name="gr1" draw:text-style-name="P1" draw:layer="layout" svg:width="0.926cm" svg:height="0.239cm" svg:x="23.131cm" svg:y="15.41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372cm" svg:y1="15.525cm" svg:x2="23.619cm" svg:y2="14.149cm">
              <text:p/>
            </draw:line>
            <draw:line draw:style-name="gr12" draw:text-style-name="P2" draw:layer="layout" svg:x1="23.829cm" svg:y1="15.458cm" svg:x2="23.619cm" svg:y2="14.161cm">
              <text:p/>
            </draw:line>
            <draw:line draw:style-name="gr12" draw:text-style-name="P2" draw:layer="layout" svg:x1="23.648cm" svg:y1="15.567cm" svg:x2="23.632cm" svg:y2="14.142cm">
              <text:p/>
            </draw:line>
            <draw:line draw:style-name="gr12" draw:text-style-name="P2" draw:layer="layout" svg:x1="23.456cm" svg:y1="15.567cm" svg:x2="23.625cm" svg:y2="14.173cm">
              <text:p/>
            </draw:line>
            <draw:line draw:style-name="gr12" draw:text-style-name="P2" draw:layer="layout" svg:x1="23.774cm" svg:y1="15.597cm" svg:x2="23.625cm" svg:y2="14.139cm">
              <text:p/>
            </draw:line>
            <draw:line draw:style-name="gr12" draw:text-style-name="P2" draw:layer="layout" svg:x1="23.293cm" svg:y1="15.591cm" svg:x2="23.632cm" svg:y2="14.158cm">
              <text:p/>
            </draw:line>
          </draw:g>
          <draw:g>
            <draw:custom-shape draw:style-name="gr1" draw:text-style-name="P1" draw:layer="layout" svg:width="0.926cm" svg:height="0.239cm" svg:x="23.859cm" svg:y="15.41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1cm" svg:y1="15.524cm" svg:x2="24.347cm" svg:y2="14.148cm">
              <text:p/>
            </draw:line>
            <draw:line draw:style-name="gr12" draw:text-style-name="P2" draw:layer="layout" svg:x1="24.557cm" svg:y1="15.457cm" svg:x2="24.347cm" svg:y2="14.16cm">
              <text:p/>
            </draw:line>
            <draw:line draw:style-name="gr12" draw:text-style-name="P2" draw:layer="layout" svg:x1="24.376cm" svg:y1="15.566cm" svg:x2="24.36cm" svg:y2="14.141cm">
              <text:p/>
            </draw:line>
            <draw:line draw:style-name="gr12" draw:text-style-name="P2" draw:layer="layout" svg:x1="24.184cm" svg:y1="15.566cm" svg:x2="24.353cm" svg:y2="14.172cm">
              <text:p/>
            </draw:line>
            <draw:line draw:style-name="gr12" draw:text-style-name="P2" draw:layer="layout" svg:x1="24.502cm" svg:y1="15.596cm" svg:x2="24.353cm" svg:y2="14.138cm">
              <text:p/>
            </draw:line>
            <draw:line draw:style-name="gr12" draw:text-style-name="P2" draw:layer="layout" svg:x1="24.021cm" svg:y1="15.59cm" svg:x2="24.36cm" svg:y2="14.157cm">
              <text:p/>
            </draw:line>
          </draw:g>
        </draw:g>
        <draw:g>
          <draw:g>
            <draw:custom-shape draw:style-name="gr1" draw:text-style-name="P1" draw:layer="layout" svg:width="0.926cm" svg:height="0.239cm" svg:x="22.809cm" svg:y="15.74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05cm" svg:y1="15.857cm" svg:x2="23.297cm" svg:y2="14.481cm">
              <text:p/>
            </draw:line>
            <draw:line draw:style-name="gr12" draw:text-style-name="P2" draw:layer="layout" svg:x1="23.507cm" svg:y1="15.79cm" svg:x2="23.297cm" svg:y2="14.493cm">
              <text:p/>
            </draw:line>
            <draw:line draw:style-name="gr12" draw:text-style-name="P2" draw:layer="layout" svg:x1="23.326cm" svg:y1="15.899cm" svg:x2="23.31cm" svg:y2="14.474cm">
              <text:p/>
            </draw:line>
            <draw:line draw:style-name="gr12" draw:text-style-name="P2" draw:layer="layout" svg:x1="23.134cm" svg:y1="15.899cm" svg:x2="23.303cm" svg:y2="14.505cm">
              <text:p/>
            </draw:line>
            <draw:line draw:style-name="gr12" draw:text-style-name="P2" draw:layer="layout" svg:x1="23.452cm" svg:y1="15.929cm" svg:x2="23.303cm" svg:y2="14.471cm">
              <text:p/>
            </draw:line>
            <draw:line draw:style-name="gr12" draw:text-style-name="P2" draw:layer="layout" svg:x1="22.971cm" svg:y1="15.923cm" svg:x2="23.31cm" svg:y2="14.49cm">
              <text:p/>
            </draw:line>
          </draw:g>
          <draw:g>
            <draw:custom-shape draw:style-name="gr1" draw:text-style-name="P1" draw:layer="layout" svg:width="0.926cm" svg:height="0.239cm" svg:x="23.537cm" svg:y="15.74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778cm" svg:y1="15.856cm" svg:x2="24.025cm" svg:y2="14.48cm">
              <text:p/>
            </draw:line>
            <draw:line draw:style-name="gr12" draw:text-style-name="P2" draw:layer="layout" svg:x1="24.235cm" svg:y1="15.789cm" svg:x2="24.025cm" svg:y2="14.492cm">
              <text:p/>
            </draw:line>
            <draw:line draw:style-name="gr12" draw:text-style-name="P2" draw:layer="layout" svg:x1="24.054cm" svg:y1="15.898cm" svg:x2="24.038cm" svg:y2="14.473cm">
              <text:p/>
            </draw:line>
            <draw:line draw:style-name="gr12" draw:text-style-name="P2" draw:layer="layout" svg:x1="23.862cm" svg:y1="15.898cm" svg:x2="24.031cm" svg:y2="14.504cm">
              <text:p/>
            </draw:line>
            <draw:line draw:style-name="gr12" draw:text-style-name="P2" draw:layer="layout" svg:x1="24.18cm" svg:y1="15.928cm" svg:x2="24.031cm" svg:y2="14.47cm">
              <text:p/>
            </draw:line>
            <draw:line draw:style-name="gr12" draw:text-style-name="P2" draw:layer="layout" svg:x1="23.699cm" svg:y1="15.922cm" svg:x2="24.038cm" svg:y2="14.489cm">
              <text:p/>
            </draw:line>
          </draw:g>
          <draw:g>
            <draw:custom-shape draw:style-name="gr1" draw:text-style-name="P1" draw:layer="layout" svg:width="0.926cm" svg:height="0.239cm" svg:x="22.532cm" svg:y="16.01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2.773cm" svg:y1="16.124cm" svg:x2="23.02cm" svg:y2="14.748cm">
              <text:p/>
            </draw:line>
            <draw:line draw:style-name="gr12" draw:text-style-name="P2" draw:layer="layout" svg:x1="23.23cm" svg:y1="16.057cm" svg:x2="23.02cm" svg:y2="14.76cm">
              <text:p/>
            </draw:line>
            <draw:line draw:style-name="gr12" draw:text-style-name="P2" draw:layer="layout" svg:x1="23.049cm" svg:y1="16.166cm" svg:x2="23.033cm" svg:y2="14.741cm">
              <text:p/>
            </draw:line>
            <draw:line draw:style-name="gr12" draw:text-style-name="P2" draw:layer="layout" svg:x1="22.857cm" svg:y1="16.166cm" svg:x2="23.026cm" svg:y2="14.772cm">
              <text:p/>
            </draw:line>
            <draw:line draw:style-name="gr12" draw:text-style-name="P2" draw:layer="layout" svg:x1="23.175cm" svg:y1="16.196cm" svg:x2="23.026cm" svg:y2="14.738cm">
              <text:p/>
            </draw:line>
            <draw:line draw:style-name="gr12" draw:text-style-name="P2" draw:layer="layout" svg:x1="22.694cm" svg:y1="16.19cm" svg:x2="23.033cm" svg:y2="14.757cm">
              <text:p/>
            </draw:line>
          </draw:g>
          <draw:g>
            <draw:custom-shape draw:style-name="gr1" draw:text-style-name="P1" draw:layer="layout" svg:width="0.926cm" svg:height="0.239cm" svg:x="23.26cm" svg:y="16.0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501cm" svg:y1="16.123cm" svg:x2="23.748cm" svg:y2="14.747cm">
              <text:p/>
            </draw:line>
            <draw:line draw:style-name="gr12" draw:text-style-name="P2" draw:layer="layout" svg:x1="23.958cm" svg:y1="16.056cm" svg:x2="23.748cm" svg:y2="14.759cm">
              <text:p/>
            </draw:line>
            <draw:line draw:style-name="gr12" draw:text-style-name="P2" draw:layer="layout" svg:x1="23.777cm" svg:y1="16.165cm" svg:x2="23.761cm" svg:y2="14.74cm">
              <text:p/>
            </draw:line>
            <draw:line draw:style-name="gr12" draw:text-style-name="P2" draw:layer="layout" svg:x1="23.585cm" svg:y1="16.165cm" svg:x2="23.754cm" svg:y2="14.771cm">
              <text:p/>
            </draw:line>
            <draw:line draw:style-name="gr12" draw:text-style-name="P2" draw:layer="layout" svg:x1="23.903cm" svg:y1="16.195cm" svg:x2="23.754cm" svg:y2="14.737cm">
              <text:p/>
            </draw:line>
            <draw:line draw:style-name="gr12" draw:text-style-name="P2" draw:layer="layout" svg:x1="23.422cm" svg:y1="16.189cm" svg:x2="23.761cm" svg:y2="14.756cm">
              <text:p/>
            </draw:line>
          </draw:g>
        </draw:g>
        <draw:g>
          <draw:g>
            <draw:custom-shape draw:style-name="gr1" draw:text-style-name="P1" draw:layer="layout" svg:width="0.926cm" svg:height="0.239cm" svg:x="22.31cm" svg:y="16.34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2.551cm" svg:y1="16.456cm" svg:x2="22.798cm" svg:y2="15.08cm">
              <text:p/>
            </draw:line>
            <draw:line draw:style-name="gr12" draw:text-style-name="P2" draw:layer="layout" svg:x1="23.008cm" svg:y1="16.389cm" svg:x2="22.798cm" svg:y2="15.092cm">
              <text:p/>
            </draw:line>
            <draw:line draw:style-name="gr12" draw:text-style-name="P2" draw:layer="layout" svg:x1="22.827cm" svg:y1="16.498cm" svg:x2="22.811cm" svg:y2="15.073cm">
              <text:p/>
            </draw:line>
            <draw:line draw:style-name="gr12" draw:text-style-name="P2" draw:layer="layout" svg:x1="22.635cm" svg:y1="16.498cm" svg:x2="22.804cm" svg:y2="15.104cm">
              <text:p/>
            </draw:line>
            <draw:line draw:style-name="gr12" draw:text-style-name="P2" draw:layer="layout" svg:x1="22.953cm" svg:y1="16.528cm" svg:x2="22.804cm" svg:y2="15.07cm">
              <text:p/>
            </draw:line>
            <draw:line draw:style-name="gr12" draw:text-style-name="P2" draw:layer="layout" svg:x1="22.472cm" svg:y1="16.522cm" svg:x2="22.811cm" svg:y2="15.089cm">
              <text:p/>
            </draw:line>
          </draw:g>
          <draw:g>
            <draw:custom-shape draw:style-name="gr1" draw:text-style-name="P1" draw:layer="layout" svg:width="0.926cm" svg:height="0.239cm" svg:x="23.038cm" svg:y="16.34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279cm" svg:y1="16.455cm" svg:x2="23.526cm" svg:y2="15.079cm">
              <text:p/>
            </draw:line>
            <draw:line draw:style-name="gr12" draw:text-style-name="P2" draw:layer="layout" svg:x1="23.736cm" svg:y1="16.388cm" svg:x2="23.526cm" svg:y2="15.091cm">
              <text:p/>
            </draw:line>
            <draw:line draw:style-name="gr12" draw:text-style-name="P2" draw:layer="layout" svg:x1="23.555cm" svg:y1="16.497cm" svg:x2="23.539cm" svg:y2="15.072cm">
              <text:p/>
            </draw:line>
            <draw:line draw:style-name="gr12" draw:text-style-name="P2" draw:layer="layout" svg:x1="23.363cm" svg:y1="16.497cm" svg:x2="23.532cm" svg:y2="15.103cm">
              <text:p/>
            </draw:line>
            <draw:line draw:style-name="gr12" draw:text-style-name="P2" draw:layer="layout" svg:x1="23.681cm" svg:y1="16.527cm" svg:x2="23.532cm" svg:y2="15.069cm">
              <text:p/>
            </draw:line>
            <draw:line draw:style-name="gr12" draw:text-style-name="P2" draw:layer="layout" svg:x1="23.2cm" svg:y1="16.521cm" svg:x2="23.539cm" svg:y2="15.088cm">
              <text:p/>
            </draw:line>
          </draw:g>
          <draw:g>
            <draw:custom-shape draw:style-name="gr1" draw:text-style-name="P1" draw:layer="layout" svg:width="0.926cm" svg:height="0.239cm" svg:x="22.033cm" svg:y="16.6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2.274cm" svg:y1="16.723cm" svg:x2="22.521cm" svg:y2="15.347cm">
              <text:p/>
            </draw:line>
            <draw:line draw:style-name="gr12" draw:text-style-name="P2" draw:layer="layout" svg:x1="22.731cm" svg:y1="16.656cm" svg:x2="22.521cm" svg:y2="15.359cm">
              <text:p/>
            </draw:line>
            <draw:line draw:style-name="gr12" draw:text-style-name="P2" draw:layer="layout" svg:x1="22.55cm" svg:y1="16.765cm" svg:x2="22.534cm" svg:y2="15.34cm">
              <text:p/>
            </draw:line>
            <draw:line draw:style-name="gr12" draw:text-style-name="P2" draw:layer="layout" svg:x1="22.358cm" svg:y1="16.765cm" svg:x2="22.527cm" svg:y2="15.371cm">
              <text:p/>
            </draw:line>
            <draw:line draw:style-name="gr12" draw:text-style-name="P2" draw:layer="layout" svg:x1="22.676cm" svg:y1="16.795cm" svg:x2="22.527cm" svg:y2="15.337cm">
              <text:p/>
            </draw:line>
            <draw:line draw:style-name="gr12" draw:text-style-name="P2" draw:layer="layout" svg:x1="22.195cm" svg:y1="16.789cm" svg:x2="22.534cm" svg:y2="15.356cm">
              <text:p/>
            </draw:line>
          </draw:g>
          <draw:g>
            <draw:custom-shape draw:style-name="gr1" draw:text-style-name="P1" draw:layer="layout" svg:width="0.926cm" svg:height="0.239cm" svg:x="22.761cm" svg:y="16.6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002cm" svg:y1="16.722cm" svg:x2="23.249cm" svg:y2="15.346cm">
              <text:p/>
            </draw:line>
            <draw:line draw:style-name="gr12" draw:text-style-name="P2" draw:layer="layout" svg:x1="23.459cm" svg:y1="16.655cm" svg:x2="23.249cm" svg:y2="15.358cm">
              <text:p/>
            </draw:line>
            <draw:line draw:style-name="gr12" draw:text-style-name="P2" draw:layer="layout" svg:x1="23.278cm" svg:y1="16.764cm" svg:x2="23.262cm" svg:y2="15.339cm">
              <text:p/>
            </draw:line>
            <draw:line draw:style-name="gr12" draw:text-style-name="P2" draw:layer="layout" svg:x1="23.086cm" svg:y1="16.764cm" svg:x2="23.255cm" svg:y2="15.37cm">
              <text:p/>
            </draw:line>
            <draw:line draw:style-name="gr12" draw:text-style-name="P2" draw:layer="layout" svg:x1="23.404cm" svg:y1="16.794cm" svg:x2="23.255cm" svg:y2="15.336cm">
              <text:p/>
            </draw:line>
            <draw:line draw:style-name="gr12" draw:text-style-name="P2" draw:layer="layout" svg:x1="22.923cm" svg:y1="16.788cm" svg:x2="23.262cm" svg:y2="15.355cm">
              <text:p/>
            </draw:line>
          </draw:g>
        </draw:g>
        <draw:g>
          <draw:g>
            <draw:custom-shape draw:style-name="gr1" draw:text-style-name="P1" draw:layer="layout" svg:width="0.926cm" svg:height="0.239cm" svg:x="21.711cm" svg:y="16.94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1.952cm" svg:y1="17.055cm" svg:x2="22.199cm" svg:y2="15.679cm">
              <text:p/>
            </draw:line>
            <draw:line draw:style-name="gr12" draw:text-style-name="P2" draw:layer="layout" svg:x1="22.409cm" svg:y1="16.988cm" svg:x2="22.199cm" svg:y2="15.691cm">
              <text:p/>
            </draw:line>
            <draw:line draw:style-name="gr12" draw:text-style-name="P2" draw:layer="layout" svg:x1="22.228cm" svg:y1="17.097cm" svg:x2="22.212cm" svg:y2="15.672cm">
              <text:p/>
            </draw:line>
            <draw:line draw:style-name="gr12" draw:text-style-name="P2" draw:layer="layout" svg:x1="22.036cm" svg:y1="17.097cm" svg:x2="22.205cm" svg:y2="15.703cm">
              <text:p/>
            </draw:line>
            <draw:line draw:style-name="gr12" draw:text-style-name="P2" draw:layer="layout" svg:x1="22.354cm" svg:y1="17.127cm" svg:x2="22.205cm" svg:y2="15.669cm">
              <text:p/>
            </draw:line>
            <draw:line draw:style-name="gr12" draw:text-style-name="P2" draw:layer="layout" svg:x1="21.873cm" svg:y1="17.121cm" svg:x2="22.212cm" svg:y2="15.688cm">
              <text:p/>
            </draw:line>
          </draw:g>
          <draw:g>
            <draw:custom-shape draw:style-name="gr1" draw:text-style-name="P1" draw:layer="layout" svg:width="0.926cm" svg:height="0.239cm" svg:x="22.439cm" svg:y="16.94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2.68cm" svg:y1="17.054cm" svg:x2="22.927cm" svg:y2="15.678cm">
              <text:p/>
            </draw:line>
            <draw:line draw:style-name="gr12" draw:text-style-name="P2" draw:layer="layout" svg:x1="23.137cm" svg:y1="16.987cm" svg:x2="22.927cm" svg:y2="15.69cm">
              <text:p/>
            </draw:line>
            <draw:line draw:style-name="gr12" draw:text-style-name="P2" draw:layer="layout" svg:x1="22.956cm" svg:y1="17.096cm" svg:x2="22.94cm" svg:y2="15.671cm">
              <text:p/>
            </draw:line>
            <draw:line draw:style-name="gr12" draw:text-style-name="P2" draw:layer="layout" svg:x1="22.764cm" svg:y1="17.096cm" svg:x2="22.933cm" svg:y2="15.702cm">
              <text:p/>
            </draw:line>
            <draw:line draw:style-name="gr12" draw:text-style-name="P2" draw:layer="layout" svg:x1="23.082cm" svg:y1="17.126cm" svg:x2="22.933cm" svg:y2="15.668cm">
              <text:p/>
            </draw:line>
            <draw:line draw:style-name="gr12" draw:text-style-name="P2" draw:layer="layout" svg:x1="22.601cm" svg:y1="17.12cm" svg:x2="22.94cm" svg:y2="15.687cm">
              <text:p/>
            </draw:line>
          </draw:g>
          <draw:g>
            <draw:custom-shape draw:style-name="gr1" draw:text-style-name="P1" draw:layer="layout" svg:width="0.926cm" svg:height="0.239cm" svg:x="21.434cm" svg:y="17.2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1.675cm" svg:y1="17.322cm" svg:x2="21.922cm" svg:y2="15.946cm">
              <text:p/>
            </draw:line>
            <draw:line draw:style-name="gr12" draw:text-style-name="P2" draw:layer="layout" svg:x1="22.132cm" svg:y1="17.255cm" svg:x2="21.922cm" svg:y2="15.958cm">
              <text:p/>
            </draw:line>
            <draw:line draw:style-name="gr12" draw:text-style-name="P2" draw:layer="layout" svg:x1="21.951cm" svg:y1="17.364cm" svg:x2="21.935cm" svg:y2="15.939cm">
              <text:p/>
            </draw:line>
            <draw:line draw:style-name="gr12" draw:text-style-name="P2" draw:layer="layout" svg:x1="21.759cm" svg:y1="17.364cm" svg:x2="21.928cm" svg:y2="15.97cm">
              <text:p/>
            </draw:line>
            <draw:line draw:style-name="gr12" draw:text-style-name="P2" draw:layer="layout" svg:x1="22.077cm" svg:y1="17.394cm" svg:x2="21.928cm" svg:y2="15.936cm">
              <text:p/>
            </draw:line>
            <draw:line draw:style-name="gr12" draw:text-style-name="P2" draw:layer="layout" svg:x1="21.596cm" svg:y1="17.388cm" svg:x2="21.935cm" svg:y2="15.955cm">
              <text:p/>
            </draw:line>
          </draw:g>
          <draw:g>
            <draw:custom-shape draw:style-name="gr1" draw:text-style-name="P1" draw:layer="layout" svg:width="0.926cm" svg:height="0.239cm" svg:x="22.162cm" svg:y="17.21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2.403cm" svg:y1="17.321cm" svg:x2="22.65cm" svg:y2="15.945cm">
              <text:p/>
            </draw:line>
            <draw:line draw:style-name="gr12" draw:text-style-name="P2" draw:layer="layout" svg:x1="22.86cm" svg:y1="17.254cm" svg:x2="22.65cm" svg:y2="15.957cm">
              <text:p/>
            </draw:line>
            <draw:line draw:style-name="gr12" draw:text-style-name="P2" draw:layer="layout" svg:x1="22.679cm" svg:y1="17.363cm" svg:x2="22.663cm" svg:y2="15.938cm">
              <text:p/>
            </draw:line>
            <draw:line draw:style-name="gr12" draw:text-style-name="P2" draw:layer="layout" svg:x1="22.487cm" svg:y1="17.363cm" svg:x2="22.656cm" svg:y2="15.969cm">
              <text:p/>
            </draw:line>
            <draw:line draw:style-name="gr12" draw:text-style-name="P2" draw:layer="layout" svg:x1="22.805cm" svg:y1="17.393cm" svg:x2="22.656cm" svg:y2="15.935cm">
              <text:p/>
            </draw:line>
            <draw:line draw:style-name="gr12" draw:text-style-name="P2" draw:layer="layout" svg:x1="22.324cm" svg:y1="17.387cm" svg:x2="22.663cm" svg:y2="15.954cm">
              <text:p/>
            </draw:line>
          </draw:g>
        </draw:g>
        <draw:g>
          <draw:g>
            <draw:custom-shape draw:style-name="gr1" draw:text-style-name="P1" draw:layer="layout" svg:width="0.926cm" svg:height="0.239cm" svg:x="25.009cm" svg:y="15.14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25cm" svg:y1="15.256cm" svg:x2="25.497cm" svg:y2="13.88cm">
              <text:p/>
            </draw:line>
            <draw:line draw:style-name="gr12" draw:text-style-name="P2" draw:layer="layout" svg:x1="25.707cm" svg:y1="15.189cm" svg:x2="25.497cm" svg:y2="13.892cm">
              <text:p/>
            </draw:line>
            <draw:line draw:style-name="gr12" draw:text-style-name="P2" draw:layer="layout" svg:x1="25.526cm" svg:y1="15.298cm" svg:x2="25.51cm" svg:y2="13.873cm">
              <text:p/>
            </draw:line>
            <draw:line draw:style-name="gr12" draw:text-style-name="P2" draw:layer="layout" svg:x1="25.334cm" svg:y1="15.298cm" svg:x2="25.503cm" svg:y2="13.904cm">
              <text:p/>
            </draw:line>
            <draw:line draw:style-name="gr12" draw:text-style-name="P2" draw:layer="layout" svg:x1="25.652cm" svg:y1="15.328cm" svg:x2="25.503cm" svg:y2="13.87cm">
              <text:p/>
            </draw:line>
            <draw:line draw:style-name="gr12" draw:text-style-name="P2" draw:layer="layout" svg:x1="25.171cm" svg:y1="15.322cm" svg:x2="25.51cm" svg:y2="13.889cm">
              <text:p/>
            </draw:line>
          </draw:g>
          <draw:g>
            <draw:custom-shape draw:style-name="gr1" draw:text-style-name="P1" draw:layer="layout" svg:width="0.926cm" svg:height="0.239cm" svg:x="25.737cm" svg:y="15.14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978cm" svg:y1="15.255cm" svg:x2="26.225cm" svg:y2="13.879cm">
              <text:p/>
            </draw:line>
            <draw:line draw:style-name="gr12" draw:text-style-name="P2" draw:layer="layout" svg:x1="26.435cm" svg:y1="15.188cm" svg:x2="26.225cm" svg:y2="13.891cm">
              <text:p/>
            </draw:line>
            <draw:line draw:style-name="gr12" draw:text-style-name="P2" draw:layer="layout" svg:x1="26.254cm" svg:y1="15.297cm" svg:x2="26.238cm" svg:y2="13.872cm">
              <text:p/>
            </draw:line>
            <draw:line draw:style-name="gr12" draw:text-style-name="P2" draw:layer="layout" svg:x1="26.062cm" svg:y1="15.297cm" svg:x2="26.231cm" svg:y2="13.903cm">
              <text:p/>
            </draw:line>
            <draw:line draw:style-name="gr12" draw:text-style-name="P2" draw:layer="layout" svg:x1="26.38cm" svg:y1="15.327cm" svg:x2="26.231cm" svg:y2="13.869cm">
              <text:p/>
            </draw:line>
            <draw:line draw:style-name="gr12" draw:text-style-name="P2" draw:layer="layout" svg:x1="25.899cm" svg:y1="15.321cm" svg:x2="26.238cm" svg:y2="13.888cm">
              <text:p/>
            </draw:line>
          </draw:g>
          <draw:g>
            <draw:custom-shape draw:style-name="gr1" draw:text-style-name="P1" draw:layer="layout" svg:width="0.926cm" svg:height="0.239cm" svg:x="24.732cm" svg:y="15.4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973cm" svg:y1="15.523cm" svg:x2="25.22cm" svg:y2="14.147cm">
              <text:p/>
            </draw:line>
            <draw:line draw:style-name="gr12" draw:text-style-name="P2" draw:layer="layout" svg:x1="25.43cm" svg:y1="15.456cm" svg:x2="25.22cm" svg:y2="14.159cm">
              <text:p/>
            </draw:line>
            <draw:line draw:style-name="gr12" draw:text-style-name="P2" draw:layer="layout" svg:x1="25.249cm" svg:y1="15.565cm" svg:x2="25.233cm" svg:y2="14.14cm">
              <text:p/>
            </draw:line>
            <draw:line draw:style-name="gr12" draw:text-style-name="P2" draw:layer="layout" svg:x1="25.057cm" svg:y1="15.565cm" svg:x2="25.226cm" svg:y2="14.171cm">
              <text:p/>
            </draw:line>
            <draw:line draw:style-name="gr12" draw:text-style-name="P2" draw:layer="layout" svg:x1="25.375cm" svg:y1="15.595cm" svg:x2="25.226cm" svg:y2="14.137cm">
              <text:p/>
            </draw:line>
            <draw:line draw:style-name="gr12" draw:text-style-name="P2" draw:layer="layout" svg:x1="24.894cm" svg:y1="15.589cm" svg:x2="25.233cm" svg:y2="14.156cm">
              <text:p/>
            </draw:line>
          </draw:g>
          <draw:g>
            <draw:custom-shape draw:style-name="gr1" draw:text-style-name="P1" draw:layer="layout" svg:width="0.926cm" svg:height="0.239cm" svg:x="25.46cm" svg:y="15.4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701cm" svg:y1="15.522cm" svg:x2="25.948cm" svg:y2="14.146cm">
              <text:p/>
            </draw:line>
            <draw:line draw:style-name="gr12" draw:text-style-name="P2" draw:layer="layout" svg:x1="26.158cm" svg:y1="15.455cm" svg:x2="25.948cm" svg:y2="14.158cm">
              <text:p/>
            </draw:line>
            <draw:line draw:style-name="gr12" draw:text-style-name="P2" draw:layer="layout" svg:x1="25.977cm" svg:y1="15.564cm" svg:x2="25.961cm" svg:y2="14.139cm">
              <text:p/>
            </draw:line>
            <draw:line draw:style-name="gr12" draw:text-style-name="P2" draw:layer="layout" svg:x1="25.785cm" svg:y1="15.564cm" svg:x2="25.954cm" svg:y2="14.17cm">
              <text:p/>
            </draw:line>
            <draw:line draw:style-name="gr12" draw:text-style-name="P2" draw:layer="layout" svg:x1="26.103cm" svg:y1="15.594cm" svg:x2="25.954cm" svg:y2="14.136cm">
              <text:p/>
            </draw:line>
            <draw:line draw:style-name="gr12" draw:text-style-name="P2" draw:layer="layout" svg:x1="25.622cm" svg:y1="15.588cm" svg:x2="25.961cm" svg:y2="14.155cm">
              <text:p/>
            </draw:line>
          </draw:g>
        </draw:g>
        <draw:g>
          <draw:g>
            <draw:custom-shape draw:style-name="gr1" draw:text-style-name="P1" draw:layer="layout" svg:width="0.926cm" svg:height="0.239cm" svg:x="24.41cm" svg:y="15.74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651cm" svg:y1="15.855cm" svg:x2="24.898cm" svg:y2="14.479cm">
              <text:p/>
            </draw:line>
            <draw:line draw:style-name="gr12" draw:text-style-name="P2" draw:layer="layout" svg:x1="25.108cm" svg:y1="15.788cm" svg:x2="24.898cm" svg:y2="14.491cm">
              <text:p/>
            </draw:line>
            <draw:line draw:style-name="gr12" draw:text-style-name="P2" draw:layer="layout" svg:x1="24.927cm" svg:y1="15.897cm" svg:x2="24.911cm" svg:y2="14.472cm">
              <text:p/>
            </draw:line>
            <draw:line draw:style-name="gr12" draw:text-style-name="P2" draw:layer="layout" svg:x1="24.735cm" svg:y1="15.897cm" svg:x2="24.904cm" svg:y2="14.503cm">
              <text:p/>
            </draw:line>
            <draw:line draw:style-name="gr12" draw:text-style-name="P2" draw:layer="layout" svg:x1="25.053cm" svg:y1="15.927cm" svg:x2="24.904cm" svg:y2="14.469cm">
              <text:p/>
            </draw:line>
            <draw:line draw:style-name="gr12" draw:text-style-name="P2" draw:layer="layout" svg:x1="24.572cm" svg:y1="15.921cm" svg:x2="24.911cm" svg:y2="14.488cm">
              <text:p/>
            </draw:line>
          </draw:g>
          <draw:g>
            <draw:custom-shape draw:style-name="gr1" draw:text-style-name="P1" draw:layer="layout" svg:width="0.926cm" svg:height="0.239cm" svg:x="25.138cm" svg:y="15.74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379cm" svg:y1="15.854cm" svg:x2="25.626cm" svg:y2="14.478cm">
              <text:p/>
            </draw:line>
            <draw:line draw:style-name="gr12" draw:text-style-name="P2" draw:layer="layout" svg:x1="25.836cm" svg:y1="15.787cm" svg:x2="25.626cm" svg:y2="14.49cm">
              <text:p/>
            </draw:line>
            <draw:line draw:style-name="gr12" draw:text-style-name="P2" draw:layer="layout" svg:x1="25.655cm" svg:y1="15.896cm" svg:x2="25.639cm" svg:y2="14.471cm">
              <text:p/>
            </draw:line>
            <draw:line draw:style-name="gr12" draw:text-style-name="P2" draw:layer="layout" svg:x1="25.463cm" svg:y1="15.896cm" svg:x2="25.632cm" svg:y2="14.502cm">
              <text:p/>
            </draw:line>
            <draw:line draw:style-name="gr12" draw:text-style-name="P2" draw:layer="layout" svg:x1="25.781cm" svg:y1="15.926cm" svg:x2="25.632cm" svg:y2="14.468cm">
              <text:p/>
            </draw:line>
            <draw:line draw:style-name="gr12" draw:text-style-name="P2" draw:layer="layout" svg:x1="25.3cm" svg:y1="15.92cm" svg:x2="25.639cm" svg:y2="14.487cm">
              <text:p/>
            </draw:line>
          </draw:g>
          <draw:g>
            <draw:custom-shape draw:style-name="gr1" draw:text-style-name="P1" draw:layer="layout" svg:width="0.926cm" svg:height="0.239cm" svg:x="24.133cm" svg:y="16.0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374cm" svg:y1="16.122cm" svg:x2="24.621cm" svg:y2="14.746cm">
              <text:p/>
            </draw:line>
            <draw:line draw:style-name="gr12" draw:text-style-name="P2" draw:layer="layout" svg:x1="24.831cm" svg:y1="16.055cm" svg:x2="24.621cm" svg:y2="14.758cm">
              <text:p/>
            </draw:line>
            <draw:line draw:style-name="gr12" draw:text-style-name="P2" draw:layer="layout" svg:x1="24.65cm" svg:y1="16.164cm" svg:x2="24.634cm" svg:y2="14.739cm">
              <text:p/>
            </draw:line>
            <draw:line draw:style-name="gr12" draw:text-style-name="P2" draw:layer="layout" svg:x1="24.458cm" svg:y1="16.164cm" svg:x2="24.627cm" svg:y2="14.77cm">
              <text:p/>
            </draw:line>
            <draw:line draw:style-name="gr12" draw:text-style-name="P2" draw:layer="layout" svg:x1="24.776cm" svg:y1="16.194cm" svg:x2="24.627cm" svg:y2="14.736cm">
              <text:p/>
            </draw:line>
            <draw:line draw:style-name="gr12" draw:text-style-name="P2" draw:layer="layout" svg:x1="24.295cm" svg:y1="16.188cm" svg:x2="24.634cm" svg:y2="14.755cm">
              <text:p/>
            </draw:line>
          </draw:g>
          <draw:g>
            <draw:custom-shape draw:style-name="gr1" draw:text-style-name="P1" draw:layer="layout" svg:width="0.926cm" svg:height="0.239cm" svg:x="24.861cm" svg:y="16.01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102cm" svg:y1="16.121cm" svg:x2="25.349cm" svg:y2="14.745cm">
              <text:p/>
            </draw:line>
            <draw:line draw:style-name="gr12" draw:text-style-name="P2" draw:layer="layout" svg:x1="25.559cm" svg:y1="16.054cm" svg:x2="25.349cm" svg:y2="14.757cm">
              <text:p/>
            </draw:line>
            <draw:line draw:style-name="gr12" draw:text-style-name="P2" draw:layer="layout" svg:x1="25.378cm" svg:y1="16.163cm" svg:x2="25.362cm" svg:y2="14.738cm">
              <text:p/>
            </draw:line>
            <draw:line draw:style-name="gr12" draw:text-style-name="P2" draw:layer="layout" svg:x1="25.186cm" svg:y1="16.163cm" svg:x2="25.355cm" svg:y2="14.769cm">
              <text:p/>
            </draw:line>
            <draw:line draw:style-name="gr12" draw:text-style-name="P2" draw:layer="layout" svg:x1="25.504cm" svg:y1="16.193cm" svg:x2="25.355cm" svg:y2="14.735cm">
              <text:p/>
            </draw:line>
            <draw:line draw:style-name="gr12" draw:text-style-name="P2" draw:layer="layout" svg:x1="25.023cm" svg:y1="16.187cm" svg:x2="25.362cm" svg:y2="14.754cm">
              <text:p/>
            </draw:line>
          </draw:g>
        </draw:g>
        <draw:g>
          <draw:g>
            <draw:custom-shape draw:style-name="gr1" draw:text-style-name="P1" draw:layer="layout" svg:width="0.926cm" svg:height="0.239cm" svg:x="23.911cm" svg:y="16.34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152cm" svg:y1="16.454cm" svg:x2="24.399cm" svg:y2="15.078cm">
              <text:p/>
            </draw:line>
            <draw:line draw:style-name="gr12" draw:text-style-name="P2" draw:layer="layout" svg:x1="24.609cm" svg:y1="16.387cm" svg:x2="24.399cm" svg:y2="15.09cm">
              <text:p/>
            </draw:line>
            <draw:line draw:style-name="gr12" draw:text-style-name="P2" draw:layer="layout" svg:x1="24.428cm" svg:y1="16.496cm" svg:x2="24.412cm" svg:y2="15.071cm">
              <text:p/>
            </draw:line>
            <draw:line draw:style-name="gr12" draw:text-style-name="P2" draw:layer="layout" svg:x1="24.236cm" svg:y1="16.496cm" svg:x2="24.405cm" svg:y2="15.102cm">
              <text:p/>
            </draw:line>
            <draw:line draw:style-name="gr12" draw:text-style-name="P2" draw:layer="layout" svg:x1="24.554cm" svg:y1="16.526cm" svg:x2="24.405cm" svg:y2="15.068cm">
              <text:p/>
            </draw:line>
            <draw:line draw:style-name="gr12" draw:text-style-name="P2" draw:layer="layout" svg:x1="24.073cm" svg:y1="16.52cm" svg:x2="24.412cm" svg:y2="15.087cm">
              <text:p/>
            </draw:line>
          </draw:g>
          <draw:g>
            <draw:custom-shape draw:style-name="gr1" draw:text-style-name="P1" draw:layer="layout" svg:width="0.926cm" svg:height="0.239cm" svg:x="24.639cm" svg:y="16.34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88cm" svg:y1="16.453cm" svg:x2="25.127cm" svg:y2="15.077cm">
              <text:p/>
            </draw:line>
            <draw:line draw:style-name="gr12" draw:text-style-name="P2" draw:layer="layout" svg:x1="25.337cm" svg:y1="16.386cm" svg:x2="25.127cm" svg:y2="15.089cm">
              <text:p/>
            </draw:line>
            <draw:line draw:style-name="gr12" draw:text-style-name="P2" draw:layer="layout" svg:x1="25.156cm" svg:y1="16.495cm" svg:x2="25.14cm" svg:y2="15.07cm">
              <text:p/>
            </draw:line>
            <draw:line draw:style-name="gr12" draw:text-style-name="P2" draw:layer="layout" svg:x1="24.964cm" svg:y1="16.495cm" svg:x2="25.133cm" svg:y2="15.101cm">
              <text:p/>
            </draw:line>
            <draw:line draw:style-name="gr12" draw:text-style-name="P2" draw:layer="layout" svg:x1="25.282cm" svg:y1="16.525cm" svg:x2="25.133cm" svg:y2="15.067cm">
              <text:p/>
            </draw:line>
            <draw:line draw:style-name="gr12" draw:text-style-name="P2" draw:layer="layout" svg:x1="24.801cm" svg:y1="16.519cm" svg:x2="25.14cm" svg:y2="15.086cm">
              <text:p/>
            </draw:line>
          </draw:g>
          <draw:g>
            <draw:custom-shape draw:style-name="gr1" draw:text-style-name="P1" draw:layer="layout" svg:width="0.926cm" svg:height="0.239cm" svg:x="23.634cm" svg:y="16.61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875cm" svg:y1="16.721cm" svg:x2="24.122cm" svg:y2="15.345cm">
              <text:p/>
            </draw:line>
            <draw:line draw:style-name="gr12" draw:text-style-name="P2" draw:layer="layout" svg:x1="24.332cm" svg:y1="16.654cm" svg:x2="24.122cm" svg:y2="15.357cm">
              <text:p/>
            </draw:line>
            <draw:line draw:style-name="gr12" draw:text-style-name="P2" draw:layer="layout" svg:x1="24.151cm" svg:y1="16.763cm" svg:x2="24.135cm" svg:y2="15.338cm">
              <text:p/>
            </draw:line>
            <draw:line draw:style-name="gr12" draw:text-style-name="P2" draw:layer="layout" svg:x1="23.959cm" svg:y1="16.763cm" svg:x2="24.128cm" svg:y2="15.369cm">
              <text:p/>
            </draw:line>
            <draw:line draw:style-name="gr12" draw:text-style-name="P2" draw:layer="layout" svg:x1="24.277cm" svg:y1="16.793cm" svg:x2="24.128cm" svg:y2="15.335cm">
              <text:p/>
            </draw:line>
            <draw:line draw:style-name="gr12" draw:text-style-name="P2" draw:layer="layout" svg:x1="23.796cm" svg:y1="16.787cm" svg:x2="24.135cm" svg:y2="15.354cm">
              <text:p/>
            </draw:line>
          </draw:g>
          <draw:g>
            <draw:custom-shape draw:style-name="gr1" draw:text-style-name="P1" draw:layer="layout" svg:width="0.926cm" svg:height="0.239cm" svg:x="24.362cm" svg:y="16.6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603cm" svg:y1="16.72cm" svg:x2="24.85cm" svg:y2="15.344cm">
              <text:p/>
            </draw:line>
            <draw:line draw:style-name="gr12" draw:text-style-name="P2" draw:layer="layout" svg:x1="25.06cm" svg:y1="16.653cm" svg:x2="24.85cm" svg:y2="15.356cm">
              <text:p/>
            </draw:line>
            <draw:line draw:style-name="gr12" draw:text-style-name="P2" draw:layer="layout" svg:x1="24.879cm" svg:y1="16.762cm" svg:x2="24.863cm" svg:y2="15.337cm">
              <text:p/>
            </draw:line>
            <draw:line draw:style-name="gr12" draw:text-style-name="P2" draw:layer="layout" svg:x1="24.687cm" svg:y1="16.762cm" svg:x2="24.856cm" svg:y2="15.368cm">
              <text:p/>
            </draw:line>
            <draw:line draw:style-name="gr12" draw:text-style-name="P2" draw:layer="layout" svg:x1="25.005cm" svg:y1="16.792cm" svg:x2="24.856cm" svg:y2="15.334cm">
              <text:p/>
            </draw:line>
            <draw:line draw:style-name="gr12" draw:text-style-name="P2" draw:layer="layout" svg:x1="24.524cm" svg:y1="16.786cm" svg:x2="24.863cm" svg:y2="15.353cm">
              <text:p/>
            </draw:line>
          </draw:g>
        </draw:g>
        <draw:g>
          <draw:g>
            <draw:custom-shape draw:style-name="gr1" draw:text-style-name="P1" draw:layer="layout" svg:width="0.926cm" svg:height="0.239cm" svg:x="23.312cm" svg:y="16.94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553cm" svg:y1="17.053cm" svg:x2="23.8cm" svg:y2="15.677cm">
              <text:p/>
            </draw:line>
            <draw:line draw:style-name="gr12" draw:text-style-name="P2" draw:layer="layout" svg:x1="24.01cm" svg:y1="16.986cm" svg:x2="23.8cm" svg:y2="15.689cm">
              <text:p/>
            </draw:line>
            <draw:line draw:style-name="gr12" draw:text-style-name="P2" draw:layer="layout" svg:x1="23.829cm" svg:y1="17.095cm" svg:x2="23.813cm" svg:y2="15.67cm">
              <text:p/>
            </draw:line>
            <draw:line draw:style-name="gr12" draw:text-style-name="P2" draw:layer="layout" svg:x1="23.637cm" svg:y1="17.095cm" svg:x2="23.806cm" svg:y2="15.701cm">
              <text:p/>
            </draw:line>
            <draw:line draw:style-name="gr12" draw:text-style-name="P2" draw:layer="layout" svg:x1="23.955cm" svg:y1="17.125cm" svg:x2="23.806cm" svg:y2="15.667cm">
              <text:p/>
            </draw:line>
            <draw:line draw:style-name="gr12" draw:text-style-name="P2" draw:layer="layout" svg:x1="23.474cm" svg:y1="17.119cm" svg:x2="23.813cm" svg:y2="15.686cm">
              <text:p/>
            </draw:line>
          </draw:g>
          <draw:g>
            <draw:custom-shape draw:style-name="gr1" draw:text-style-name="P1" draw:layer="layout" svg:width="0.926cm" svg:height="0.239cm" svg:x="24.04cm" svg:y="16.94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281cm" svg:y1="17.052cm" svg:x2="24.528cm" svg:y2="15.676cm">
              <text:p/>
            </draw:line>
            <draw:line draw:style-name="gr12" draw:text-style-name="P2" draw:layer="layout" svg:x1="24.738cm" svg:y1="16.985cm" svg:x2="24.528cm" svg:y2="15.688cm">
              <text:p/>
            </draw:line>
            <draw:line draw:style-name="gr12" draw:text-style-name="P2" draw:layer="layout" svg:x1="24.557cm" svg:y1="17.094cm" svg:x2="24.541cm" svg:y2="15.669cm">
              <text:p/>
            </draw:line>
            <draw:line draw:style-name="gr12" draw:text-style-name="P2" draw:layer="layout" svg:x1="24.365cm" svg:y1="17.094cm" svg:x2="24.534cm" svg:y2="15.7cm">
              <text:p/>
            </draw:line>
            <draw:line draw:style-name="gr12" draw:text-style-name="P2" draw:layer="layout" svg:x1="24.683cm" svg:y1="17.124cm" svg:x2="24.534cm" svg:y2="15.666cm">
              <text:p/>
            </draw:line>
            <draw:line draw:style-name="gr12" draw:text-style-name="P2" draw:layer="layout" svg:x1="24.202cm" svg:y1="17.118cm" svg:x2="24.541cm" svg:y2="15.685cm">
              <text:p/>
            </draw:line>
          </draw:g>
          <draw:g>
            <draw:custom-shape draw:style-name="gr1" draw:text-style-name="P1" draw:layer="layout" svg:width="0.926cm" svg:height="0.239cm" svg:x="23.035cm" svg:y="17.2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3.276cm" svg:y1="17.32cm" svg:x2="23.523cm" svg:y2="15.944cm">
              <text:p/>
            </draw:line>
            <draw:line draw:style-name="gr12" draw:text-style-name="P2" draw:layer="layout" svg:x1="23.733cm" svg:y1="17.253cm" svg:x2="23.523cm" svg:y2="15.956cm">
              <text:p/>
            </draw:line>
            <draw:line draw:style-name="gr12" draw:text-style-name="P2" draw:layer="layout" svg:x1="23.552cm" svg:y1="17.362cm" svg:x2="23.536cm" svg:y2="15.937cm">
              <text:p/>
            </draw:line>
            <draw:line draw:style-name="gr12" draw:text-style-name="P2" draw:layer="layout" svg:x1="23.36cm" svg:y1="17.362cm" svg:x2="23.529cm" svg:y2="15.968cm">
              <text:p/>
            </draw:line>
            <draw:line draw:style-name="gr12" draw:text-style-name="P2" draw:layer="layout" svg:x1="23.678cm" svg:y1="17.392cm" svg:x2="23.529cm" svg:y2="15.934cm">
              <text:p/>
            </draw:line>
            <draw:line draw:style-name="gr12" draw:text-style-name="P2" draw:layer="layout" svg:x1="23.197cm" svg:y1="17.386cm" svg:x2="23.536cm" svg:y2="15.953cm">
              <text:p/>
            </draw:line>
          </draw:g>
          <draw:g>
            <draw:custom-shape draw:style-name="gr1" draw:text-style-name="P1" draw:layer="layout" svg:width="0.926cm" svg:height="0.239cm" svg:x="23.763cm" svg:y="17.20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004cm" svg:y1="17.319cm" svg:x2="24.251cm" svg:y2="15.943cm">
              <text:p/>
            </draw:line>
            <draw:line draw:style-name="gr12" draw:text-style-name="P2" draw:layer="layout" svg:x1="24.461cm" svg:y1="17.252cm" svg:x2="24.251cm" svg:y2="15.955cm">
              <text:p/>
            </draw:line>
            <draw:line draw:style-name="gr12" draw:text-style-name="P2" draw:layer="layout" svg:x1="24.28cm" svg:y1="17.361cm" svg:x2="24.264cm" svg:y2="15.936cm">
              <text:p/>
            </draw:line>
            <draw:line draw:style-name="gr12" draw:text-style-name="P2" draw:layer="layout" svg:x1="24.088cm" svg:y1="17.361cm" svg:x2="24.257cm" svg:y2="15.967cm">
              <text:p/>
            </draw:line>
            <draw:line draw:style-name="gr12" draw:text-style-name="P2" draw:layer="layout" svg:x1="24.406cm" svg:y1="17.391cm" svg:x2="24.257cm" svg:y2="15.933cm">
              <text:p/>
            </draw:line>
            <draw:line draw:style-name="gr12" draw:text-style-name="P2" draw:layer="layout" svg:x1="23.925cm" svg:y1="17.385cm" svg:x2="24.264cm" svg:y2="15.952cm">
              <text:p/>
            </draw:line>
          </draw:g>
        </draw:g>
        <draw:g>
          <draw:g>
            <draw:custom-shape draw:style-name="gr1" draw:text-style-name="P1" draw:layer="layout" svg:width="0.926cm" svg:height="0.239cm" svg:x="26.51cm" svg:y="15.14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751cm" svg:y1="15.254cm" svg:x2="26.998cm" svg:y2="13.878cm">
              <text:p/>
            </draw:line>
            <draw:line draw:style-name="gr12" draw:text-style-name="P2" draw:layer="layout" svg:x1="27.208cm" svg:y1="15.187cm" svg:x2="26.998cm" svg:y2="13.89cm">
              <text:p/>
            </draw:line>
            <draw:line draw:style-name="gr12" draw:text-style-name="P2" draw:layer="layout" svg:x1="27.027cm" svg:y1="15.296cm" svg:x2="27.011cm" svg:y2="13.871cm">
              <text:p/>
            </draw:line>
            <draw:line draw:style-name="gr12" draw:text-style-name="P2" draw:layer="layout" svg:x1="26.835cm" svg:y1="15.296cm" svg:x2="27.004cm" svg:y2="13.902cm">
              <text:p/>
            </draw:line>
            <draw:line draw:style-name="gr12" draw:text-style-name="P2" draw:layer="layout" svg:x1="27.153cm" svg:y1="15.326cm" svg:x2="27.004cm" svg:y2="13.868cm">
              <text:p/>
            </draw:line>
            <draw:line draw:style-name="gr12" draw:text-style-name="P2" draw:layer="layout" svg:x1="26.672cm" svg:y1="15.32cm" svg:x2="27.011cm" svg:y2="13.887cm">
              <text:p/>
            </draw:line>
          </draw:g>
          <draw:g>
            <draw:custom-shape draw:style-name="gr1" draw:text-style-name="P1" draw:layer="layout" svg:width="0.926cm" svg:height="0.239cm" svg:x="27.238cm" svg:y="15.14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479cm" svg:y1="15.253cm" svg:x2="27.726cm" svg:y2="13.877cm">
              <text:p/>
            </draw:line>
            <draw:line draw:style-name="gr12" draw:text-style-name="P2" draw:layer="layout" svg:x1="27.936cm" svg:y1="15.186cm" svg:x2="27.726cm" svg:y2="13.889cm">
              <text:p/>
            </draw:line>
            <draw:line draw:style-name="gr12" draw:text-style-name="P2" draw:layer="layout" svg:x1="27.755cm" svg:y1="15.295cm" svg:x2="27.739cm" svg:y2="13.87cm">
              <text:p/>
            </draw:line>
            <draw:line draw:style-name="gr12" draw:text-style-name="P2" draw:layer="layout" svg:x1="27.563cm" svg:y1="15.295cm" svg:x2="27.732cm" svg:y2="13.901cm">
              <text:p/>
            </draw:line>
            <draw:line draw:style-name="gr12" draw:text-style-name="P2" draw:layer="layout" svg:x1="27.881cm" svg:y1="15.325cm" svg:x2="27.732cm" svg:y2="13.867cm">
              <text:p/>
            </draw:line>
            <draw:line draw:style-name="gr12" draw:text-style-name="P2" draw:layer="layout" svg:x1="27.4cm" svg:y1="15.319cm" svg:x2="27.739cm" svg:y2="13.886cm">
              <text:p/>
            </draw:line>
          </draw:g>
          <draw:g>
            <draw:custom-shape draw:style-name="gr1" draw:text-style-name="P1" draw:layer="layout" svg:width="0.926cm" svg:height="0.239cm" svg:x="26.233cm" svg:y="15.41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474cm" svg:y1="15.521cm" svg:x2="26.721cm" svg:y2="14.145cm">
              <text:p/>
            </draw:line>
            <draw:line draw:style-name="gr12" draw:text-style-name="P2" draw:layer="layout" svg:x1="26.931cm" svg:y1="15.454cm" svg:x2="26.721cm" svg:y2="14.157cm">
              <text:p/>
            </draw:line>
            <draw:line draw:style-name="gr12" draw:text-style-name="P2" draw:layer="layout" svg:x1="26.75cm" svg:y1="15.563cm" svg:x2="26.734cm" svg:y2="14.138cm">
              <text:p/>
            </draw:line>
            <draw:line draw:style-name="gr12" draw:text-style-name="P2" draw:layer="layout" svg:x1="26.558cm" svg:y1="15.563cm" svg:x2="26.727cm" svg:y2="14.169cm">
              <text:p/>
            </draw:line>
            <draw:line draw:style-name="gr12" draw:text-style-name="P2" draw:layer="layout" svg:x1="26.876cm" svg:y1="15.593cm" svg:x2="26.727cm" svg:y2="14.135cm">
              <text:p/>
            </draw:line>
            <draw:line draw:style-name="gr12" draw:text-style-name="P2" draw:layer="layout" svg:x1="26.395cm" svg:y1="15.587cm" svg:x2="26.734cm" svg:y2="14.154cm">
              <text:p/>
            </draw:line>
          </draw:g>
          <draw:g>
            <draw:custom-shape draw:style-name="gr1" draw:text-style-name="P1" draw:layer="layout" svg:width="0.926cm" svg:height="0.239cm" svg:x="26.961cm" svg:y="15.4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202cm" svg:y1="15.52cm" svg:x2="27.449cm" svg:y2="14.144cm">
              <text:p/>
            </draw:line>
            <draw:line draw:style-name="gr12" draw:text-style-name="P2" draw:layer="layout" svg:x1="27.659cm" svg:y1="15.453cm" svg:x2="27.449cm" svg:y2="14.156cm">
              <text:p/>
            </draw:line>
            <draw:line draw:style-name="gr12" draw:text-style-name="P2" draw:layer="layout" svg:x1="27.478cm" svg:y1="15.562cm" svg:x2="27.462cm" svg:y2="14.137cm">
              <text:p/>
            </draw:line>
            <draw:line draw:style-name="gr12" draw:text-style-name="P2" draw:layer="layout" svg:x1="27.286cm" svg:y1="15.562cm" svg:x2="27.455cm" svg:y2="14.168cm">
              <text:p/>
            </draw:line>
            <draw:line draw:style-name="gr12" draw:text-style-name="P2" draw:layer="layout" svg:x1="27.604cm" svg:y1="15.592cm" svg:x2="27.455cm" svg:y2="14.134cm">
              <text:p/>
            </draw:line>
            <draw:line draw:style-name="gr12" draw:text-style-name="P2" draw:layer="layout" svg:x1="27.123cm" svg:y1="15.586cm" svg:x2="27.462cm" svg:y2="14.153cm">
              <text:p/>
            </draw:line>
          </draw:g>
        </draw:g>
        <draw:g>
          <draw:g>
            <draw:custom-shape draw:style-name="gr1" draw:text-style-name="P1" draw:layer="layout" svg:width="0.926cm" svg:height="0.239cm" svg:x="25.911cm" svg:y="15.74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152cm" svg:y1="15.853cm" svg:x2="26.399cm" svg:y2="14.477cm">
              <text:p/>
            </draw:line>
            <draw:line draw:style-name="gr12" draw:text-style-name="P2" draw:layer="layout" svg:x1="26.609cm" svg:y1="15.786cm" svg:x2="26.399cm" svg:y2="14.489cm">
              <text:p/>
            </draw:line>
            <draw:line draw:style-name="gr12" draw:text-style-name="P2" draw:layer="layout" svg:x1="26.428cm" svg:y1="15.895cm" svg:x2="26.412cm" svg:y2="14.47cm">
              <text:p/>
            </draw:line>
            <draw:line draw:style-name="gr12" draw:text-style-name="P2" draw:layer="layout" svg:x1="26.236cm" svg:y1="15.895cm" svg:x2="26.405cm" svg:y2="14.501cm">
              <text:p/>
            </draw:line>
            <draw:line draw:style-name="gr12" draw:text-style-name="P2" draw:layer="layout" svg:x1="26.554cm" svg:y1="15.925cm" svg:x2="26.405cm" svg:y2="14.467cm">
              <text:p/>
            </draw:line>
            <draw:line draw:style-name="gr12" draw:text-style-name="P2" draw:layer="layout" svg:x1="26.073cm" svg:y1="15.919cm" svg:x2="26.412cm" svg:y2="14.486cm">
              <text:p/>
            </draw:line>
          </draw:g>
          <draw:g>
            <draw:custom-shape draw:style-name="gr1" draw:text-style-name="P1" draw:layer="layout" svg:width="0.926cm" svg:height="0.239cm" svg:x="26.639cm" svg:y="15.74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88cm" svg:y1="15.852cm" svg:x2="27.127cm" svg:y2="14.476cm">
              <text:p/>
            </draw:line>
            <draw:line draw:style-name="gr12" draw:text-style-name="P2" draw:layer="layout" svg:x1="27.337cm" svg:y1="15.785cm" svg:x2="27.127cm" svg:y2="14.488cm">
              <text:p/>
            </draw:line>
            <draw:line draw:style-name="gr12" draw:text-style-name="P2" draw:layer="layout" svg:x1="27.156cm" svg:y1="15.894cm" svg:x2="27.14cm" svg:y2="14.469cm">
              <text:p/>
            </draw:line>
            <draw:line draw:style-name="gr12" draw:text-style-name="P2" draw:layer="layout" svg:x1="26.964cm" svg:y1="15.894cm" svg:x2="27.133cm" svg:y2="14.5cm">
              <text:p/>
            </draw:line>
            <draw:line draw:style-name="gr12" draw:text-style-name="P2" draw:layer="layout" svg:x1="27.282cm" svg:y1="15.924cm" svg:x2="27.133cm" svg:y2="14.466cm">
              <text:p/>
            </draw:line>
            <draw:line draw:style-name="gr12" draw:text-style-name="P2" draw:layer="layout" svg:x1="26.801cm" svg:y1="15.918cm" svg:x2="27.14cm" svg:y2="14.485cm">
              <text:p/>
            </draw:line>
          </draw:g>
          <draw:g>
            <draw:custom-shape draw:style-name="gr1" draw:text-style-name="P1" draw:layer="layout" svg:width="0.926cm" svg:height="0.239cm" svg:x="25.634cm" svg:y="16.0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875cm" svg:y1="16.12cm" svg:x2="26.122cm" svg:y2="14.744cm">
              <text:p/>
            </draw:line>
            <draw:line draw:style-name="gr12" draw:text-style-name="P2" draw:layer="layout" svg:x1="26.332cm" svg:y1="16.053cm" svg:x2="26.122cm" svg:y2="14.756cm">
              <text:p/>
            </draw:line>
            <draw:line draw:style-name="gr12" draw:text-style-name="P2" draw:layer="layout" svg:x1="26.151cm" svg:y1="16.162cm" svg:x2="26.135cm" svg:y2="14.737cm">
              <text:p/>
            </draw:line>
            <draw:line draw:style-name="gr12" draw:text-style-name="P2" draw:layer="layout" svg:x1="25.959cm" svg:y1="16.162cm" svg:x2="26.128cm" svg:y2="14.768cm">
              <text:p/>
            </draw:line>
            <draw:line draw:style-name="gr12" draw:text-style-name="P2" draw:layer="layout" svg:x1="26.277cm" svg:y1="16.192cm" svg:x2="26.128cm" svg:y2="14.734cm">
              <text:p/>
            </draw:line>
            <draw:line draw:style-name="gr12" draw:text-style-name="P2" draw:layer="layout" svg:x1="25.796cm" svg:y1="16.186cm" svg:x2="26.135cm" svg:y2="14.753cm">
              <text:p/>
            </draw:line>
          </draw:g>
          <draw:g>
            <draw:custom-shape draw:style-name="gr1" draw:text-style-name="P1" draw:layer="layout" svg:width="0.926cm" svg:height="0.239cm" svg:x="26.362cm" svg:y="16.00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603cm" svg:y1="16.119cm" svg:x2="26.85cm" svg:y2="14.743cm">
              <text:p/>
            </draw:line>
            <draw:line draw:style-name="gr12" draw:text-style-name="P2" draw:layer="layout" svg:x1="27.06cm" svg:y1="16.052cm" svg:x2="26.85cm" svg:y2="14.755cm">
              <text:p/>
            </draw:line>
            <draw:line draw:style-name="gr12" draw:text-style-name="P2" draw:layer="layout" svg:x1="26.879cm" svg:y1="16.161cm" svg:x2="26.863cm" svg:y2="14.736cm">
              <text:p/>
            </draw:line>
            <draw:line draw:style-name="gr12" draw:text-style-name="P2" draw:layer="layout" svg:x1="26.687cm" svg:y1="16.161cm" svg:x2="26.856cm" svg:y2="14.767cm">
              <text:p/>
            </draw:line>
            <draw:line draw:style-name="gr12" draw:text-style-name="P2" draw:layer="layout" svg:x1="27.005cm" svg:y1="16.191cm" svg:x2="26.856cm" svg:y2="14.733cm">
              <text:p/>
            </draw:line>
            <draw:line draw:style-name="gr12" draw:text-style-name="P2" draw:layer="layout" svg:x1="26.524cm" svg:y1="16.185cm" svg:x2="26.863cm" svg:y2="14.752cm">
              <text:p/>
            </draw:line>
          </draw:g>
        </draw:g>
        <draw:g>
          <draw:g>
            <draw:custom-shape draw:style-name="gr1" draw:text-style-name="P1" draw:layer="layout" svg:width="0.926cm" svg:height="0.239cm" svg:x="25.412cm" svg:y="16.34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653cm" svg:y1="16.452cm" svg:x2="25.9cm" svg:y2="15.076cm">
              <text:p/>
            </draw:line>
            <draw:line draw:style-name="gr12" draw:text-style-name="P2" draw:layer="layout" svg:x1="26.11cm" svg:y1="16.385cm" svg:x2="25.9cm" svg:y2="15.088cm">
              <text:p/>
            </draw:line>
            <draw:line draw:style-name="gr12" draw:text-style-name="P2" draw:layer="layout" svg:x1="25.929cm" svg:y1="16.494cm" svg:x2="25.913cm" svg:y2="15.069cm">
              <text:p/>
            </draw:line>
            <draw:line draw:style-name="gr12" draw:text-style-name="P2" draw:layer="layout" svg:x1="25.737cm" svg:y1="16.494cm" svg:x2="25.906cm" svg:y2="15.1cm">
              <text:p/>
            </draw:line>
            <draw:line draw:style-name="gr12" draw:text-style-name="P2" draw:layer="layout" svg:x1="26.055cm" svg:y1="16.524cm" svg:x2="25.906cm" svg:y2="15.066cm">
              <text:p/>
            </draw:line>
            <draw:line draw:style-name="gr12" draw:text-style-name="P2" draw:layer="layout" svg:x1="25.574cm" svg:y1="16.518cm" svg:x2="25.913cm" svg:y2="15.085cm">
              <text:p/>
            </draw:line>
          </draw:g>
          <draw:g>
            <draw:custom-shape draw:style-name="gr1" draw:text-style-name="P1" draw:layer="layout" svg:width="0.926cm" svg:height="0.239cm" svg:x="26.14cm" svg:y="16.34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381cm" svg:y1="16.451cm" svg:x2="26.628cm" svg:y2="15.075cm">
              <text:p/>
            </draw:line>
            <draw:line draw:style-name="gr12" draw:text-style-name="P2" draw:layer="layout" svg:x1="26.838cm" svg:y1="16.384cm" svg:x2="26.628cm" svg:y2="15.087cm">
              <text:p/>
            </draw:line>
            <draw:line draw:style-name="gr12" draw:text-style-name="P2" draw:layer="layout" svg:x1="26.657cm" svg:y1="16.493cm" svg:x2="26.641cm" svg:y2="15.068cm">
              <text:p/>
            </draw:line>
            <draw:line draw:style-name="gr12" draw:text-style-name="P2" draw:layer="layout" svg:x1="26.465cm" svg:y1="16.493cm" svg:x2="26.634cm" svg:y2="15.099cm">
              <text:p/>
            </draw:line>
            <draw:line draw:style-name="gr12" draw:text-style-name="P2" draw:layer="layout" svg:x1="26.783cm" svg:y1="16.523cm" svg:x2="26.634cm" svg:y2="15.065cm">
              <text:p/>
            </draw:line>
            <draw:line draw:style-name="gr12" draw:text-style-name="P2" draw:layer="layout" svg:x1="26.302cm" svg:y1="16.517cm" svg:x2="26.641cm" svg:y2="15.084cm">
              <text:p/>
            </draw:line>
          </draw:g>
          <draw:g>
            <draw:custom-shape draw:style-name="gr1" draw:text-style-name="P1" draw:layer="layout" svg:width="0.926cm" svg:height="0.239cm" svg:x="25.135cm" svg:y="16.60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376cm" svg:y1="16.719cm" svg:x2="25.623cm" svg:y2="15.343cm">
              <text:p/>
            </draw:line>
            <draw:line draw:style-name="gr12" draw:text-style-name="P2" draw:layer="layout" svg:x1="25.833cm" svg:y1="16.652cm" svg:x2="25.623cm" svg:y2="15.355cm">
              <text:p/>
            </draw:line>
            <draw:line draw:style-name="gr12" draw:text-style-name="P2" draw:layer="layout" svg:x1="25.652cm" svg:y1="16.761cm" svg:x2="25.636cm" svg:y2="15.336cm">
              <text:p/>
            </draw:line>
            <draw:line draw:style-name="gr12" draw:text-style-name="P2" draw:layer="layout" svg:x1="25.46cm" svg:y1="16.761cm" svg:x2="25.629cm" svg:y2="15.367cm">
              <text:p/>
            </draw:line>
            <draw:line draw:style-name="gr12" draw:text-style-name="P2" draw:layer="layout" svg:x1="25.778cm" svg:y1="16.791cm" svg:x2="25.629cm" svg:y2="15.333cm">
              <text:p/>
            </draw:line>
            <draw:line draw:style-name="gr12" draw:text-style-name="P2" draw:layer="layout" svg:x1="25.297cm" svg:y1="16.785cm" svg:x2="25.636cm" svg:y2="15.352cm">
              <text:p/>
            </draw:line>
          </draw:g>
          <draw:g>
            <draw:custom-shape draw:style-name="gr1" draw:text-style-name="P1" draw:layer="layout" svg:width="0.926cm" svg:height="0.239cm" svg:x="25.863cm" svg:y="16.60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104cm" svg:y1="16.718cm" svg:x2="26.351cm" svg:y2="15.342cm">
              <text:p/>
            </draw:line>
            <draw:line draw:style-name="gr12" draw:text-style-name="P2" draw:layer="layout" svg:x1="26.561cm" svg:y1="16.651cm" svg:x2="26.351cm" svg:y2="15.354cm">
              <text:p/>
            </draw:line>
            <draw:line draw:style-name="gr12" draw:text-style-name="P2" draw:layer="layout" svg:x1="26.38cm" svg:y1="16.76cm" svg:x2="26.364cm" svg:y2="15.335cm">
              <text:p/>
            </draw:line>
            <draw:line draw:style-name="gr12" draw:text-style-name="P2" draw:layer="layout" svg:x1="26.188cm" svg:y1="16.76cm" svg:x2="26.357cm" svg:y2="15.366cm">
              <text:p/>
            </draw:line>
            <draw:line draw:style-name="gr12" draw:text-style-name="P2" draw:layer="layout" svg:x1="26.506cm" svg:y1="16.79cm" svg:x2="26.357cm" svg:y2="15.332cm">
              <text:p/>
            </draw:line>
            <draw:line draw:style-name="gr12" draw:text-style-name="P2" draw:layer="layout" svg:x1="26.025cm" svg:y1="16.784cm" svg:x2="26.364cm" svg:y2="15.351cm">
              <text:p/>
            </draw:line>
          </draw:g>
        </draw:g>
        <draw:g>
          <draw:g>
            <draw:custom-shape draw:style-name="gr1" draw:text-style-name="P1" draw:layer="layout" svg:width="0.926cm" svg:height="0.239cm" svg:x="24.813cm" svg:y="16.94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054cm" svg:y1="17.051cm" svg:x2="25.301cm" svg:y2="15.675cm">
              <text:p/>
            </draw:line>
            <draw:line draw:style-name="gr12" draw:text-style-name="P2" draw:layer="layout" svg:x1="25.511cm" svg:y1="16.984cm" svg:x2="25.301cm" svg:y2="15.687cm">
              <text:p/>
            </draw:line>
            <draw:line draw:style-name="gr12" draw:text-style-name="P2" draw:layer="layout" svg:x1="25.33cm" svg:y1="17.093cm" svg:x2="25.314cm" svg:y2="15.668cm">
              <text:p/>
            </draw:line>
            <draw:line draw:style-name="gr12" draw:text-style-name="P2" draw:layer="layout" svg:x1="25.138cm" svg:y1="17.093cm" svg:x2="25.307cm" svg:y2="15.699cm">
              <text:p/>
            </draw:line>
            <draw:line draw:style-name="gr12" draw:text-style-name="P2" draw:layer="layout" svg:x1="25.456cm" svg:y1="17.123cm" svg:x2="25.307cm" svg:y2="15.665cm">
              <text:p/>
            </draw:line>
            <draw:line draw:style-name="gr12" draw:text-style-name="P2" draw:layer="layout" svg:x1="24.975cm" svg:y1="17.117cm" svg:x2="25.314cm" svg:y2="15.684cm">
              <text:p/>
            </draw:line>
          </draw:g>
          <draw:g>
            <draw:custom-shape draw:style-name="gr1" draw:text-style-name="P1" draw:layer="layout" svg:width="0.926cm" svg:height="0.239cm" svg:x="25.541cm" svg:y="16.9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782cm" svg:y1="17.05cm" svg:x2="26.029cm" svg:y2="15.674cm">
              <text:p/>
            </draw:line>
            <draw:line draw:style-name="gr12" draw:text-style-name="P2" draw:layer="layout" svg:x1="26.239cm" svg:y1="16.983cm" svg:x2="26.029cm" svg:y2="15.686cm">
              <text:p/>
            </draw:line>
            <draw:line draw:style-name="gr12" draw:text-style-name="P2" draw:layer="layout" svg:x1="26.058cm" svg:y1="17.092cm" svg:x2="26.042cm" svg:y2="15.667cm">
              <text:p/>
            </draw:line>
            <draw:line draw:style-name="gr12" draw:text-style-name="P2" draw:layer="layout" svg:x1="25.866cm" svg:y1="17.092cm" svg:x2="26.035cm" svg:y2="15.698cm">
              <text:p/>
            </draw:line>
            <draw:line draw:style-name="gr12" draw:text-style-name="P2" draw:layer="layout" svg:x1="26.184cm" svg:y1="17.122cm" svg:x2="26.035cm" svg:y2="15.664cm">
              <text:p/>
            </draw:line>
            <draw:line draw:style-name="gr12" draw:text-style-name="P2" draw:layer="layout" svg:x1="25.703cm" svg:y1="17.116cm" svg:x2="26.042cm" svg:y2="15.683cm">
              <text:p/>
            </draw:line>
          </draw:g>
          <draw:g>
            <draw:custom-shape draw:style-name="gr1" draw:text-style-name="P1" draw:layer="layout" svg:width="0.926cm" svg:height="0.239cm" svg:x="24.536cm" svg:y="17.20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4.777cm" svg:y1="17.318cm" svg:x2="25.024cm" svg:y2="15.942cm">
              <text:p/>
            </draw:line>
            <draw:line draw:style-name="gr12" draw:text-style-name="P2" draw:layer="layout" svg:x1="25.234cm" svg:y1="17.251cm" svg:x2="25.024cm" svg:y2="15.954cm">
              <text:p/>
            </draw:line>
            <draw:line draw:style-name="gr12" draw:text-style-name="P2" draw:layer="layout" svg:x1="25.053cm" svg:y1="17.36cm" svg:x2="25.037cm" svg:y2="15.935cm">
              <text:p/>
            </draw:line>
            <draw:line draw:style-name="gr12" draw:text-style-name="P2" draw:layer="layout" svg:x1="24.861cm" svg:y1="17.36cm" svg:x2="25.03cm" svg:y2="15.966cm">
              <text:p/>
            </draw:line>
            <draw:line draw:style-name="gr12" draw:text-style-name="P2" draw:layer="layout" svg:x1="25.179cm" svg:y1="17.39cm" svg:x2="25.03cm" svg:y2="15.932cm">
              <text:p/>
            </draw:line>
            <draw:line draw:style-name="gr12" draw:text-style-name="P2" draw:layer="layout" svg:x1="24.698cm" svg:y1="17.384cm" svg:x2="25.037cm" svg:y2="15.951cm">
              <text:p/>
            </draw:line>
          </draw:g>
          <draw:g>
            <draw:custom-shape draw:style-name="gr1" draw:text-style-name="P1" draw:layer="layout" svg:width="0.926cm" svg:height="0.239cm" svg:x="25.264cm" svg:y="17.20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5.505cm" svg:y1="17.317cm" svg:x2="25.752cm" svg:y2="15.941cm">
              <text:p/>
            </draw:line>
            <draw:line draw:style-name="gr12" draw:text-style-name="P2" draw:layer="layout" svg:x1="25.962cm" svg:y1="17.25cm" svg:x2="25.752cm" svg:y2="15.953cm">
              <text:p/>
            </draw:line>
            <draw:line draw:style-name="gr12" draw:text-style-name="P2" draw:layer="layout" svg:x1="25.781cm" svg:y1="17.359cm" svg:x2="25.765cm" svg:y2="15.934cm">
              <text:p/>
            </draw:line>
            <draw:line draw:style-name="gr12" draw:text-style-name="P2" draw:layer="layout" svg:x1="25.589cm" svg:y1="17.359cm" svg:x2="25.758cm" svg:y2="15.965cm">
              <text:p/>
            </draw:line>
            <draw:line draw:style-name="gr12" draw:text-style-name="P2" draw:layer="layout" svg:x1="25.907cm" svg:y1="17.389cm" svg:x2="25.758cm" svg:y2="15.931cm">
              <text:p/>
            </draw:line>
            <draw:line draw:style-name="gr12" draw:text-style-name="P2" draw:layer="layout" svg:x1="25.426cm" svg:y1="17.383cm" svg:x2="25.765cm" svg:y2="15.95cm">
              <text:p/>
            </draw:line>
          </draw:g>
        </draw:g>
        <draw:g>
          <draw:g>
            <draw:custom-shape draw:style-name="gr1" draw:text-style-name="P1" draw:layer="layout" svg:width="0.926cm" svg:height="0.239cm" svg:x="28.011cm" svg:y="15.14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8.252cm" svg:y1="15.252cm" svg:x2="28.499cm" svg:y2="13.876cm">
              <text:p/>
            </draw:line>
            <draw:line draw:style-name="gr12" draw:text-style-name="P2" draw:layer="layout" svg:x1="28.709cm" svg:y1="15.185cm" svg:x2="28.499cm" svg:y2="13.888cm">
              <text:p/>
            </draw:line>
            <draw:line draw:style-name="gr12" draw:text-style-name="P2" draw:layer="layout" svg:x1="28.528cm" svg:y1="15.294cm" svg:x2="28.512cm" svg:y2="13.869cm">
              <text:p/>
            </draw:line>
            <draw:line draw:style-name="gr12" draw:text-style-name="P2" draw:layer="layout" svg:x1="28.336cm" svg:y1="15.294cm" svg:x2="28.505cm" svg:y2="13.9cm">
              <text:p/>
            </draw:line>
            <draw:line draw:style-name="gr12" draw:text-style-name="P2" draw:layer="layout" svg:x1="28.654cm" svg:y1="15.324cm" svg:x2="28.505cm" svg:y2="13.866cm">
              <text:p/>
            </draw:line>
            <draw:line draw:style-name="gr12" draw:text-style-name="P2" draw:layer="layout" svg:x1="28.173cm" svg:y1="15.318cm" svg:x2="28.512cm" svg:y2="13.885cm">
              <text:p/>
            </draw:line>
          </draw:g>
          <draw:g>
            <draw:custom-shape draw:style-name="gr1" draw:text-style-name="P1" draw:layer="layout" svg:width="0.926cm" svg:height="0.239cm" svg:x="28.739cm" svg:y="15.14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8.98cm" svg:y1="15.251cm" svg:x2="29.227cm" svg:y2="13.875cm">
              <text:p/>
            </draw:line>
            <draw:line draw:style-name="gr12" draw:text-style-name="P2" draw:layer="layout" svg:x1="29.437cm" svg:y1="15.184cm" svg:x2="29.227cm" svg:y2="13.887cm">
              <text:p/>
            </draw:line>
            <draw:line draw:style-name="gr12" draw:text-style-name="P2" draw:layer="layout" svg:x1="29.256cm" svg:y1="15.293cm" svg:x2="29.24cm" svg:y2="13.868cm">
              <text:p/>
            </draw:line>
            <draw:line draw:style-name="gr12" draw:text-style-name="P2" draw:layer="layout" svg:x1="29.064cm" svg:y1="15.293cm" svg:x2="29.233cm" svg:y2="13.899cm">
              <text:p/>
            </draw:line>
            <draw:line draw:style-name="gr12" draw:text-style-name="P2" draw:layer="layout" svg:x1="29.382cm" svg:y1="15.323cm" svg:x2="29.233cm" svg:y2="13.865cm">
              <text:p/>
            </draw:line>
            <draw:line draw:style-name="gr12" draw:text-style-name="P2" draw:layer="layout" svg:x1="28.901cm" svg:y1="15.317cm" svg:x2="29.24cm" svg:y2="13.884cm">
              <text:p/>
            </draw:line>
          </draw:g>
          <draw:g>
            <draw:custom-shape draw:style-name="gr1" draw:text-style-name="P1" draw:layer="layout" svg:width="0.926cm" svg:height="0.239cm" svg:x="27.734cm" svg:y="15.40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975cm" svg:y1="15.519cm" svg:x2="28.222cm" svg:y2="14.143cm">
              <text:p/>
            </draw:line>
            <draw:line draw:style-name="gr12" draw:text-style-name="P2" draw:layer="layout" svg:x1="28.432cm" svg:y1="15.452cm" svg:x2="28.222cm" svg:y2="14.155cm">
              <text:p/>
            </draw:line>
            <draw:line draw:style-name="gr12" draw:text-style-name="P2" draw:layer="layout" svg:x1="28.251cm" svg:y1="15.561cm" svg:x2="28.235cm" svg:y2="14.136cm">
              <text:p/>
            </draw:line>
            <draw:line draw:style-name="gr12" draw:text-style-name="P2" draw:layer="layout" svg:x1="28.059cm" svg:y1="15.561cm" svg:x2="28.228cm" svg:y2="14.167cm">
              <text:p/>
            </draw:line>
            <draw:line draw:style-name="gr12" draw:text-style-name="P2" draw:layer="layout" svg:x1="28.377cm" svg:y1="15.591cm" svg:x2="28.228cm" svg:y2="14.133cm">
              <text:p/>
            </draw:line>
            <draw:line draw:style-name="gr12" draw:text-style-name="P2" draw:layer="layout" svg:x1="27.896cm" svg:y1="15.585cm" svg:x2="28.235cm" svg:y2="14.152cm">
              <text:p/>
            </draw:line>
          </draw:g>
          <draw:g>
            <draw:custom-shape draw:style-name="gr1" draw:text-style-name="P1" draw:layer="layout" svg:width="0.926cm" svg:height="0.239cm" svg:x="28.462cm" svg:y="15.40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8.703cm" svg:y1="15.518cm" svg:x2="28.95cm" svg:y2="14.142cm">
              <text:p/>
            </draw:line>
            <draw:line draw:style-name="gr12" draw:text-style-name="P2" draw:layer="layout" svg:x1="29.16cm" svg:y1="15.451cm" svg:x2="28.95cm" svg:y2="14.154cm">
              <text:p/>
            </draw:line>
            <draw:line draw:style-name="gr12" draw:text-style-name="P2" draw:layer="layout" svg:x1="28.979cm" svg:y1="15.56cm" svg:x2="28.963cm" svg:y2="14.135cm">
              <text:p/>
            </draw:line>
            <draw:line draw:style-name="gr12" draw:text-style-name="P2" draw:layer="layout" svg:x1="28.787cm" svg:y1="15.56cm" svg:x2="28.956cm" svg:y2="14.166cm">
              <text:p/>
            </draw:line>
            <draw:line draw:style-name="gr12" draw:text-style-name="P2" draw:layer="layout" svg:x1="29.105cm" svg:y1="15.59cm" svg:x2="28.956cm" svg:y2="14.132cm">
              <text:p/>
            </draw:line>
            <draw:line draw:style-name="gr12" draw:text-style-name="P2" draw:layer="layout" svg:x1="28.624cm" svg:y1="15.584cm" svg:x2="28.963cm" svg:y2="14.151cm">
              <text:p/>
            </draw:line>
          </draw:g>
        </draw:g>
        <draw:g>
          <draw:g>
            <draw:custom-shape draw:style-name="gr1" draw:text-style-name="P1" draw:layer="layout" svg:width="0.926cm" svg:height="0.239cm" svg:x="27.412cm" svg:y="15.74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653cm" svg:y1="15.851cm" svg:x2="27.9cm" svg:y2="14.475cm">
              <text:p/>
            </draw:line>
            <draw:line draw:style-name="gr12" draw:text-style-name="P2" draw:layer="layout" svg:x1="28.11cm" svg:y1="15.784cm" svg:x2="27.9cm" svg:y2="14.487cm">
              <text:p/>
            </draw:line>
            <draw:line draw:style-name="gr12" draw:text-style-name="P2" draw:layer="layout" svg:x1="27.929cm" svg:y1="15.893cm" svg:x2="27.913cm" svg:y2="14.468cm">
              <text:p/>
            </draw:line>
            <draw:line draw:style-name="gr12" draw:text-style-name="P2" draw:layer="layout" svg:x1="27.737cm" svg:y1="15.893cm" svg:x2="27.906cm" svg:y2="14.499cm">
              <text:p/>
            </draw:line>
            <draw:line draw:style-name="gr12" draw:text-style-name="P2" draw:layer="layout" svg:x1="28.055cm" svg:y1="15.923cm" svg:x2="27.906cm" svg:y2="14.465cm">
              <text:p/>
            </draw:line>
            <draw:line draw:style-name="gr12" draw:text-style-name="P2" draw:layer="layout" svg:x1="27.574cm" svg:y1="15.917cm" svg:x2="27.913cm" svg:y2="14.484cm">
              <text:p/>
            </draw:line>
          </draw:g>
          <draw:g>
            <draw:custom-shape draw:style-name="gr1" draw:text-style-name="P1" draw:layer="layout" svg:width="0.926cm" svg:height="0.239cm" svg:x="28.14cm" svg:y="15.7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8.381cm" svg:y1="15.85cm" svg:x2="28.628cm" svg:y2="14.474cm">
              <text:p/>
            </draw:line>
            <draw:line draw:style-name="gr12" draw:text-style-name="P2" draw:layer="layout" svg:x1="28.838cm" svg:y1="15.783cm" svg:x2="28.628cm" svg:y2="14.486cm">
              <text:p/>
            </draw:line>
            <draw:line draw:style-name="gr12" draw:text-style-name="P2" draw:layer="layout" svg:x1="28.657cm" svg:y1="15.892cm" svg:x2="28.641cm" svg:y2="14.467cm">
              <text:p/>
            </draw:line>
            <draw:line draw:style-name="gr12" draw:text-style-name="P2" draw:layer="layout" svg:x1="28.465cm" svg:y1="15.892cm" svg:x2="28.634cm" svg:y2="14.498cm">
              <text:p/>
            </draw:line>
            <draw:line draw:style-name="gr12" draw:text-style-name="P2" draw:layer="layout" svg:x1="28.783cm" svg:y1="15.922cm" svg:x2="28.634cm" svg:y2="14.464cm">
              <text:p/>
            </draw:line>
            <draw:line draw:style-name="gr12" draw:text-style-name="P2" draw:layer="layout" svg:x1="28.302cm" svg:y1="15.916cm" svg:x2="28.641cm" svg:y2="14.483cm">
              <text:p/>
            </draw:line>
          </draw:g>
          <draw:g>
            <draw:custom-shape draw:style-name="gr1" draw:text-style-name="P1" draw:layer="layout" svg:width="0.926cm" svg:height="0.239cm" svg:x="27.135cm" svg:y="16.00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376cm" svg:y1="16.118cm" svg:x2="27.623cm" svg:y2="14.742cm">
              <text:p/>
            </draw:line>
            <draw:line draw:style-name="gr12" draw:text-style-name="P2" draw:layer="layout" svg:x1="27.833cm" svg:y1="16.051cm" svg:x2="27.623cm" svg:y2="14.754cm">
              <text:p/>
            </draw:line>
            <draw:line draw:style-name="gr12" draw:text-style-name="P2" draw:layer="layout" svg:x1="27.652cm" svg:y1="16.16cm" svg:x2="27.636cm" svg:y2="14.735cm">
              <text:p/>
            </draw:line>
            <draw:line draw:style-name="gr12" draw:text-style-name="P2" draw:layer="layout" svg:x1="27.46cm" svg:y1="16.16cm" svg:x2="27.629cm" svg:y2="14.766cm">
              <text:p/>
            </draw:line>
            <draw:line draw:style-name="gr12" draw:text-style-name="P2" draw:layer="layout" svg:x1="27.778cm" svg:y1="16.19cm" svg:x2="27.629cm" svg:y2="14.732cm">
              <text:p/>
            </draw:line>
            <draw:line draw:style-name="gr12" draw:text-style-name="P2" draw:layer="layout" svg:x1="27.297cm" svg:y1="16.184cm" svg:x2="27.636cm" svg:y2="14.751cm">
              <text:p/>
            </draw:line>
          </draw:g>
          <draw:g>
            <draw:custom-shape draw:style-name="gr1" draw:text-style-name="P1" draw:layer="layout" svg:width="0.926cm" svg:height="0.239cm" svg:x="27.863cm" svg:y="16.00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8.104cm" svg:y1="16.117cm" svg:x2="28.351cm" svg:y2="14.741cm">
              <text:p/>
            </draw:line>
            <draw:line draw:style-name="gr12" draw:text-style-name="P2" draw:layer="layout" svg:x1="28.561cm" svg:y1="16.05cm" svg:x2="28.351cm" svg:y2="14.753cm">
              <text:p/>
            </draw:line>
            <draw:line draw:style-name="gr12" draw:text-style-name="P2" draw:layer="layout" svg:x1="28.38cm" svg:y1="16.159cm" svg:x2="28.364cm" svg:y2="14.734cm">
              <text:p/>
            </draw:line>
            <draw:line draw:style-name="gr12" draw:text-style-name="P2" draw:layer="layout" svg:x1="28.188cm" svg:y1="16.159cm" svg:x2="28.357cm" svg:y2="14.765cm">
              <text:p/>
            </draw:line>
            <draw:line draw:style-name="gr12" draw:text-style-name="P2" draw:layer="layout" svg:x1="28.506cm" svg:y1="16.189cm" svg:x2="28.357cm" svg:y2="14.731cm">
              <text:p/>
            </draw:line>
            <draw:line draw:style-name="gr12" draw:text-style-name="P2" draw:layer="layout" svg:x1="28.025cm" svg:y1="16.183cm" svg:x2="28.364cm" svg:y2="14.75cm">
              <text:p/>
            </draw:line>
          </draw:g>
        </draw:g>
        <draw:g>
          <draw:g>
            <draw:custom-shape draw:style-name="gr1" draw:text-style-name="P1" draw:layer="layout" svg:width="0.926cm" svg:height="0.239cm" svg:x="26.913cm" svg:y="16.3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154cm" svg:y1="16.45cm" svg:x2="27.401cm" svg:y2="15.074cm">
              <text:p/>
            </draw:line>
            <draw:line draw:style-name="gr12" draw:text-style-name="P2" draw:layer="layout" svg:x1="27.611cm" svg:y1="16.383cm" svg:x2="27.401cm" svg:y2="15.086cm">
              <text:p/>
            </draw:line>
            <draw:line draw:style-name="gr12" draw:text-style-name="P2" draw:layer="layout" svg:x1="27.43cm" svg:y1="16.492cm" svg:x2="27.414cm" svg:y2="15.067cm">
              <text:p/>
            </draw:line>
            <draw:line draw:style-name="gr12" draw:text-style-name="P2" draw:layer="layout" svg:x1="27.238cm" svg:y1="16.492cm" svg:x2="27.407cm" svg:y2="15.098cm">
              <text:p/>
            </draw:line>
            <draw:line draw:style-name="gr12" draw:text-style-name="P2" draw:layer="layout" svg:x1="27.556cm" svg:y1="16.522cm" svg:x2="27.407cm" svg:y2="15.064cm">
              <text:p/>
            </draw:line>
            <draw:line draw:style-name="gr12" draw:text-style-name="P2" draw:layer="layout" svg:x1="27.075cm" svg:y1="16.516cm" svg:x2="27.414cm" svg:y2="15.083cm">
              <text:p/>
            </draw:line>
          </draw:g>
          <draw:g>
            <draw:custom-shape draw:style-name="gr1" draw:text-style-name="P1" draw:layer="layout" svg:width="0.926cm" svg:height="0.239cm" svg:x="27.641cm" svg:y="16.33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882cm" svg:y1="16.449cm" svg:x2="28.129cm" svg:y2="15.073cm">
              <text:p/>
            </draw:line>
            <draw:line draw:style-name="gr12" draw:text-style-name="P2" draw:layer="layout" svg:x1="28.339cm" svg:y1="16.382cm" svg:x2="28.129cm" svg:y2="15.085cm">
              <text:p/>
            </draw:line>
            <draw:line draw:style-name="gr12" draw:text-style-name="P2" draw:layer="layout" svg:x1="28.158cm" svg:y1="16.491cm" svg:x2="28.142cm" svg:y2="15.066cm">
              <text:p/>
            </draw:line>
            <draw:line draw:style-name="gr12" draw:text-style-name="P2" draw:layer="layout" svg:x1="27.966cm" svg:y1="16.491cm" svg:x2="28.135cm" svg:y2="15.097cm">
              <text:p/>
            </draw:line>
            <draw:line draw:style-name="gr12" draw:text-style-name="P2" draw:layer="layout" svg:x1="28.284cm" svg:y1="16.521cm" svg:x2="28.135cm" svg:y2="15.063cm">
              <text:p/>
            </draw:line>
            <draw:line draw:style-name="gr12" draw:text-style-name="P2" draw:layer="layout" svg:x1="27.803cm" svg:y1="16.515cm" svg:x2="28.142cm" svg:y2="15.082cm">
              <text:p/>
            </draw:line>
          </draw:g>
          <draw:g>
            <draw:custom-shape draw:style-name="gr1" draw:text-style-name="P1" draw:layer="layout" svg:width="0.926cm" svg:height="0.239cm" svg:x="26.636cm" svg:y="16.60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877cm" svg:y1="16.717cm" svg:x2="27.124cm" svg:y2="15.341cm">
              <text:p/>
            </draw:line>
            <draw:line draw:style-name="gr12" draw:text-style-name="P2" draw:layer="layout" svg:x1="27.334cm" svg:y1="16.65cm" svg:x2="27.124cm" svg:y2="15.353cm">
              <text:p/>
            </draw:line>
            <draw:line draw:style-name="gr12" draw:text-style-name="P2" draw:layer="layout" svg:x1="27.153cm" svg:y1="16.759cm" svg:x2="27.137cm" svg:y2="15.334cm">
              <text:p/>
            </draw:line>
            <draw:line draw:style-name="gr12" draw:text-style-name="P2" draw:layer="layout" svg:x1="26.961cm" svg:y1="16.759cm" svg:x2="27.13cm" svg:y2="15.365cm">
              <text:p/>
            </draw:line>
            <draw:line draw:style-name="gr12" draw:text-style-name="P2" draw:layer="layout" svg:x1="27.279cm" svg:y1="16.789cm" svg:x2="27.13cm" svg:y2="15.331cm">
              <text:p/>
            </draw:line>
            <draw:line draw:style-name="gr12" draw:text-style-name="P2" draw:layer="layout" svg:x1="26.798cm" svg:y1="16.783cm" svg:x2="27.137cm" svg:y2="15.35cm">
              <text:p/>
            </draw:line>
          </draw:g>
          <draw:g>
            <draw:custom-shape draw:style-name="gr1" draw:text-style-name="P1" draw:layer="layout" svg:width="0.926cm" svg:height="0.239cm" svg:x="27.364cm" svg:y="16.6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605cm" svg:y1="16.716cm" svg:x2="27.852cm" svg:y2="15.34cm">
              <text:p/>
            </draw:line>
            <draw:line draw:style-name="gr12" draw:text-style-name="P2" draw:layer="layout" svg:x1="28.062cm" svg:y1="16.649cm" svg:x2="27.852cm" svg:y2="15.352cm">
              <text:p/>
            </draw:line>
            <draw:line draw:style-name="gr12" draw:text-style-name="P2" draw:layer="layout" svg:x1="27.881cm" svg:y1="16.758cm" svg:x2="27.865cm" svg:y2="15.333cm">
              <text:p/>
            </draw:line>
            <draw:line draw:style-name="gr12" draw:text-style-name="P2" draw:layer="layout" svg:x1="27.689cm" svg:y1="16.758cm" svg:x2="27.858cm" svg:y2="15.364cm">
              <text:p/>
            </draw:line>
            <draw:line draw:style-name="gr12" draw:text-style-name="P2" draw:layer="layout" svg:x1="28.007cm" svg:y1="16.788cm" svg:x2="27.858cm" svg:y2="15.33cm">
              <text:p/>
            </draw:line>
            <draw:line draw:style-name="gr12" draw:text-style-name="P2" draw:layer="layout" svg:x1="27.526cm" svg:y1="16.782cm" svg:x2="27.865cm" svg:y2="15.349cm">
              <text:p/>
            </draw:line>
          </draw:g>
        </draw:g>
        <draw:g>
          <draw:g>
            <draw:custom-shape draw:style-name="gr1" draw:text-style-name="P1" draw:layer="layout" svg:width="0.926cm" svg:height="0.239cm" svg:x="26.314cm" svg:y="16.93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555cm" svg:y1="17.049cm" svg:x2="26.802cm" svg:y2="15.673cm">
              <text:p/>
            </draw:line>
            <draw:line draw:style-name="gr12" draw:text-style-name="P2" draw:layer="layout" svg:x1="27.012cm" svg:y1="16.982cm" svg:x2="26.802cm" svg:y2="15.685cm">
              <text:p/>
            </draw:line>
            <draw:line draw:style-name="gr12" draw:text-style-name="P2" draw:layer="layout" svg:x1="26.831cm" svg:y1="17.091cm" svg:x2="26.815cm" svg:y2="15.666cm">
              <text:p/>
            </draw:line>
            <draw:line draw:style-name="gr12" draw:text-style-name="P2" draw:layer="layout" svg:x1="26.639cm" svg:y1="17.091cm" svg:x2="26.808cm" svg:y2="15.697cm">
              <text:p/>
            </draw:line>
            <draw:line draw:style-name="gr12" draw:text-style-name="P2" draw:layer="layout" svg:x1="26.957cm" svg:y1="17.121cm" svg:x2="26.808cm" svg:y2="15.663cm">
              <text:p/>
            </draw:line>
            <draw:line draw:style-name="gr12" draw:text-style-name="P2" draw:layer="layout" svg:x1="26.476cm" svg:y1="17.115cm" svg:x2="26.815cm" svg:y2="15.682cm">
              <text:p/>
            </draw:line>
          </draw:g>
          <draw:g>
            <draw:custom-shape draw:style-name="gr1" draw:text-style-name="P1" draw:layer="layout" svg:width="0.926cm" svg:height="0.239cm" svg:x="27.042cm" svg:y="16.93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283cm" svg:y1="17.048cm" svg:x2="27.53cm" svg:y2="15.672cm">
              <text:p/>
            </draw:line>
            <draw:line draw:style-name="gr12" draw:text-style-name="P2" draw:layer="layout" svg:x1="27.74cm" svg:y1="16.981cm" svg:x2="27.53cm" svg:y2="15.684cm">
              <text:p/>
            </draw:line>
            <draw:line draw:style-name="gr12" draw:text-style-name="P2" draw:layer="layout" svg:x1="27.559cm" svg:y1="17.09cm" svg:x2="27.543cm" svg:y2="15.665cm">
              <text:p/>
            </draw:line>
            <draw:line draw:style-name="gr12" draw:text-style-name="P2" draw:layer="layout" svg:x1="27.367cm" svg:y1="17.09cm" svg:x2="27.536cm" svg:y2="15.696cm">
              <text:p/>
            </draw:line>
            <draw:line draw:style-name="gr12" draw:text-style-name="P2" draw:layer="layout" svg:x1="27.685cm" svg:y1="17.12cm" svg:x2="27.536cm" svg:y2="15.662cm">
              <text:p/>
            </draw:line>
            <draw:line draw:style-name="gr12" draw:text-style-name="P2" draw:layer="layout" svg:x1="27.204cm" svg:y1="17.114cm" svg:x2="27.543cm" svg:y2="15.681cm">
              <text:p/>
            </draw:line>
          </draw:g>
          <draw:g>
            <draw:custom-shape draw:style-name="gr1" draw:text-style-name="P1" draw:layer="layout" svg:width="0.926cm" svg:height="0.239cm" svg:x="26.037cm" svg:y="17.20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6.278cm" svg:y1="17.316cm" svg:x2="26.525cm" svg:y2="15.94cm">
              <text:p/>
            </draw:line>
            <draw:line draw:style-name="gr12" draw:text-style-name="P2" draw:layer="layout" svg:x1="26.735cm" svg:y1="17.249cm" svg:x2="26.525cm" svg:y2="15.952cm">
              <text:p/>
            </draw:line>
            <draw:line draw:style-name="gr12" draw:text-style-name="P2" draw:layer="layout" svg:x1="26.554cm" svg:y1="17.358cm" svg:x2="26.538cm" svg:y2="15.933cm">
              <text:p/>
            </draw:line>
            <draw:line draw:style-name="gr12" draw:text-style-name="P2" draw:layer="layout" svg:x1="26.362cm" svg:y1="17.358cm" svg:x2="26.531cm" svg:y2="15.964cm">
              <text:p/>
            </draw:line>
            <draw:line draw:style-name="gr12" draw:text-style-name="P2" draw:layer="layout" svg:x1="26.68cm" svg:y1="17.388cm" svg:x2="26.531cm" svg:y2="15.93cm">
              <text:p/>
            </draw:line>
            <draw:line draw:style-name="gr12" draw:text-style-name="P2" draw:layer="layout" svg:x1="26.199cm" svg:y1="17.382cm" svg:x2="26.538cm" svg:y2="15.949cm">
              <text:p/>
            </draw:line>
          </draw:g>
          <draw:g>
            <draw:custom-shape draw:style-name="gr1" draw:text-style-name="P1" draw:layer="layout" svg:width="0.926cm" svg:height="0.239cm" svg:x="26.765cm" svg:y="17.20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2" draw:text-style-name="P2" draw:layer="layout" svg:x1="27.006cm" svg:y1="17.315cm" svg:x2="27.253cm" svg:y2="15.939cm">
              <text:p/>
            </draw:line>
            <draw:line draw:style-name="gr12" draw:text-style-name="P2" draw:layer="layout" svg:x1="27.463cm" svg:y1="17.248cm" svg:x2="27.253cm" svg:y2="15.951cm">
              <text:p/>
            </draw:line>
            <draw:line draw:style-name="gr12" draw:text-style-name="P2" draw:layer="layout" svg:x1="27.282cm" svg:y1="17.357cm" svg:x2="27.266cm" svg:y2="15.932cm">
              <text:p/>
            </draw:line>
            <draw:line draw:style-name="gr12" draw:text-style-name="P2" draw:layer="layout" svg:x1="27.09cm" svg:y1="17.357cm" svg:x2="27.259cm" svg:y2="15.963cm">
              <text:p/>
            </draw:line>
            <draw:line draw:style-name="gr12" draw:text-style-name="P2" draw:layer="layout" svg:x1="27.408cm" svg:y1="17.387cm" svg:x2="27.259cm" svg:y2="15.929cm">
              <text:p/>
            </draw:line>
            <draw:line draw:style-name="gr12" draw:text-style-name="P2" draw:layer="layout" svg:x1="26.927cm" svg:y1="17.381cm" svg:x2="27.266cm" svg:y2="15.948cm">
              <text:p/>
            </draw:line>
          </draw:g>
        </draw:g>
        <draw:g>
          <draw:g>
            <draw:custom-shape draw:style-name="gr10" draw:text-style-name="P3" draw:layer="layout" svg:width="0.926cm" svg:height="0.239cm" svg:x="23.373cm" svg:y="14.06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4.104cm" svg:y="14.06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3.129cm" svg:y="14.3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3.86cm" svg:y="14.35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3.584cm" svg:y1="14.505cm" svg:x2="24.076cm" svg:y2="10.754cm">
              <text:p/>
            </draw:line>
            <draw:line draw:style-name="gr13" draw:text-style-name="P2" draw:layer="layout" svg:x1="24.325cm" svg:y1="14.505cm" svg:x2="24.083cm" svg:y2="10.755cm">
              <text:p/>
            </draw:line>
            <draw:line draw:style-name="gr13" draw:text-style-name="P2" draw:layer="layout" svg:x1="24.55cm" svg:y1="14.24cm" svg:x2="24.067cm" svg:y2="10.756cm">
              <text:p/>
            </draw:line>
            <draw:line draw:style-name="gr13" draw:text-style-name="P2" draw:layer="layout" svg:x1="23.836cm" svg:y1="14.24cm" svg:x2="24.062cm" svg:y2="10.757cm">
              <text:p/>
            </draw:line>
            <draw:custom-shape draw:style-name="gr10" draw:text-style-name="P3" draw:layer="layout" svg:width="1.9cm" svg:height="0.5cm" svg:x="23.129cm" svg:y="10.46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4.874cm" svg:y="14.06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5.605cm" svg:y="14.06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4.63cm" svg:y="14.35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5.361cm" svg:y="14.35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5.085cm" svg:y1="14.506cm" svg:x2="25.577cm" svg:y2="10.755cm">
              <text:p/>
            </draw:line>
            <draw:line draw:style-name="gr13" draw:text-style-name="P2" draw:layer="layout" svg:x1="25.826cm" svg:y1="14.506cm" svg:x2="25.584cm" svg:y2="10.756cm">
              <text:p/>
            </draw:line>
            <draw:line draw:style-name="gr13" draw:text-style-name="P2" draw:layer="layout" svg:x1="26.051cm" svg:y1="14.241cm" svg:x2="25.568cm" svg:y2="10.757cm">
              <text:p/>
            </draw:line>
            <draw:line draw:style-name="gr13" draw:text-style-name="P2" draw:layer="layout" svg:x1="25.337cm" svg:y1="14.241cm" svg:x2="25.563cm" svg:y2="10.758cm">
              <text:p/>
            </draw:line>
            <draw:custom-shape draw:style-name="gr10" draw:text-style-name="P3" draw:layer="layout" svg:width="1.9cm" svg:height="0.5cm" svg:x="24.63cm" svg:y="10.46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2.834cm" svg:y="14.62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3.565cm" svg:y="14.62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2.59cm" svg:y="14.91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3.321cm" svg:y="14.91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3.045cm" svg:y1="15.067cm" svg:x2="23.537cm" svg:y2="11.316cm">
              <text:p/>
            </draw:line>
            <draw:line draw:style-name="gr13" draw:text-style-name="P2" draw:layer="layout" svg:x1="23.786cm" svg:y1="15.067cm" svg:x2="23.544cm" svg:y2="11.317cm">
              <text:p/>
            </draw:line>
            <draw:line draw:style-name="gr13" draw:text-style-name="P2" draw:layer="layout" svg:x1="24.011cm" svg:y1="14.802cm" svg:x2="23.528cm" svg:y2="11.318cm">
              <text:p/>
            </draw:line>
            <draw:line draw:style-name="gr13" draw:text-style-name="P2" draw:layer="layout" svg:x1="23.297cm" svg:y1="14.802cm" svg:x2="23.523cm" svg:y2="11.319cm">
              <text:p/>
            </draw:line>
            <draw:custom-shape draw:style-name="gr10" draw:text-style-name="P3" draw:layer="layout" svg:width="1.9cm" svg:height="0.5cm" svg:x="22.59cm" svg:y="11.02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4.335cm" svg:y="14.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5.066cm" svg:y="14.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4.091cm" svg:y="14.91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4.822cm" svg:y="14.91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4.546cm" svg:y1="15.068cm" svg:x2="25.038cm" svg:y2="11.317cm">
              <text:p/>
            </draw:line>
            <draw:line draw:style-name="gr13" draw:text-style-name="P2" draw:layer="layout" svg:x1="25.287cm" svg:y1="15.068cm" svg:x2="25.045cm" svg:y2="11.318cm">
              <text:p/>
            </draw:line>
            <draw:line draw:style-name="gr13" draw:text-style-name="P2" draw:layer="layout" svg:x1="25.512cm" svg:y1="14.803cm" svg:x2="25.029cm" svg:y2="11.319cm">
              <text:p/>
            </draw:line>
            <draw:line draw:style-name="gr13" draw:text-style-name="P2" draw:layer="layout" svg:x1="24.798cm" svg:y1="14.803cm" svg:x2="25.024cm" svg:y2="11.32cm">
              <text:p/>
            </draw:line>
            <draw:custom-shape draw:style-name="gr10" draw:text-style-name="P3" draw:layer="layout" svg:width="1.9cm" svg:height="0.5cm" svg:x="24.091cm" svg:y="11.02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6.474cm" svg:y="14.06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7.205cm" svg:y="14.06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6.23cm" svg:y="14.35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6.961cm" svg:y="14.35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6.685cm" svg:y1="14.506cm" svg:x2="27.177cm" svg:y2="10.755cm">
              <text:p/>
            </draw:line>
            <draw:line draw:style-name="gr13" draw:text-style-name="P2" draw:layer="layout" svg:x1="27.426cm" svg:y1="14.506cm" svg:x2="27.184cm" svg:y2="10.756cm">
              <text:p/>
            </draw:line>
            <draw:line draw:style-name="gr13" draw:text-style-name="P2" draw:layer="layout" svg:x1="27.651cm" svg:y1="14.241cm" svg:x2="27.168cm" svg:y2="10.757cm">
              <text:p/>
            </draw:line>
            <draw:line draw:style-name="gr13" draw:text-style-name="P2" draw:layer="layout" svg:x1="26.937cm" svg:y1="14.241cm" svg:x2="27.163cm" svg:y2="10.758cm">
              <text:p/>
            </draw:line>
            <draw:custom-shape draw:style-name="gr10" draw:text-style-name="P3" draw:layer="layout" svg:width="1.9cm" svg:height="0.5cm" svg:x="26.23cm" svg:y="10.46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7.975cm" svg:y="14.0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8.706cm" svg:y="14.06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7.731cm" svg:y="14.35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8.462cm" svg:y="14.35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8.186cm" svg:y1="14.507cm" svg:x2="28.678cm" svg:y2="10.756cm">
              <text:p/>
            </draw:line>
            <draw:line draw:style-name="gr13" draw:text-style-name="P2" draw:layer="layout" svg:x1="28.927cm" svg:y1="14.507cm" svg:x2="28.685cm" svg:y2="10.757cm">
              <text:p/>
            </draw:line>
            <draw:line draw:style-name="gr13" draw:text-style-name="P2" draw:layer="layout" svg:x1="29.152cm" svg:y1="14.242cm" svg:x2="28.669cm" svg:y2="10.758cm">
              <text:p/>
            </draw:line>
            <draw:line draw:style-name="gr13" draw:text-style-name="P2" draw:layer="layout" svg:x1="28.438cm" svg:y1="14.242cm" svg:x2="28.664cm" svg:y2="10.759cm">
              <text:p/>
            </draw:line>
            <draw:custom-shape draw:style-name="gr10" draw:text-style-name="P3" draw:layer="layout" svg:width="1.9cm" svg:height="0.5cm" svg:x="27.731cm" svg:y="10.46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5.935cm" svg:y="14.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6.666cm" svg:y="14.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5.691cm" svg:y="14.91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6.422cm" svg:y="14.91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6.146cm" svg:y1="15.068cm" svg:x2="26.638cm" svg:y2="11.317cm">
              <text:p/>
            </draw:line>
            <draw:line draw:style-name="gr13" draw:text-style-name="P2" draw:layer="layout" svg:x1="26.887cm" svg:y1="15.068cm" svg:x2="26.645cm" svg:y2="11.318cm">
              <text:p/>
            </draw:line>
            <draw:line draw:style-name="gr13" draw:text-style-name="P2" draw:layer="layout" svg:x1="27.112cm" svg:y1="14.803cm" svg:x2="26.629cm" svg:y2="11.319cm">
              <text:p/>
            </draw:line>
            <draw:line draw:style-name="gr13" draw:text-style-name="P2" draw:layer="layout" svg:x1="26.398cm" svg:y1="14.803cm" svg:x2="26.624cm" svg:y2="11.32cm">
              <text:p/>
            </draw:line>
            <draw:custom-shape draw:style-name="gr10" draw:text-style-name="P3" draw:layer="layout" svg:width="1.9cm" svg:height="0.5cm" svg:x="25.691cm" svg:y="11.029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7.436cm" svg:y="14.63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8.167cm" svg:y="14.63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7.192cm" svg:y="14.91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7.923cm" svg:y="14.91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7.647cm" svg:y1="15.069cm" svg:x2="28.139cm" svg:y2="11.318cm">
              <text:p/>
            </draw:line>
            <draw:line draw:style-name="gr13" draw:text-style-name="P2" draw:layer="layout" svg:x1="28.388cm" svg:y1="15.069cm" svg:x2="28.146cm" svg:y2="11.319cm">
              <text:p/>
            </draw:line>
            <draw:line draw:style-name="gr13" draw:text-style-name="P2" draw:layer="layout" svg:x1="28.613cm" svg:y1="14.804cm" svg:x2="28.13cm" svg:y2="11.32cm">
              <text:p/>
            </draw:line>
            <draw:line draw:style-name="gr13" draw:text-style-name="P2" draw:layer="layout" svg:x1="27.899cm" svg:y1="14.804cm" svg:x2="28.125cm" svg:y2="11.321cm">
              <text:p/>
            </draw:line>
            <draw:custom-shape draw:style-name="gr10" draw:text-style-name="P3" draw:layer="layout" svg:width="1.9cm" svg:height="0.5cm" svg:x="27.192cm" svg:y="11.0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2.284cm" svg:y="15.26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3.015cm" svg:y="15.26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2.04cm" svg:y="15.5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2.771cm" svg:y="15.5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2.495cm" svg:y1="15.702cm" svg:x2="22.987cm" svg:y2="11.951cm">
              <text:p/>
            </draw:line>
            <draw:line draw:style-name="gr13" draw:text-style-name="P2" draw:layer="layout" svg:x1="23.236cm" svg:y1="15.702cm" svg:x2="22.994cm" svg:y2="11.952cm">
              <text:p/>
            </draw:line>
            <draw:line draw:style-name="gr13" draw:text-style-name="P2" draw:layer="layout" svg:x1="23.461cm" svg:y1="15.437cm" svg:x2="22.978cm" svg:y2="11.953cm">
              <text:p/>
            </draw:line>
            <draw:line draw:style-name="gr13" draw:text-style-name="P2" draw:layer="layout" svg:x1="22.747cm" svg:y1="15.437cm" svg:x2="22.973cm" svg:y2="11.954cm">
              <text:p/>
            </draw:line>
            <draw:custom-shape draw:style-name="gr10" draw:text-style-name="P3" draw:layer="layout" svg:width="1.9cm" svg:height="0.5cm" svg:x="22.04cm" svg:y="11.66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3.785cm" svg:y="15.26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4.516cm" svg:y="15.26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3.541cm" svg:y="15.55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4.272cm" svg:y="15.55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3.996cm" svg:y1="15.703cm" svg:x2="24.488cm" svg:y2="11.952cm">
              <text:p/>
            </draw:line>
            <draw:line draw:style-name="gr13" draw:text-style-name="P2" draw:layer="layout" svg:x1="24.737cm" svg:y1="15.703cm" svg:x2="24.495cm" svg:y2="11.953cm">
              <text:p/>
            </draw:line>
            <draw:line draw:style-name="gr13" draw:text-style-name="P2" draw:layer="layout" svg:x1="24.962cm" svg:y1="15.438cm" svg:x2="24.479cm" svg:y2="11.954cm">
              <text:p/>
            </draw:line>
            <draw:line draw:style-name="gr13" draw:text-style-name="P2" draw:layer="layout" svg:x1="24.248cm" svg:y1="15.438cm" svg:x2="24.474cm" svg:y2="11.955cm">
              <text:p/>
            </draw:line>
            <draw:custom-shape draw:style-name="gr10" draw:text-style-name="P3" draw:layer="layout" svg:width="1.9cm" svg:height="0.5cm" svg:x="23.541cm" svg:y="11.66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1.745cm" svg:y="15.82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2.476cm" svg:y="15.82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1.501cm" svg:y="16.1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2.232cm" svg:y="16.11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1.956cm" svg:y1="16.264cm" svg:x2="22.448cm" svg:y2="12.513cm">
              <text:p/>
            </draw:line>
            <draw:line draw:style-name="gr13" draw:text-style-name="P2" draw:layer="layout" svg:x1="22.697cm" svg:y1="16.264cm" svg:x2="22.455cm" svg:y2="12.514cm">
              <text:p/>
            </draw:line>
            <draw:line draw:style-name="gr13" draw:text-style-name="P2" draw:layer="layout" svg:x1="22.922cm" svg:y1="15.999cm" svg:x2="22.439cm" svg:y2="12.515cm">
              <text:p/>
            </draw:line>
            <draw:line draw:style-name="gr13" draw:text-style-name="P2" draw:layer="layout" svg:x1="22.208cm" svg:y1="15.999cm" svg:x2="22.434cm" svg:y2="12.516cm">
              <text:p/>
            </draw:line>
            <draw:custom-shape draw:style-name="gr10" draw:text-style-name="P3" draw:layer="layout" svg:width="1.9cm" svg:height="0.5cm" svg:x="21.501cm" svg:y="12.22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3.246cm" svg:y="15.82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3.977cm" svg:y="15.82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3.002cm" svg:y="16.1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3.733cm" svg:y="16.1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3.457cm" svg:y1="16.265cm" svg:x2="23.949cm" svg:y2="12.514cm">
              <text:p/>
            </draw:line>
            <draw:line draw:style-name="gr13" draw:text-style-name="P2" draw:layer="layout" svg:x1="24.198cm" svg:y1="16.265cm" svg:x2="23.956cm" svg:y2="12.515cm">
              <text:p/>
            </draw:line>
            <draw:line draw:style-name="gr13" draw:text-style-name="P2" draw:layer="layout" svg:x1="24.423cm" svg:y1="16cm" svg:x2="23.94cm" svg:y2="12.516cm">
              <text:p/>
            </draw:line>
            <draw:line draw:style-name="gr13" draw:text-style-name="P2" draw:layer="layout" svg:x1="23.709cm" svg:y1="16cm" svg:x2="23.935cm" svg:y2="12.517cm">
              <text:p/>
            </draw:line>
            <draw:custom-shape draw:style-name="gr10" draw:text-style-name="P3" draw:layer="layout" svg:width="1.9cm" svg:height="0.5cm" svg:x="23.002cm" svg:y="12.22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5.385cm" svg:y="15.26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6.116cm" svg:y="15.26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5.141cm" svg:y="15.55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5.872cm" svg:y="15.551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5.596cm" svg:y1="15.703cm" svg:x2="26.088cm" svg:y2="11.952cm">
              <text:p/>
            </draw:line>
            <draw:line draw:style-name="gr13" draw:text-style-name="P2" draw:layer="layout" svg:x1="26.337cm" svg:y1="15.703cm" svg:x2="26.095cm" svg:y2="11.953cm">
              <text:p/>
            </draw:line>
            <draw:line draw:style-name="gr13" draw:text-style-name="P2" draw:layer="layout" svg:x1="26.562cm" svg:y1="15.438cm" svg:x2="26.079cm" svg:y2="11.954cm">
              <text:p/>
            </draw:line>
            <draw:line draw:style-name="gr13" draw:text-style-name="P2" draw:layer="layout" svg:x1="25.848cm" svg:y1="15.438cm" svg:x2="26.074cm" svg:y2="11.955cm">
              <text:p/>
            </draw:line>
            <draw:custom-shape draw:style-name="gr10" draw:text-style-name="P3" draw:layer="layout" svg:width="1.9cm" svg:height="0.5cm" svg:x="25.141cm" svg:y="11.66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6.886cm" svg:y="15.26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7.617cm" svg:y="15.26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6.642cm" svg:y="15.55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7.373cm" svg:y="15.552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7.097cm" svg:y1="15.704cm" svg:x2="27.589cm" svg:y2="11.953cm">
              <text:p/>
            </draw:line>
            <draw:line draw:style-name="gr13" draw:text-style-name="P2" draw:layer="layout" svg:x1="27.838cm" svg:y1="15.704cm" svg:x2="27.596cm" svg:y2="11.954cm">
              <text:p/>
            </draw:line>
            <draw:line draw:style-name="gr13" draw:text-style-name="P2" draw:layer="layout" svg:x1="28.063cm" svg:y1="15.439cm" svg:x2="27.58cm" svg:y2="11.955cm">
              <text:p/>
            </draw:line>
            <draw:line draw:style-name="gr13" draw:text-style-name="P2" draw:layer="layout" svg:x1="27.349cm" svg:y1="15.439cm" svg:x2="27.575cm" svg:y2="11.956cm">
              <text:p/>
            </draw:line>
            <draw:custom-shape draw:style-name="gr10" draw:text-style-name="P3" draw:layer="layout" svg:width="1.9cm" svg:height="0.5cm" svg:x="26.642cm" svg:y="11.665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4.846cm" svg:y="15.82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5.577cm" svg:y="15.82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4.602cm" svg:y="16.1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5.333cm" svg:y="16.1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5.057cm" svg:y1="16.265cm" svg:x2="25.549cm" svg:y2="12.514cm">
              <text:p/>
            </draw:line>
            <draw:line draw:style-name="gr13" draw:text-style-name="P2" draw:layer="layout" svg:x1="25.798cm" svg:y1="16.265cm" svg:x2="25.556cm" svg:y2="12.515cm">
              <text:p/>
            </draw:line>
            <draw:line draw:style-name="gr13" draw:text-style-name="P2" draw:layer="layout" svg:x1="26.023cm" svg:y1="16cm" svg:x2="25.54cm" svg:y2="12.516cm">
              <text:p/>
            </draw:line>
            <draw:line draw:style-name="gr13" draw:text-style-name="P2" draw:layer="layout" svg:x1="25.309cm" svg:y1="16cm" svg:x2="25.535cm" svg:y2="12.517cm">
              <text:p/>
            </draw:line>
            <draw:custom-shape draw:style-name="gr10" draw:text-style-name="P3" draw:layer="layout" svg:width="1.9cm" svg:height="0.5cm" svg:x="24.602cm" svg:y="12.22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" draw:text-style-name="P3" draw:layer="layout" svg:width="0.926cm" svg:height="0.239cm" svg:x="26.347cm" svg:y="15.82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39cm" svg:x="27.078cm" svg:y="15.82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6.103cm" svg:y="16.11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3" draw:layer="layout" svg:width="0.926cm" svg:height="0.24cm" svg:x="26.834cm" svg:y="16.114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13" draw:text-style-name="P2" draw:layer="layout" svg:x1="26.558cm" svg:y1="16.266cm" svg:x2="27.05cm" svg:y2="12.515cm">
              <text:p/>
            </draw:line>
            <draw:line draw:style-name="gr13" draw:text-style-name="P2" draw:layer="layout" svg:x1="27.299cm" svg:y1="16.266cm" svg:x2="27.057cm" svg:y2="12.516cm">
              <text:p/>
            </draw:line>
            <draw:line draw:style-name="gr13" draw:text-style-name="P2" draw:layer="layout" svg:x1="27.524cm" svg:y1="16.001cm" svg:x2="27.041cm" svg:y2="12.517cm">
              <text:p/>
            </draw:line>
            <draw:line draw:style-name="gr13" draw:text-style-name="P2" draw:layer="layout" svg:x1="26.81cm" svg:y1="16.001cm" svg:x2="27.036cm" svg:y2="12.518cm">
              <text:p/>
            </draw:line>
            <draw:custom-shape draw:style-name="gr10" draw:text-style-name="P3" draw:layer="layout" svg:width="1.9cm" svg:height="0.5cm" svg:x="26.103cm" svg:y="12.22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" draw:text-style-name="P4" draw:layer="layout" svg:width="2.2cm" svg:height="0.967cm" svg:x="8.9cm" svg:y="14.344cm">
          <draw:text-box>
            <text:p text:style-name="P3"><text:span text:style-name="T1">Level 3</text:span></text:p>
          </draw:text-box>
        </draw:frame>
        <draw:frame draw:style-name="gr3" draw:text-style-name="P4" draw:layer="layout" svg:width="2.2cm" svg:height="0.967cm" svg:x="29.8cm" svg:y="10.043cm">
          <draw:text-box>
            <text:p text:style-name="P3"><text:span text:style-name="T1">Level 2</text:span></text:p>
          </draw:text-box>
        </draw:frame>
        <draw:frame draw:style-name="gr3" draw:text-style-name="P4" draw:layer="layout" svg:width="2.2cm" svg:height="0.967cm" svg:x="29.8cm" svg:y="14.344cm">
          <draw:text-box>
            <text:p text:style-name="P3"><text:span text:style-name="T1">Level 3</text:span></text:p>
          </draw:text-box>
        </draw:frame>
        <draw:frame draw:style-name="gr3" draw:text-style-name="P4" draw:layer="layout" svg:width="2.2cm" svg:height="0.967cm" svg:x="19.6cm" svg:y="9.743cm">
          <draw:text-box>
            <text:p text:style-name="P3"><text:span text:style-name="T1">Level 2</text:span></text:p>
          </draw:text-box>
        </draw:frame>
        <draw:frame draw:style-name="gr3" draw:text-style-name="P4" draw:layer="layout" svg:width="2.2cm" svg:height="0.967cm" svg:x="19.6cm" svg:y="14.044cm">
          <draw:text-box>
            <text:p text:style-name="P3"><text:span text:style-name="T1">Level 3</text:span></text:p>
          </draw:text-box>
        </draw:frame>
        <draw:frame draw:style-name="gr3" draw:text-style-name="P4" draw:layer="layout" svg:width="2.2cm" svg:height="0.967cm" svg:x="19.6cm" svg:y="18.045cm">
          <draw:text-box>
            <text:p text:style-name="P3"><text:span text:style-name="T1">Level 3</text:span></text:p>
          </draw:text-box>
        </draw:frame>
        <draw:custom-shape draw:style-name="gr14" draw:text-style-name="P2" draw:layer="layout" svg:width="6.389cm" svg:height="6.358cm" svg:x="1.454cm" svg:y="0.1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23cm" svg:height="0.122cm" svg:x="1.7cm" svg:y="0.5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1cm" svg:y="0.7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947cm" svg:y="0.7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808cm" svg:y="1.02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702cm" svg:y="0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3cm" svg:y="1.14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071cm" svg:y="1.02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318cm" svg:y="1.2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3cm" svg:y="1.39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701cm" svg:y="1.8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2cm" svg:y="2.12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948cm" svg:y="2.12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809cm" svg:y="2.3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703cm" svg:y="2.24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5cm" svg:y="2.49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072cm" svg:y="2.3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319cm" svg:y="2.6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4cm" svg:y="2.7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702cm" svg:y="2.7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3cm" svg:y="2.9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949cm" svg:y="2.9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1cm" svg:y="3.2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.705cm" svg:y="3.1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6cm" svg:y="3.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3cm" svg:y="3.2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32cm" svg:y="3.4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6cm" svg:y="3.5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686cm" svg:y="2.7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548cm" svg:y="2.9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933cm" svg:y="2.9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795cm" svg:y="3.2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689cm" svg:y="3.1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55cm" svg:y="3.35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57cm" svg:y="3.2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304cm" svg:y="3.4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6cm" svg:y="3.5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2.688cm" svg:y="1.5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549cm" svg:y="1.76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2.935cm" svg:y="1.76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796cm" svg:y="2.00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69cm" svg:y="1.8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551cm" svg:y="2.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059cm" svg:y="2.00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306cm" svg:y="2.2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61cm" svg:y="2.3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582cm" svg:y="3.8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829cm" svg:y="4.0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584cm" svg:y="4.2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6cm" svg:y="3.8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.952cm" svg:y="3.8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13cm" svg:y="4.0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707cm" svg:y="3.9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568cm" svg:y="4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6cm" svg:y="4.0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323cm" svg:y="4.3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8cm" svg:y="4.4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12cm" svg:y="3.8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59cm" svg:y="4.0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814cm" svg:y="4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796cm" svg:y="3.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3.182cm" svg:y="3.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043cm" svg:y="4.0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937cm" svg:y="3.9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798cm" svg:y="4.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306cm" svg:y="4.0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553cm" svg:y="4.3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308cm" svg:y="4.45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127cm" svg:y="1.7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6.374cm" svg:y="2.0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129cm" svg:y="2.1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883cm" svg:y="2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128cm" svg:y="2.6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375cm" svg:y="2.86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13cm" svg:y="2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5.885cm" svg:y="3.1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251cm" svg:y="2.37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.112cm" svg:y="2.6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498cm" svg:y="2.6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359cm" svg:y="2.8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253cm" svg:y="2.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7.115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622cm" svg:y="2.8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869cm" svg:y="3.1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624cm" svg:y="3.2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252cm" svg:y="1.1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113cm" svg:y="1.39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499cm" svg:y="1.39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36cm" svg:y="1.6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254cm" svg:y="1.5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.116cm" svg:y="1.7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623cm" svg:y="1.6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87cm" svg:y="1.8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625cm" svg:y="2.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13cm" svg:y="3.4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377cm" svg:y="3.7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133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887cm" svg:y="3.9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376cm" svg:y="3.4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623cm" svg:y="3.7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6.379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36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746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.607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501cm" svg:y="3.5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363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87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.117cm" svg:y="3.9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872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408cm" svg:y="1.7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655cm" svg:y="2.0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cm" svg:y="2.12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164cm" svg:y="2.25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409cm" svg:y="2.6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656cm" svg:y="2.8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1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166cm" svg:y="3.1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532cm" svg:y="2.3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393cm" svg:y="2.6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79cm" svg:y="2.6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64cm" svg:y="2.8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534cm" svg:y="2.7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5.396cm" svg:y="2.9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903cm" svg:y="2.8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15cm" svg:y="3.1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905cm" svg:y="3.23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533cm" svg:y="1.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394cm" svg:y="1.3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8cm" svg:y="1.3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641cm" svg:y="1.6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536cm" svg:y="1.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397cm" svg:y="1.7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904cm" svg:y="1.6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151cm" svg:y="1.88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907cm" svg:y="2.0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1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658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4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168cm" svg:y="3.9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657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904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66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641cm" svg:y="3.4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027cm" svg:y="3.4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888cm" svg:y="3.7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782cm" svg:y="3.59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644cm" svg:y="3.8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151cm" svg:y="3.7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398cm" svg:y="3.9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5.154cm" svg:y="4.09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672cm" svg:y="2.1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19cm" svg:y="2.37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74cm" svg:y="2.4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428cm" svg:y="2.6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673cm" svg:y="2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2cm" svg:y="3.2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75cm" svg:y="3.3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43cm" svg:y="3.4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796cm" svg:y="2.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657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043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904cm" svg:y="3.2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798cm" svg:y="3.1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66cm" svg:y="3.35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167cm" svg:y="3.2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4cm" svg:y="3.47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169cm" svg:y="3.6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797cm" svg:y="1.5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658cm" svg:y="1.7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044cm" svg:y="1.7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905cm" svg:y="2.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8cm" svg:y="1.88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661cm" svg:y="2.13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168cm" svg:y="2.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5cm" svg:y="2.25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171cm" svg:y="2.37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75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22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78cm" svg:y="4.2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432cm" svg:y="4.33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21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168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24cm" svg:y="4.2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905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291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152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4.047cm" svg:y="3.9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908cm" svg:y="4.2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5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662cm" svg:y="4.3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418cm" svg:y="4.4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147cm" svg:y="2.00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394cm" svg:y="2.2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15cm" svg:y="2.3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517cm" svg:y="2.0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273cm" svg:y="2.1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641cm" svg:y="2.25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5.396cm" svg:y="2.3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903cm" svg:y="2.2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15cm" svg:y="2.4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905cm" svg:y="2.6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273cm" svg:y="2.25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028cm" svg:y="2.37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397cm" svg:y="2.49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151cm" svg:y="2.6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273cm" svg:y="4.0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52cm" svg:y="4.33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275cm" svg:y="4.4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5.643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398cm" svg:y="4.2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767cm" svg:y="4.33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521cm" svg:y="4.4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38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627cm" svg:y="4.33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382cm" svg:y="4.4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6.75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505cm" svg:y="4.2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874cm" svg:y="4.3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628cm" svg:y="4.4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5.89cm" svg:y="4.4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136cm" svg:y="4.7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892cm" svg:y="4.8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259cm" svg:y="4.4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015cm" svg:y="4.5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383cm" svg:y="4.7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138cm" svg:y="4.8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08cm" svg:y="0.4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55cm" svg:y="0.6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1cm" svg:y="0.7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055cm" svg:y="0.9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302cm" svg:y="1.14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57cm" svg:y="1.2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793cm" svg:y="0.90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04cm" svg:y="1.1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796cm" svg:y="1.27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426cm" svg:y="0.5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73cm" svg:y="0.7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428cm" svg:y="0.9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236cm" svg:y="0.5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483cm" svg:y="0.7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7.239cm" svg:y="0.9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746cm" svg:y="0.2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993cm" svg:y="0.5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748cm" svg:y="0.6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81cm" svg:y="0.2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028cm" svg:y="0.5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784cm" svg:y="0.6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888cm" svg:y="0.2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135cm" svg:y="0.5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891cm" svg:y="0.66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83cm" svg:y="5.7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7cm" svg:y="5.5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953cm" svg:y="5.5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708cm" svg:y="5.6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57cm" svg:y="5.9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7cm" svg:y="5.7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324cm" svg:y="6.0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079cm" svg:y="6.1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831cm" svg:y="5.0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68cm" svg:y="4.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.954cm" svg:y="4.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.71cm" svg:y="4.9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571cm" svg:y="5.1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078cm" svg:y="5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325cm" svg:y="5.3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2.081cm" svg:y="5.4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815cm" svg:y="5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553cm" svg:y="4.8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938cm" svg:y="4.8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694cm" svg:y="4.9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555cm" svg:y="5.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62cm" svg:y="5.0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309cm" svg:y="5.3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65cm" svg:y="5.4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537cm" svg:y="5.0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274cm" svg:y="4.8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66cm" svg:y="4.8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415cm" svg:y="4.94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276cm" svg:y="5.19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84cm" svg:y="5.06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031cm" svg:y="5.31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86cm" svg:y="5.43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538cm" svg:y="5.8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275cm" svg:y="5.5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661cm" svg:y="5.5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416cm" svg:y="5.6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278cm" svg:y="5.9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85cm" svg:y="5.80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032cm" svg:y="6.04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787cm" svg:y="6.1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433cm" svg:y="5.80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4.171cm" svg:y="5.5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556cm" svg:y="5.5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312cm" svg:y="5.6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4.173cm" svg:y="5.9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8cm" svg:y="5.8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27cm" svg:y="6.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683cm" svg:y="6.17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752cm" svg:y="5.8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.489cm" svg:y="5.5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875cm" svg:y="5.5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63cm" svg:y="5.68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492cm" svg:y="5.92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999cm" svg:y="5.8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246cm" svg:y="6.05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.001cm" svg:y="6.1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753cm" svg:y="4.9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49cm" svg:y="4.7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876cm" svg:y="4.7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632cm" svg:y="4.8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493cm" svg:y="5.0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7cm" svg:y="4.9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247cm" svg:y="5.1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7.003cm" svg:y="5.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526cm" svg:y="5.5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6.263cm" svg:y="5.31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649cm" svg:y="5.31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404cm" svg:y="5.4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265cm" svg:y="5.6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5.773cm" svg:y="5.5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6.02cm" svg:y="5.8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5.775cm" svg:y="5.9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04cm" svg:y="5.1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796cm" svg:y="5.3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19cm" svg:y="5.0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287cm" svg:y="5.1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936cm" svg:y="6.0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691cm" svg:y="6.1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14cm" svg:y="5.9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3.183cm" svg:y="6.0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2.814cm" svg:y="4.45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2.57cm" svg:y="4.5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2.693cm" svg:y="4.3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061cm" svg:y="4.4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044cm" svg:y="4.69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3.8cm" svg:y="4.8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3.922cm" svg:y="4.5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4.291cm" svg:y="4.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6" draw:text-style-name="P2" xml:id="id1" draw:id="id1" draw:layer="layout" svg:width="6.389cm" svg:height="6.358cm" svg:x="12.836cm" svg:y="0.1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23cm" svg:height="0.122cm" svg:x="13.081cm" svg:y="0.5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3.943cm" svg:y="0.7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328cm" svg:y="0.7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4.19cm" svg:y="1.02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084cm" svg:y="0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5cm" svg:y="1.14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452cm" svg:y="1.02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699cm" svg:y="1.2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55cm" svg:y="1.39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082cm" svg:y="1.8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4cm" svg:y="2.12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329cm" svg:y="2.12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191cm" svg:y="2.3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085cm" svg:y="2.24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6cm" svg:y="2.49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3.454cm" svg:y="2.3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3.701cm" svg:y="2.6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56cm" svg:y="2.7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084cm" svg:y="2.7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5cm" svg:y="2.9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331cm" svg:y="2.9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192cm" svg:y="3.2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086cm" svg:y="3.1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7cm" svg:y="3.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55cm" svg:y="3.2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702cm" svg:y="3.4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57cm" svg:y="3.5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068cm" svg:y="2.7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929cm" svg:y="2.9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315cm" svg:y="2.9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76cm" svg:y="3.2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07cm" svg:y="3.1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4.932cm" svg:y="3.35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39cm" svg:y="3.2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686cm" svg:y="3.4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41cm" svg:y="3.5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069cm" svg:y="1.5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93cm" svg:y="1.76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316cm" svg:y="1.76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177cm" svg:y="2.00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072cm" svg:y="1.8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933cm" svg:y="2.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44cm" svg:y="2.00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687cm" svg:y="2.2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443cm" svg:y="2.3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2.963cm" svg:y="3.8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21cm" svg:y="4.0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2.966cm" svg:y="4.2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7cm" svg:y="3.8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333cm" svg:y="3.8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194cm" svg:y="4.0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3.089cm" svg:y="3.9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95cm" svg:y="4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57cm" svg:y="4.0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704cm" svg:y="4.3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6cm" svg:y="4.4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193cm" svg:y="3.8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4cm" svg:y="4.0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196cm" svg:y="4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177cm" svg:y="3.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563cm" svg:y="3.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424cm" svg:y="4.0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319cm" svg:y="3.9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8cm" svg:y="4.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687cm" svg:y="4.0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934cm" svg:y="4.3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4.69cm" svg:y="4.45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508cm" svg:y="1.7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755cm" svg:y="2.0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7.511cm" svg:y="2.1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265cm" svg:y="2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509cm" svg:y="2.6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756cm" svg:y="2.86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512cm" svg:y="2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266cm" svg:y="3.1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632cm" svg:y="2.37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8.494cm" svg:y="2.6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879cm" svg:y="2.6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8.741cm" svg:y="2.8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635cm" svg:y="2.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496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003cm" svg:y="2.8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25cm" svg:y="3.1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006cm" svg:y="3.2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633cm" svg:y="1.1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495cm" svg:y="1.39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88cm" svg:y="1.39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742cm" svg:y="1.6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636cm" svg:y="1.5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497cm" svg:y="1.7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8.005cm" svg:y="1.6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8.252cm" svg:y="1.8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007cm" svg:y="2.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512cm" svg:y="3.4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759cm" svg:y="3.7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514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7.269cm" svg:y="3.9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7.758cm" svg:y="3.4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8.005cm" svg:y="3.7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76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742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127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989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883cm" svg:y="3.5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744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8.252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498cm" svg:y="3.9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254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789cm" svg:y="1.7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36cm" svg:y="2.0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792cm" svg:y="2.12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46cm" svg:y="2.25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79cm" svg:y="2.6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37cm" svg:y="2.8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793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47cm" svg:y="3.1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913cm" svg:y="2.3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75cm" svg:y="2.6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16cm" svg:y="2.6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7.022cm" svg:y="2.8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916cm" svg:y="2.7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77cm" svg:y="2.9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284cm" svg:y="2.8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531cm" svg:y="3.1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287cm" svg:y="3.23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5.915cm" svg:y="1.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76cm" svg:y="1.3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6.162cm" svg:y="1.3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023cm" svg:y="1.6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917cm" svg:y="1.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778cm" svg:y="1.7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6.286cm" svg:y="1.6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6.533cm" svg:y="1.88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288cm" svg:y="2.0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793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04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795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55cm" svg:y="3.9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39cm" svg:y="3.4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6.286cm" svg:y="3.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41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023cm" svg:y="3.4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408cm" svg:y="3.4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27cm" svg:y="3.7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164cm" svg:y="3.59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025cm" svg:y="3.8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6.533cm" svg:y="3.7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6.78cm" svg:y="3.9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535cm" svg:y="4.09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053cm" svg:y="2.1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cm" svg:y="2.37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56cm" svg:y="2.4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81cm" svg:y="2.6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054cm" svg:y="2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01cm" svg:y="3.2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57cm" svg:y="3.3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811cm" svg:y="3.4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77cm" svg:y="2.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39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424cm" svg:y="2.98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6.286cm" svg:y="3.2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8cm" svg:y="3.1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41cm" svg:y="3.35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548cm" svg:y="3.2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795cm" svg:y="3.47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51cm" svg:y="3.6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5.179cm" svg:y="1.5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04cm" svg:y="1.7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5.426cm" svg:y="1.7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287cm" svg:y="2.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81cm" svg:y="1.88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042cm" svg:y="2.13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5cm" svg:y="2.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5.797cm" svg:y="2.25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52cm" svg:y="2.37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57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04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59cm" svg:y="4.2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814cm" svg:y="4.33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03cm" svg:y="3.8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5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05cm" svg:y="4.2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287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5.673cm" svg:y="3.8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534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428cm" svg:y="3.9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289cm" svg:y="4.2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5.797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6.044cm" svg:y="4.3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799cm" svg:y="4.4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529cm" svg:y="2.00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76cm" svg:y="2.2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531cm" svg:y="2.3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899cm" svg:y="2.0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654cm" svg:y="2.13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023cm" svg:y="2.25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77cm" svg:y="2.3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284cm" svg:y="2.2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531cm" svg:y="2.4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287cm" svg:y="2.6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654cm" svg:y="2.25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41cm" svg:y="2.37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78cm" svg:y="2.49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6.533cm" svg:y="2.6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654cm" svg:y="4.0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901cm" svg:y="4.33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657cm" svg:y="4.4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024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6.78cm" svg:y="4.2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148cm" svg:y="4.33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902cm" svg:y="4.4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761cm" svg:y="4.0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008cm" svg:y="4.33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764cm" svg:y="4.4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131cm" svg:y="4.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7.887cm" svg:y="4.21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255cm" svg:y="4.3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009cm" svg:y="4.4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271cm" svg:y="4.4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518cm" svg:y="4.7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273cm" svg:y="4.8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641cm" svg:y="4.4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396cm" svg:y="4.5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765cm" svg:y="4.7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519cm" svg:y="4.8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19cm" svg:y="0.4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36cm" svg:y="0.6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192cm" svg:y="0.7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436cm" svg:y="0.9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683cm" svg:y="1.14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39cm" svg:y="1.2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175cm" svg:y="0.90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422cm" svg:y="1.1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77cm" svg:y="1.27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808cm" svg:y="0.5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54cm" svg:y="0.7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81cm" svg:y="0.9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618cm" svg:y="0.53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8.865cm" svg:y="0.7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62cm" svg:y="0.9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127cm" svg:y="0.2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374cm" svg:y="0.5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13cm" svg:y="0.6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163cm" svg:y="0.2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41cm" svg:y="0.5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165cm" svg:y="0.66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27cm" svg:y="0.2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517cm" svg:y="0.5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272cm" svg:y="0.66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211cm" svg:y="5.7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49cm" svg:y="5.5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334cm" svg:y="5.55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09cm" svg:y="5.6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951cm" svg:y="5.9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58cm" svg:y="5.7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705cm" svg:y="6.0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61cm" svg:y="6.1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213cm" svg:y="5.06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5cm" svg:y="4.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3.336cm" svg:y="4.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091cm" svg:y="4.9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952cm" svg:y="5.18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46cm" svg:y="5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707cm" svg:y="5.3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3.462cm" svg:y="5.4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197cm" svg:y="5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934cm" svg:y="4.8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32cm" svg:y="4.8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075cm" svg:y="4.94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937cm" svg:y="5.1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44cm" svg:y="5.0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691cm" svg:y="5.3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446cm" svg:y="5.4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918cm" svg:y="5.06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655cm" svg:y="4.8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41cm" svg:y="4.8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5.797cm" svg:y="4.94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658cm" svg:y="5.19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165cm" svg:y="5.06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412cm" svg:y="5.31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168cm" svg:y="5.43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919cm" svg:y="5.8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657cm" svg:y="5.5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042cm" svg:y="5.55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798cm" svg:y="5.6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659cm" svg:y="5.92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166cm" svg:y="5.80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6.413cm" svg:y="6.04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169cm" svg:y="6.1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815cm" svg:y="5.80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552cm" svg:y="5.5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938cm" svg:y="5.55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693cm" svg:y="5.6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5.555cm" svg:y="5.92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62cm" svg:y="5.8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09cm" svg:y="6.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064cm" svg:y="6.17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8.134cm" svg:y="5.80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871cm" svg:y="5.5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256cm" svg:y="5.55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012cm" svg:y="5.68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873cm" svg:y="5.92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8.381cm" svg:y="5.8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627cm" svg:y="6.05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383cm" svg:y="6.1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135cm" svg:y="4.9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872cm" svg:y="4.7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258cm" svg:y="4.7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013cm" svg:y="4.8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874cm" svg:y="5.0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8.382cm" svg:y="4.9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629cm" svg:y="5.1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8.384cm" svg:y="5.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907cm" svg:y="5.56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3cm" svg:x="17.645cm" svg:y="5.31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03cm" svg:y="5.31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6.786cm" svg:y="5.4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647cm" svg:y="5.6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154cm" svg:y="5.5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7.401cm" svg:y="5.8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7.157cm" svg:y="5.9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422cm" svg:y="5.1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5.177cm" svg:y="5.30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cm" svg:y="5.06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669cm" svg:y="5.1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317cm" svg:y="6.04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073cm" svg:y="6.1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196cm" svg:y="5.9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4.564cm" svg:y="6.04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196cm" svg:y="4.45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3cm" svg:x="13.951cm" svg:y="4.57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4.074cm" svg:y="4.33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4.443cm" svg:y="4.4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5.426cm" svg:y="4.69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181cm" svg:y="4.82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3cm" svg:height="0.122cm" svg:x="15.304cm" svg:y="4.5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0.122cm" svg:height="0.122cm" svg:x="15.673cm" svg:y="4.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onnector draw:style-name="gr17" draw:text-style-name="P2" draw:layer="layout" draw:type="line" svg:x1="12.836cm" svg:y1="3.344cm" svg:x2="19.225cm" svg:y2="3.344cm" draw:start-shape="id1" draw:start-glue-point="3" draw:end-shape="id1" draw:end-glue-point="1" svg:d="M12836 3344h6389" svg:viewBox="0 0 6390 1">
          <text:p/>
        </draw:connector>
        <draw:connector draw:style-name="gr17" draw:text-style-name="P2" draw:layer="layout" draw:type="line" svg:x1="16.03cm" svg:y1="6.523cm" svg:x2="16.03cm" svg:y2="0.165cm" draw:start-shape="id1" draw:start-glue-point="2" draw:end-shape="id1" draw:end-glue-point="0" svg:d="M16030 6523v-6358" svg:viewBox="0 0 1 6359">
          <text:p/>
        </draw:connector>
        <draw:line draw:style-name="gr18" draw:text-style-name="P2" draw:layer="layout" svg:x1="14.433cm" svg:y1="3.466cm" svg:x2="14.433cm" svg:y2="6.4cm">
          <text:p/>
        </draw:line>
        <draw:line draw:style-name="gr18" draw:text-style-name="P2" draw:layer="layout" svg:x1="14.433cm" svg:y1="0.287cm" svg:x2="14.433cm" svg:y2="3.221cm">
          <text:p/>
        </draw:line>
        <draw:line draw:style-name="gr18" draw:text-style-name="P2" draw:layer="layout" svg:x1="17.627cm" svg:y1="0.287cm" svg:x2="17.627cm" svg:y2="3.221cm">
          <text:p/>
        </draw:line>
        <draw:line draw:style-name="gr18" draw:text-style-name="P2" draw:layer="layout" svg:x1="17.627cm" svg:y1="3.466cm" svg:x2="17.627cm" svg:y2="6.4cm">
          <text:p/>
        </draw:line>
        <draw:line draw:style-name="gr18" draw:text-style-name="P2" draw:layer="layout" svg:x1="12.958cm" svg:y1="1.754cm" svg:x2="15.907cm" svg:y2="1.754cm">
          <text:p/>
        </draw:line>
        <draw:line draw:style-name="gr18" draw:text-style-name="P2" draw:layer="layout" svg:x1="16.153cm" svg:y1="1.754cm" svg:x2="19.102cm" svg:y2="1.754cm">
          <text:p/>
        </draw:line>
        <draw:line draw:style-name="gr18" draw:text-style-name="P2" draw:layer="layout" svg:x1="16.153cm" svg:y1="4.933cm" svg:x2="19.102cm" svg:y2="4.933cm">
          <text:p/>
        </draw:line>
        <draw:line draw:style-name="gr18" draw:text-style-name="P2" draw:layer="layout" svg:x1="12.958cm" svg:y1="4.933cm" svg:x2="15.907cm" svg:y2="4.933cm">
          <text:p/>
        </draw:line>
        <draw:line draw:style-name="gr19" draw:text-style-name="P2" draw:layer="layout" svg:x1="13.654cm" svg:y1="0.287cm" svg:x2="13.654cm" svg:y2="1.632cm">
          <text:p/>
        </draw:line>
        <draw:line draw:style-name="gr19" draw:text-style-name="P2" draw:layer="layout" svg:x1="12.958cm" svg:y1="0.899cm" svg:x2="14.31cm" svg:y2="0.899cm">
          <text:p/>
        </draw:line>
        <draw:line draw:style-name="gr19" draw:text-style-name="P2" draw:layer="layout" svg:x1="15.251cm" svg:y1="0.287cm" svg:x2="15.251cm" svg:y2="1.632cm">
          <text:p/>
        </draw:line>
        <draw:line draw:style-name="gr19" draw:text-style-name="P2" draw:layer="layout" svg:x1="14.556cm" svg:y1="0.899cm" svg:x2="15.908cm" svg:y2="0.899cm">
          <text:p/>
        </draw:line>
        <draw:line draw:style-name="gr19" draw:text-style-name="P2" draw:layer="layout" svg:x1="15.251cm" svg:y1="1.877cm" svg:x2="15.251cm" svg:y2="3.222cm">
          <text:p/>
        </draw:line>
        <draw:line draw:style-name="gr19" draw:text-style-name="P2" draw:layer="layout" svg:x1="14.556cm" svg:y1="2.488cm" svg:x2="15.908cm" svg:y2="2.488cm">
          <text:p/>
        </draw:line>
        <draw:line draw:style-name="gr19" draw:text-style-name="P2" draw:layer="layout" svg:x1="13.654cm" svg:y1="1.877cm" svg:x2="13.654cm" svg:y2="3.222cm">
          <text:p/>
        </draw:line>
        <draw:line draw:style-name="gr19" draw:text-style-name="P2" draw:layer="layout" svg:x1="12.958cm" svg:y1="2.488cm" svg:x2="14.31cm" svg:y2="2.488cm">
          <text:p/>
        </draw:line>
        <draw:line draw:style-name="gr19" draw:text-style-name="P2" draw:layer="layout" svg:x1="13.654cm" svg:y1="3.466cm" svg:x2="13.654cm" svg:y2="4.811cm">
          <text:p/>
        </draw:line>
        <draw:line draw:style-name="gr19" draw:text-style-name="P2" draw:layer="layout" svg:x1="12.958cm" svg:y1="4.078cm" svg:x2="14.31cm" svg:y2="4.078cm">
          <text:p/>
        </draw:line>
        <draw:line draw:style-name="gr19" draw:text-style-name="P2" draw:layer="layout" svg:x1="15.251cm" svg:y1="3.466cm" svg:x2="15.251cm" svg:y2="4.811cm">
          <text:p/>
        </draw:line>
        <draw:line draw:style-name="gr19" draw:text-style-name="P2" draw:layer="layout" svg:x1="14.556cm" svg:y1="4.078cm" svg:x2="15.908cm" svg:y2="4.078cm">
          <text:p/>
        </draw:line>
        <draw:line draw:style-name="gr19" draw:text-style-name="P2" draw:layer="layout" svg:x1="15.251cm" svg:y1="5.056cm" svg:x2="15.251cm" svg:y2="6.401cm">
          <text:p/>
        </draw:line>
        <draw:line draw:style-name="gr19" draw:text-style-name="P2" draw:layer="layout" svg:x1="14.556cm" svg:y1="5.667cm" svg:x2="15.908cm" svg:y2="5.667cm">
          <text:p/>
        </draw:line>
        <draw:line draw:style-name="gr19" draw:text-style-name="P2" draw:layer="layout" svg:x1="13.654cm" svg:y1="5.056cm" svg:x2="13.654cm" svg:y2="6.401cm">
          <text:p/>
        </draw:line>
        <draw:line draw:style-name="gr19" draw:text-style-name="P2" draw:layer="layout" svg:x1="12.958cm" svg:y1="5.667cm" svg:x2="14.31cm" svg:y2="5.667cm">
          <text:p/>
        </draw:line>
        <draw:line draw:style-name="gr19" draw:text-style-name="P2" draw:layer="layout" svg:x1="16.848cm" svg:y1="5.056cm" svg:x2="16.848cm" svg:y2="6.401cm">
          <text:p/>
        </draw:line>
        <draw:line draw:style-name="gr19" draw:text-style-name="P2" draw:layer="layout" svg:x1="16.153cm" svg:y1="5.667cm" svg:x2="17.505cm" svg:y2="5.667cm">
          <text:p/>
        </draw:line>
        <draw:line draw:style-name="gr19" draw:text-style-name="P2" draw:layer="layout" svg:x1="18.446cm" svg:y1="5.056cm" svg:x2="18.446cm" svg:y2="6.401cm">
          <text:p/>
        </draw:line>
        <draw:line draw:style-name="gr19" draw:text-style-name="P2" draw:layer="layout" svg:x1="17.75cm" svg:y1="5.667cm" svg:x2="19.102cm" svg:y2="5.667cm">
          <text:p/>
        </draw:line>
        <draw:line draw:style-name="gr19" draw:text-style-name="P2" draw:layer="layout" svg:x1="18.446cm" svg:y1="3.466cm" svg:x2="18.446cm" svg:y2="4.811cm">
          <text:p/>
        </draw:line>
        <draw:line draw:style-name="gr19" draw:text-style-name="P2" draw:layer="layout" svg:x1="17.75cm" svg:y1="4.078cm" svg:x2="19.102cm" svg:y2="4.078cm">
          <text:p/>
        </draw:line>
        <draw:line draw:style-name="gr19" draw:text-style-name="P2" draw:layer="layout" svg:x1="16.848cm" svg:y1="3.466cm" svg:x2="16.848cm" svg:y2="4.811cm">
          <text:p/>
        </draw:line>
        <draw:line draw:style-name="gr19" draw:text-style-name="P2" draw:layer="layout" svg:x1="16.153cm" svg:y1="4.078cm" svg:x2="17.505cm" svg:y2="4.078cm">
          <text:p/>
        </draw:line>
        <draw:line draw:style-name="gr19" draw:text-style-name="P2" draw:layer="layout" svg:x1="16.848cm" svg:y1="1.877cm" svg:x2="16.848cm" svg:y2="3.222cm">
          <text:p/>
        </draw:line>
        <draw:line draw:style-name="gr19" draw:text-style-name="P2" draw:layer="layout" svg:x1="16.153cm" svg:y1="2.488cm" svg:x2="17.505cm" svg:y2="2.488cm">
          <text:p/>
        </draw:line>
        <draw:line draw:style-name="gr19" draw:text-style-name="P2" draw:layer="layout" svg:x1="18.446cm" svg:y1="1.877cm" svg:x2="18.446cm" svg:y2="3.222cm">
          <text:p/>
        </draw:line>
        <draw:line draw:style-name="gr19" draw:text-style-name="P2" draw:layer="layout" svg:x1="17.75cm" svg:y1="2.488cm" svg:x2="19.102cm" svg:y2="2.488cm">
          <text:p/>
        </draw:line>
        <draw:line draw:style-name="gr19" draw:text-style-name="P2" draw:layer="layout" svg:x1="18.446cm" svg:y1="0.287cm" svg:x2="18.446cm" svg:y2="1.632cm">
          <text:p/>
        </draw:line>
        <draw:line draw:style-name="gr19" draw:text-style-name="P2" draw:layer="layout" svg:x1="17.75cm" svg:y1="0.899cm" svg:x2="19.102cm" svg:y2="0.899cm">
          <text:p/>
        </draw:line>
        <draw:line draw:style-name="gr19" draw:text-style-name="P2" draw:layer="layout" svg:x1="16.848cm" svg:y1="0.287cm" svg:x2="16.848cm" svg:y2="1.632cm">
          <text:p/>
        </draw:line>
        <draw:line draw:style-name="gr19" draw:text-style-name="P2" draw:layer="layout" svg:x1="16.153cm" svg:y1="0.899cm" svg:x2="17.505cm" svg:y2="0.899cm">
          <text:p/>
        </draw:line>
        <draw:custom-shape draw:style-name="gr20" draw:text-style-name="P2" draw:layer="layout" svg:width="0.955cm" svg:height="0.106cm" svg:x="21.714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2.451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1.971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2.708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3.311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0.955cm" svg:height="0.106cm" svg:x="24.048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3.568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4.305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2.282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3.019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2.538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3.276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3.879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4.616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4.136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4.873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5.154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5.891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5.411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6.148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6.751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7.489cm" svg:y="6.3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7.008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7.745cm" svg:y="6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5.722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6.459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5.979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6.716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7.319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8.056cm" svg:y="6.0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7.576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8.313cm" svg:y="5.9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3.014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3.751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3.271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4.008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4.611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5.348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4.868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5.605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3.581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4.319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3.838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4.575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5.179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5.916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5.436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6.173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6.454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7.191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6.711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7.448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7cm" svg:x="28.051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7cm" svg:x="28.789cm" svg:y="5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8.308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9.045cm" svg:y="5.57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7.022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7.759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7.279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0.954cm" svg:height="0.106cm" svg:x="28.016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8.619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9.356cm" svg:y="5.4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8.876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0.955cm" svg:height="0.106cm" svg:x="29.513cm" svg:y="5.3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4cm" svg:x="21.732cm" svg:y="4.7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4cm" svg:x="23.311cm" svg:y="4.7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5cm" svg:x="22.282cm" svg:y="4.4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5cm" svg:x="23.86cm" svg:y="4.4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4cm" svg:x="25.152cm" svg:y="4.7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4cm" svg:x="26.729cm" svg:y="4.7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5cm" svg:x="25.702cm" svg:y="4.4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1" draw:layer="layout" svg:width="2.044cm" svg:height="0.245cm" svg:x="27.279cm" svg:y="4.4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5cm" svg:x="22.948cm" svg:y="4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5cm" svg:x="24.525cm" svg:y="4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4cm" svg:x="23.498cm" svg:y="3.8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2.045cm" svg:height="0.244cm" svg:x="25.074cm" svg:y="3.8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5cm" svg:x="26.367cm" svg:y="4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2.044cm" svg:height="0.245cm" svg:x="27.945cm" svg:y="4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4cm" svg:x="26.916cm" svg:y="3.8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2.043cm" svg:height="0.244cm" svg:x="28.495cm" svg:y="3.8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4.293cm" svg:height="0.543cm" svg:x="21.777cm" svg:y="2.84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4.294cm" svg:height="0.543cm" svg:x="25.092cm" svg:y="2.84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12" draw:layer="layout" svg:width="4.294cm" svg:height="0.542cm" svg:x="22.932cm" svg:y="2.2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4.29cm" svg:height="0.542cm" svg:x="26.248cm" svg:y="2.2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8.714cm" svg:height="1.161cm" svg:x="21.78cm" svg:y="0.63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2" draw:text-style-name="P2" draw:layer="layout" svg:width="3.681cm" svg:height="0.909cm" draw:transform="rotate (0.147305788868321) translate (19.2995688490517cm 0.630832239139545cm)" svg:viewBox="0 0 3682 910" svg:d="M0 0c1808 0 3682 910 3682 910">
          <text:p/>
        </draw:path>
        <draw:custom-shape draw:style-name="gr33" draw:text-style-name="P12" draw:layer="layout" svg:width="3.089cm" svg:height="3.073cm" svg:x="12.902cm" svg:y="0.226cm">
          <text:p/>
          <draw:enhanced-geometry svg:viewBox="0 0 21600 21600" draw:type="rectangle" draw:enhanced-path="M 0 0 L 21600 0 21600 21600 0 21600 0 0 Z N"/>
        </draw:custom-shape>
        <draw:path draw:style-name="gr34" draw:text-style-name="P2" draw:layer="layout" svg:width="6.834cm" svg:height="1.056cm" draw:transform="skewX (0.00191986217719376) rotate (-0.297055038689435) translate (16.2723334994133cm 0.69504827318856cm)" svg:viewBox="0 0 6835 1057" svg:d="M0 1057c4496-1 6835-1057 6835-1057">
          <text:p/>
        </draw:path>
        <draw:custom-shape draw:style-name="gr35" draw:text-style-name="P11" draw:layer="layout" svg:width="1.485cm" svg:height="1.521cm" svg:x="17.646cm" svg:y="3.373cm">
          <text:p/>
          <draw:enhanced-geometry svg:viewBox="0 0 21600 21600" draw:type="rectangle" draw:enhanced-path="M 0 0 L 21600 0 21600 21600 0 21600 0 0 Z N"/>
        </draw:custom-shape>
        <draw:path draw:style-name="gr36" draw:text-style-name="P2" draw:layer="layout" svg:width="8.571cm" svg:height="0.109cm" draw:transform="rotate (-0.0411897703470665) translate (19.1182732184568cm 3.98426383512352cm)" svg:viewBox="0 0 8572 110" svg:d="M0 43c5038-126 8572 67 8572 67">
          <text:p/>
        </draw:path>
        <draw:custom-shape draw:style-name="gr37" draw:text-style-name="P10" draw:layer="layout" svg:width="0.725cm" svg:height="0.75cm" svg:x="15.266cm" svg:y="5.674cm">
          <text:p/>
          <draw:enhanced-geometry svg:viewBox="0 0 21600 21600" draw:type="rectangle" draw:enhanced-path="M 0 0 L 21600 0 21600 21600 0 21600 0 0 Z N"/>
        </draw:custom-shape>
        <draw:path draw:style-name="gr38" draw:text-style-name="P2" draw:layer="layout" svg:width="8.147cm" svg:height="0.507cm" draw:transform="skewX (0.00191986217719378) rotate (-0.123569311041199) translate (16.0912034462115cm 5.44895309476998cm)" svg:viewBox="0 0 8148 508" svg:d="M0 508c4892 0 8148-508 8148-508">
          <text:p/>
        </draw:path>
        <draw:frame draw:style-name="gr39" draw:text-style-name="P14" draw:layer="layout" svg:width="6.406cm" svg:height="1.079cm" svg:x="1.465cm" svg:y="6.871cm">
          <draw:text-box>
            <text:p text:style-name="P13"><text:span text:style-name="T4">(a) Simulation box</text:span></text:p>
          </draw:text-box>
        </draw:frame>
        <draw:frame draw:style-name="gr40" draw:text-style-name="P14" draw:layer="layout" svg:width="7.521cm" svg:height="2.384cm" svg:x="12.248cm" svg:y="6.782cm">
          <draw:text-box>
            <text:p text:style-name="P13"><text:span text:style-name="T4">(b) Simulation box divided recursively down to level 3</text:span></text:p>
          </draw:text-box>
        </draw:frame>
        <draw:frame draw:style-name="gr41" draw:text-style-name="P14" draw:layer="layout" svg:width="8.736cm" svg:height="2.046cm" svg:x="21.719cm" svg:y="6.783cm">
          <draw:text-box>
            <text:p text:style-name="P13"><text:span text:style-name="T4">(c) Corresponding tree</text:span></text:p>
          </draw:text-box>
        </draw:frame>
        <draw:frame draw:style-name="gr42" draw:text-style-name="P16" draw:layer="layout" svg:width="3.222cm" svg:height="0.989cm" svg:x="29.521cm" svg:y="0.699cm">
          <draw:text-box>
            <text:p text:style-name="P15"><text:span text:style-name="T5">Level 0</text:span></text:p>
          </draw:text-box>
        </draw:frame>
        <draw:frame draw:style-name="gr42" draw:text-style-name="P16" draw:layer="layout" svg:width="3.223cm" svg:height="0.989cm" svg:x="29.522cm" svg:y="2.412cm">
          <draw:text-box>
            <text:p text:style-name="P15"><text:span text:style-name="T5">Level 1</text:span></text:p>
          </draw:text-box>
        </draw:frame>
        <draw:frame draw:style-name="gr42" draw:text-style-name="P16" draw:layer="layout" svg:width="3.223cm" svg:height="0.989cm" svg:x="29.523cm" svg:y="3.88cm">
          <draw:text-box>
            <text:p text:style-name="P15"><text:span text:style-name="T5">Level 2</text:span></text:p>
          </draw:text-box>
        </draw:frame>
        <draw:frame draw:style-name="gr42" draw:text-style-name="P16" draw:layer="layout" svg:width="3.223cm" svg:height="0.989cm" svg:x="29.524cm" svg:y="5.593cm">
          <draw:text-box>
            <text:p text:style-name="P15"><text:span text:style-name="T5">Level 3</text:span></text:p>
          </draw:text-box>
        </draw:frame>
      </draw:page>
      <draw:page draw:name="page2" draw:style-name="dp1" draw:master-page-name="Standard">
        <draw:custom-shape draw:style-name="gr10" draw:text-style-name="P3" draw:layer="layout" svg:width="0.926cm" svg:height="0.239cm" svg:x="2.445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3.176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.201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.932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2.201cm" svg:y="0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1.844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.575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1.6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.331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1.6cm" svg:y="1.2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4.145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4.876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3.901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4.632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3.901cm" svg:y="0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3.544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4.275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3.3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4.031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3.3cm" svg:y="1.2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1.245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1.976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1.001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1.732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1.001cm" svg:y="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0.644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1.375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0.4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1.131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0.4cm" svg:y="2.6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.945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3.676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.701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3.432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2.701cm" svg:y="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.344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3.075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.1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.831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2.1cm" svg:y="2.6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5.943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6.674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5.699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6.43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5.699cm" svg:y="0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5.342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6.073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5.098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5.829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5.098cm" svg:y="1.2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7.643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8.374cm" svg:y="4.2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7.399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8.13cm" svg:y="4.4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7.399cm" svg:y="0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7.042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7.773cm" svg:y="4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6.798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7.529cm" svg:y="5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6.798cm" svg:y="1.2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4.743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5.474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4.499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5.23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4.499cm" svg:y="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4.142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4.873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3.898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4.629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3.898cm" svg:y="2.6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6.443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7.174cm" svg:y="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6.199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6.93cm" svg:y="5.8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6.199cm" svg:y="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5.842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6.573cm" svg:y="6.2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5.598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6.329cm" svg:y="6.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.9cm" svg:height="0.5cm" svg:x="5.598cm" svg:y="2.6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3" draw:text-style-name="P17" draw:layer="layout" svg:width="2.2cm" svg:height="0.9cm" svg:x="8.9cm" svg:y="0.2cm">
          <draw:text-box>
            <text:p text:style-name="P3"><text:span text:style-name="T6">l = 2</text:span></text:p>
          </draw:text-box>
        </draw:frame>
        <draw:frame draw:style-name="gr43" draw:text-style-name="P17" draw:layer="layout" svg:width="2.2cm" svg:height="0.9cm" svg:x="8.9cm" svg:y="3.7cm">
          <draw:text-box>
            <text:p text:style-name="P3"><text:span text:style-name="T6">l = 3</text:span></text:p>
          </draw:text-box>
        </draw:frame>
      </draw:page>
      <draw:page draw:name="page3" draw:style-name="dp1" draw:master-page-name="Standard">
        <draw:frame draw:style-name="gr43" draw:text-style-name="P18" draw:layer="layout" svg:width="2.2cm" svg:height="0.9cm" svg:x="8.6cm" svg:y="1.6cm">
          <draw:text-box>
            <text:p text:style-name="P3"><text:span text:style-name="T7">l = 2</text:span></text:p>
          </draw:text-box>
        </draw:frame>
        <draw:frame draw:style-name="gr43" draw:text-style-name="P18" draw:layer="layout" svg:width="2.2cm" svg:height="0.9cm" svg:x="8.6cm" svg:y="5.1cm">
          <draw:text-box>
            <text:p text:style-name="P3"><text:span text:style-name="T7">l = 3</text:span></text:p>
          </draw:text-box>
        </draw:frame>
        <draw:custom-shape draw:style-name="gr1" draw:text-style-name="P1" draw:layer="layout" svg:width="0.926cm" svg:height="0.239cm" svg:x="12.545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276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301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032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2.301cm" svg:y="2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1.944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2.675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1.7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2.431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1.7cm" svg:y="2.6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245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976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001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732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4.001cm" svg:y="2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3.644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4.375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3.4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4.131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3.4cm" svg:y="2.6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1.345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076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1.101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1.832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1.101cm" svg:y="3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0.744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1.475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0.5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1.231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0.5cm" svg:y="4.0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045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776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926cm" svg:height="0.24cm" svg:x="12.801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532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1.9cm" svg:height="0.5cm" svg:x="12.801cm" svg:y="3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444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175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2.2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2.931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2.2cm" svg:y="4.0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043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774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799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53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5.799cm" svg:y="2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5.442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6.173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5.198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5.929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5.198cm" svg:y="2.6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743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8.474cm" svg:y="5.6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499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8.23cm" svg:y="5.8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7.499cm" svg:y="2.0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142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873cm" svg:y="6.2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898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629cm" svg:y="6.5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6.898cm" svg:y="2.6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4.843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5.574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4.599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5.33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4.599cm" svg:y="3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4.242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39cm" svg:x="14.973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3.998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926cm" svg:height="0.24cm" svg:x="14.729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9cm" svg:height="0.5cm" svg:x="13.998cm" svg:y="4.0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543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274cm" svg:y="7.0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299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03cm" svg:y="7.2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6.299cm" svg:y="3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942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673cm" svg:y="7.6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698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429cm" svg:y="7.9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.9cm" svg:height="0.5cm" svg:x="15.698cm" svg:y="4.0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3" draw:text-style-name="P18" draw:layer="layout" svg:width="2.2cm" svg:height="0.9cm" svg:x="19cm" svg:y="1.601cm">
          <draw:text-box>
            <text:p text:style-name="P3"><text:span text:style-name="T7">l = 2</text:span></text:p>
          </draw:text-box>
        </draw:frame>
        <draw:frame draw:style-name="gr43" draw:text-style-name="P18" draw:layer="layout" svg:width="2.2cm" svg:height="0.9cm" svg:x="19cm" svg:y="5.101cm">
          <draw:text-box>
            <text:p text:style-name="P3"><text:span text:style-name="T7">l = 3</text:span></text:p>
          </draw:text-box>
        </draw:frame>
        <draw:path draw:style-name="gr7" draw:text-style-name="P2" draw:layer="layout" svg:width="4.544cm" svg:height="1.243cm" draw:transform="rotate (-3.10720966732551) translate (18.4427804945178cm 3.44374406107901cm)" svg:viewBox="0 0 4545 1244" svg:d="M0 1244c2902 0 4545-1244 4545-1244">
          <text:p/>
        </draw:path>
        <draw:path draw:style-name="gr7" draw:text-style-name="P2" draw:layer="layout" svg:width="2.828cm" svg:height="1.24cm" draw:transform="skewX (0.0336848545634906) rotate (-3.08626571630157) translate (16.7268738957582cm 3.44154871041986cm)" svg:viewBox="0 0 2829 1241" svg:d="M0 1241c1806 0 2829-1241 2829-1241">
          <text:p/>
        </draw:path>
        <draw:path draw:style-name="gr7" draw:text-style-name="P2" draw:layer="layout" svg:width="1.016cm" svg:height="1.225cm" draw:transform="skewX (0.146782190092723) rotate (-2.9869564818631) translate (14.9097342786711cm 3.43938136996237cm)" svg:viewBox="0 0 1017 1226" svg:d="M0 1226c649 0 1017-1226 1017-1226">
          <text:p/>
        </draw:path>
        <draw:path draw:style-name="gr7" draw:text-style-name="P2" draw:layer="layout" svg:width="0.631cm" svg:height="1.198cm" draw:transform="skewX (-0.2460914245312) rotate (2.89078884007821) translate (13.906cm 3.593cm)" svg:viewBox="0 0 632 1199" svg:d="M632 1199c-518-360-632-1199-632-1199">
          <text:p/>
        </draw:path>
        <draw:path draw:style-name="gr7" draw:text-style-name="P2" draw:layer="layout" svg:width="3.935cm" svg:height="0.62cm" draw:transform="skewX (-0.0399680398706702) rotate (-3.12187043304226) translate (17.8370747767337cm 3.52038152347217cm)" svg:viewBox="0 0 3936 621" svg:d="M0 621c2513 0 3936-621 3936-621">
          <text:p/>
        </draw:path>
        <draw:path draw:style-name="gr7" draw:text-style-name="P2" draw:layer="layout" svg:width="3.405cm" svg:height="0.133cm" draw:transform="skewX (1.46014245221846) translate (15.003187159166cm 3.46562166944841cm)" svg:viewBox="0 0 3406 134" svg:d="M3406 134c-4200-300-3332-4-3332-4">
          <text:p/>
        </draw:path>
        <draw:path draw:style-name="gr7" draw:text-style-name="P2" draw:layer="layout" svg:width="2.823cm" svg:height="0.705cm" draw:transform="skewX (0.0438077642250577) translate (13.907cm 3.594cm)" svg:viewBox="0 0 2824 706" svg:d="M2824 706c-731-700-2824-706-2824-706">
          <text:p/>
        </draw:path>
        <draw:path draw:style-name="gr7" draw:text-style-name="P2" draw:layer="layout" svg:width="2.732cm" svg:height="0.908cm" draw:transform="rotate (-3.10720966732551) translate (16.0311652398352cm 7.30605736081375cm)" svg:viewBox="0 0 2733 909" svg:d="M0 907c1499 51 2733-907 2733-907">
          <text:p/>
        </draw:path>
        <draw:path draw:style-name="gr7" draw:text-style-name="P2" draw:layer="layout" svg:width="3.329cm" svg:height="0.884cm" draw:transform="rotate (-3.10720966732551) translate (16.6303555012233cm 7.2825160810578cm)" svg:viewBox="0 0 3330 885" svg:d="M0 883c1499 52 3330-883 3330-883">
          <text:p/>
        </draw:path>
        <draw:path draw:style-name="gr7" draw:text-style-name="P2" draw:layer="layout" svg:width="3.116cm" svg:height="0.591cm" draw:transform="rotate (-3.10720966732551) translate (16.4202542669343cm 7.28884602655907cm)" svg:viewBox="0 0 3117 592" svg:d="M0 589c1499 52 3117-589 3117-589">
          <text:p/>
        </draw:path>
        <draw:path draw:style-name="gr7" draw:text-style-name="P2" draw:layer="layout" svg:width="2.413cm" svg:height="0.613cm" draw:transform="rotate (-3.10720966732551) translate (15.7210163070894cm 7.31100058386028cm)" svg:viewBox="0 0 2414 614" svg:d="M0 611c1499 52 2414-611 2414-611">
          <text:p/>
        </draw:path>
        <draw:path draw:style-name="gr7" draw:text-style-name="P2" draw:layer="layout" svg:width="2.098cm" svg:height="0.226cm" draw:transform="rotate (-3.10720966732551) translate (15.4075621181251cm 7.31985111703982cm)" svg:viewBox="0 0 2099 227" svg:d="M0 220c1499 52 2099-220 2099-220">
          <text:p/>
        </draw:path>
        <draw:path draw:style-name="gr7" draw:text-style-name="P2" draw:layer="layout" svg:width="2.694cm" svg:height="0.203cm" draw:transform="rotate (-3.10720966732551) translate (16.0067879171317cm 7.29734301145447cm)" svg:viewBox="0 0 2695 204" svg:d="M0 197c1499 52 2695-197 2695-197">
          <text:p/>
        </draw:path>
        <draw:path draw:style-name="gr7" draw:text-style-name="P2" draw:layer="layout" svg:width="2.481cm" svg:height="0.174cm" draw:transform="rotate (-3.10720966732551) translate (15.8cm 7.4cm)" svg:viewBox="0 0 2482 175" svg:d="M0 0c889 331 2482 92 2482 92">
          <text:p/>
        </draw:path>
        <draw:path draw:style-name="gr7" draw:text-style-name="P2" draw:layer="layout" svg:width="1.78cm" svg:height="0.08cm" draw:transform="rotate (-3.10720966732551) translate (15.1cm 7.4cm)" svg:viewBox="0 0 1781 81" svg:d="M0 0c596 121 1781 70 1781 70">
          <text:p/>
        </draw:path>
        <draw:path draw:style-name="gr7" draw:text-style-name="P2" draw:layer="layout" svg:width="1.463cm" svg:height="0.456cm" draw:transform="rotate (-3.10720966732551) translate (14.8cm 7.8cm)" svg:viewBox="0 0 1464 457" svg:d="M0 0c389 314 1464 457 1464 457">
          <text:p/>
        </draw:path>
        <draw:path draw:style-name="gr7" draw:text-style-name="P2" draw:layer="layout" svg:width="2.159cm" svg:height="0.488cm" draw:transform="rotate (-3.10720966732551) translate (15.5cm 7.8cm)" svg:viewBox="0 0 2160 489" svg:d="M0 0c389 314 2160 489 2160 489">
          <text:p/>
        </draw:path>
        <draw:path draw:style-name="gr7" draw:text-style-name="P2" draw:layer="layout" svg:width="1.847cm" svg:height="0.787cm" draw:transform="rotate (-3.10720966732551) translate (15.2cm 8.1cm)" svg:viewBox="0 0 1848 788" svg:d="M0 0c389 314 1848 788 1848 788">
          <text:p/>
        </draw:path>
        <draw:path draw:style-name="gr7" draw:text-style-name="P2" draw:layer="layout" svg:width="1.144cm" svg:height="0.762cm" draw:transform="rotate (-3.10720966732551) translate (14.5cm 8.1cm)" svg:viewBox="0 0 1145 763" svg:d="M0 0c286 410 1145 763 1145 763">
          <text:p/>
        </draw:path>
        <draw:path draw:style-name="gr7" draw:text-style-name="P2" draw:layer="layout" svg:width="0.049cm" svg:height="0.621cm" draw:transform="rotate (-3.10720966732551) translate (13.4029364574955cm 7.99989899601717cm)" svg:viewBox="0 0 50 622" svg:d="M3 0c-17 500 47 622 47 622">
          <text:p/>
        </draw:path>
        <draw:path draw:style-name="gr7" draw:text-style-name="P2" draw:layer="layout" svg:width="0.656cm" svg:height="0.694cm" draw:transform="rotate (-3.10720966732551) translate (13.3568851451098cm 8.07740542268414cm)" svg:viewBox="0 0 657 695" svg:d="M657 0c-17 500-657 695-657 695">
          <text:p/>
        </draw:path>
        <draw:path draw:style-name="gr7" draw:text-style-name="P2" draw:layer="layout" svg:width="1.755cm" svg:height="0.653cm" draw:transform="rotate (-3.10720966732551) translate (13.3544833627938cm 8.03965183976961cm)" svg:viewBox="0 0 1756 654" svg:d="M1756 0c-421 586-1756 654-1756 654">
          <text:p/>
        </draw:path>
        <draw:path draw:style-name="gr7" draw:text-style-name="P2" draw:layer="layout" svg:width="2.452cm" svg:height="0.637cm" draw:transform="rotate (-3.10720966732551) translate (13.3519333666257cm 8.01566197159732cm)" svg:viewBox="0 0 2453 638" svg:d="M2453 0c-420 586-2453 638-2453 638">
          <text:p/>
        </draw:path>
        <draw:path draw:style-name="gr7" draw:text-style-name="P2" draw:layer="layout" svg:width="2.141cm" svg:height="0.398cm" draw:transform="rotate (-3.10720966732551) translate (13.3403270378485cm 7.72638015169331cm)" svg:viewBox="0 0 2142 399" svg:d="M2142 0c-721 576-2142 359-2142 359">
          <text:p/>
        </draw:path>
        <draw:path draw:style-name="gr7" draw:text-style-name="P2" draw:layer="layout" svg:width="1.825cm" svg:height="0.267cm" draw:transform="rotate (-3.10720966732551) translate (13.326cm 7.36cm)" svg:viewBox="0 0 1826 268" svg:d="M1826 23c-1020 565-1826-23-1826-23">
          <text:p/>
        </draw:path>
        <draw:path draw:style-name="gr7" draw:text-style-name="P2" draw:layer="layout" svg:width="1.514cm" svg:height="0.358cm" draw:transform="rotate (-3.10720966732551) translate (13.324cm 7.338cm)" svg:viewBox="0 0 1515 359" svg:d="M1515 290c-1210 259-1515-290-1515-290">
          <text:p/>
        </draw:path>
        <draw:path draw:style-name="gr7" draw:text-style-name="P2" draw:layer="layout" svg:width="1.199cm" svg:height="0.662cm" draw:transform="rotate (-3.10720966732551) translate (13.322cm 7.321cm)" svg:viewBox="0 0 1200 663" svg:d="M1200 663c-796-128-1200-663-1200-663">
          <text:p/>
        </draw:path>
        <draw:path draw:style-name="gr7" draw:text-style-name="P2" draw:layer="layout" svg:width="0.397cm" svg:height="0.632cm" draw:transform="rotate (-3.10720966732551) translate (13.32cm 7.319cm)" svg:viewBox="0 0 398 633" svg:d="M398 633c-296-110-398-633-398-633">
          <text:p/>
        </draw:path>
        <draw:path draw:style-name="gr7" draw:text-style-name="P2" draw:layer="layout" svg:width="0.187cm" svg:height="0.923cm" draw:transform="rotate (-3.10720966732551) translate (13.3200469376786cm 7.31699838550618cm)" svg:viewBox="0 0 188 924" svg:d="M188 924c-196-107-188-924-188-924">
          <text:p/>
        </draw:path>
        <draw:path draw:style-name="gr7" draw:text-style-name="P2" draw:layer="layout" svg:width="0.899cm" svg:height="0.945cm" draw:transform="rotate (-3.10720966732551) translate (13.332cm 7.315cm)" svg:viewBox="0 0 900 946" svg:d="M900 946c-196-106-900-946-900-946">
          <text:p/>
        </draw:path>
        <draw:path draw:style-name="gr7" draw:text-style-name="P2" draw:layer="layout" svg:width="0.801cm" svg:height="0.885cm" draw:transform="rotate (-3.10720966732551) translate (14.1304558225307cm 7.28543269134303cm)" svg:viewBox="0 0 802 886" svg:d="M0 886c403-86 802-886 802-886">
          <text:p/>
        </draw:path>
        <draw:path draw:style-name="gr7" draw:text-style-name="P2" draw:layer="layout" svg:width="0.588cm" svg:height="0.591cm" draw:transform="rotate (-3.10720966732551) translate (13.9203545882417cm 7.29176263684431cm)" svg:viewBox="0 0 589 592" svg:d="M0 592c403-86 589-592 589-592">
          <text:p/>
        </draw:path>
        <draw:path draw:style-name="gr7" draw:text-style-name="P2" draw:layer="layout" svg:width="1.284cm" svg:height="0.565cm" draw:transform="rotate (-3.10720966732551) translate (14.6194622148523cm 7.26581894180611cm)" svg:viewBox="0 0 1285 566" svg:d="M0 566c403-86 1285-566 1285-566">
          <text:p/>
        </draw:path>
        <draw:path draw:style-name="gr7" draw:text-style-name="P2" draw:layer="layout" svg:width="1.491cm" svg:height="0.856cm" draw:transform="rotate (-3.10720966732551) translate (14.8294674718015cm 7.2566986768439cm)" svg:viewBox="0 0 1492 857" svg:d="M0 857c403-86 1492-857 1492-857">
          <text:p/>
        </draw:path>
        <draw:frame draw:style-name="gr43" draw:text-style-name="P18" draw:layer="layout" svg:width="2.2cm" svg:height="0.9cm" svg:x="29.4cm" svg:y="1.7cm">
          <draw:text-box>
            <text:p text:style-name="P3"><text:span text:style-name="T7">l = 2</text:span></text:p>
          </draw:text-box>
        </draw:frame>
        <draw:frame draw:style-name="gr43" draw:text-style-name="P18" draw:layer="layout" svg:width="2.2cm" svg:height="0.9cm" svg:x="29.4cm" svg:y="5.2cm">
          <draw:text-box>
            <text:p text:style-name="P3"><text:span text:style-name="T7">l = 3</text:span></text:p>
          </draw:text-box>
        </draw:frame>
        <draw:custom-shape draw:style-name="gr1" draw:text-style-name="P1" draw:layer="layout" svg:width="0.926cm" svg:height="0.239cm" svg:x="12.245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976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001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732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1.644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2.375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1.4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131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945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676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701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432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344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075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1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831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1.045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1.776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0.801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4cm" svg:x="11.532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0.444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1.175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0.2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0.931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2.745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926cm" svg:height="0.24cm" svg:x="12.501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4cm" svg:x="13.232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2.144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2.875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1.9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2.631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743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474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499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23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142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873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898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629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443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8.174cm" svg:y="10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199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93cm" svg:y="10.3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842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7.573cm" svg:y="10.7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598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7.329cm" svg:y="11.0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543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274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299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03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3.942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4.673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3.698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4.429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243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974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999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73cm" svg:y="11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5.642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39cm" svg:x="16.373cm" svg:y="12.17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5.398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26cm" svg:height="0.24cm" svg:x="16.129cm" svg:y="12.4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926cm" svg:height="0.239cm" svg:x="13.477cm" svg:y="1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7" draw:text-style-name="P2" draw:layer="layout" svg:width="1.109cm" svg:height="0.263cm" draw:transform="rotate (-3.10720966732551) translate (14.0090068720021cm 11.861853998831cm)" svg:viewBox="0 0 1110 264" svg:d="M0 262c800 28 1110-262 1110-262">
          <text:p/>
        </draw:path>
        <draw:path draw:style-name="gr7" draw:text-style-name="P2" draw:layer="layout" svg:width="0.306cm" svg:height="0.287cm" draw:transform="rotate (-3.10720966732551) translate (13.2098870845532cm 11.887444145585cm)" svg:viewBox="0 0 307 288" svg:d="M0 288c203-93 307-288 307-288">
          <text:p/>
        </draw:path>
        <draw:path draw:style-name="gr7" draw:text-style-name="P2" draw:layer="layout" svg:width="0.792cm" svg:height="0.056cm" draw:transform="rotate (-3.10720966732551) translate (13.7cm 11.9cm)" svg:viewBox="0 0 793 57" svg:d="M0 0c196 107 793 31 793 31">
          <text:p/>
        </draw:path>
        <draw:path draw:style-name="gr7" draw:text-style-name="P2" draw:layer="layout" svg:width="0.477cm" svg:height="0.42cm" draw:transform="rotate (-3.10720966732551) translate (13.4cm 12.3cm)" svg:viewBox="0 0 478 421" svg:d="M0 0c90 303 478 421 478 421">
          <text:p/>
        </draw:path>
        <draw:path draw:style-name="gr7" draw:text-style-name="P2" draw:layer="layout" svg:width="0.324cm" svg:height="0.389cm" draw:transform="rotate (-3.10720966732551) translate (12.9244091975541cm 12.2888414454937cm)" svg:viewBox="0 0 325 390" svg:d="M325 0c-11 300-325 390-325 390">
          <text:p/>
        </draw:path>
        <draw:path draw:style-name="gr7" draw:text-style-name="P2" draw:layer="layout" svg:width="1.321cm" svg:height="0.352cm" draw:transform="rotate (-3.10720966732551) translate (12.9211267693581cm 12.2545578079265cm)" svg:viewBox="0 0 1322 353" svg:d="M1322 0c-410 286-1322 353-1322 353">
          <text:p/>
        </draw:path>
        <draw:path draw:style-name="gr7" draw:text-style-name="P2" draw:layer="layout" svg:width="1.006cm" svg:height="0.1cm" draw:transform="rotate (-3.10720966732551) translate (12.907cm 11.895cm)" svg:viewBox="0 0 1007 101" svg:d="M1007 30c-707 175-1007-30-1007-30">
          <text:p/>
        </draw:path>
        <draw:path draw:style-name="gr7" draw:text-style-name="P2" draw:layer="layout" svg:width="0.694cm" svg:height="0.306cm" draw:transform="rotate (-3.10720966732551) translate (12.9050008422208cm 11.8829999710305cm)" svg:viewBox="0 0 695 307" svg:d="M695 307c-700-24-695-307-695-307">
          <text:p/>
        </draw:path>
        <draw:g>
          <draw:custom-shape draw:style-name="gr10" draw:text-style-name="P3" draw:layer="layout" svg:width="0.926cm" svg:height="0.239cm" svg:x="2.604cm" svg:y="5.62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3.335cm" svg:y="5.62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2.36cm" svg:y="5.91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3.091cm" svg:y="5.91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3.761cm 5.753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3.261cm 5.853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3.46584397998641cm 6.051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3.28452863850352cm 5.94708833621043cm)" svg:viewBox="0 0 437 105" svg:d="M437 0c-243 146-437 97-437 97">
            <text:p/>
          </draw:path>
          <draw:line draw:style-name="gr11" draw:text-style-name="P2" draw:layer="layout" svg:x1="3.307cm" svg:y1="5.914cm" svg:x2="3.307cm" svg:y2="2.314cm">
            <text:p/>
          </draw:line>
          <draw:custom-shape draw:style-name="gr10" draw:text-style-name="P3" draw:layer="layout" svg:width="1.9cm" svg:height="0.5cm" svg:x="2.36cm" svg:y="2.02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4.168cm" svg:y="5.6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4.899cm" svg:y="5.6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3.924cm" svg:y="5.9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4.655cm" svg:y="5.9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5.325cm 5.742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4.825cm 5.842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5.02984397998641cm 6.040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4.84852863850352cm 5.93608833621043cm)" svg:viewBox="0 0 437 105" svg:d="M437 0c-243 146-437 97-437 97">
            <text:p/>
          </draw:path>
          <draw:line draw:style-name="gr11" draw:text-style-name="P2" draw:layer="layout" svg:x1="4.871cm" svg:y1="5.903cm" svg:x2="4.871cm" svg:y2="2.303cm">
            <text:p/>
          </draw:line>
          <draw:custom-shape draw:style-name="gr10" draw:text-style-name="P3" draw:layer="layout" svg:width="1.9cm" svg:height="0.5cm" svg:x="3.924cm" svg:y="2.01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2.076cm" svg:y="6.2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2.807cm" svg:y="6.2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1.832cm" svg:y="6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2.563cm" svg:y="6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3.233cm 6.343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2.733cm 6.443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2.93784397998641cm 6.641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2.75652863850352cm 6.53708833621043cm)" svg:viewBox="0 0 437 105" svg:d="M437 0c-243 146-437 97-437 97">
            <text:p/>
          </draw:path>
          <draw:line draw:style-name="gr11" draw:text-style-name="P2" draw:layer="layout" svg:x1="2.779cm" svg:y1="6.504cm" svg:x2="2.779cm" svg:y2="2.904cm">
            <text:p/>
          </draw:line>
          <draw:custom-shape draw:style-name="gr10" draw:text-style-name="P3" draw:layer="layout" svg:width="1.9cm" svg:height="0.5cm" svg:x="1.832cm" svg:y="2.6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3.64cm" svg:y="6.20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4.371cm" svg:y="6.20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3.396cm" svg:y="6.49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4.127cm" svg:y="6.49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4.797cm 6.332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4.297cm 6.432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4.50184397998641cm 6.630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4.32052863850352cm 6.52608833621043cm)" svg:viewBox="0 0 437 105" svg:d="M437 0c-243 146-437 97-437 97">
            <text:p/>
          </draw:path>
          <draw:line draw:style-name="gr11" draw:text-style-name="P2" draw:layer="layout" svg:x1="4.343cm" svg:y1="6.493cm" svg:x2="4.343cm" svg:y2="2.893cm">
            <text:p/>
          </draw:line>
          <draw:custom-shape draw:style-name="gr10" draw:text-style-name="P3" draw:layer="layout" svg:width="1.9cm" svg:height="0.5cm" svg:x="3.396cm" svg:y="2.6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5.792cm" svg:y="5.6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6.523cm" svg:y="5.6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5.548cm" svg:y="5.9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6.279cm" svg:y="5.9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6.949cm 5.742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6.449cm 5.842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6.65384397998641cm 6.040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6.47252863850352cm 5.93608833621043cm)" svg:viewBox="0 0 437 105" svg:d="M437 0c-243 146-437 97-437 97">
            <text:p/>
          </draw:path>
          <draw:line draw:style-name="gr11" draw:text-style-name="P2" draw:layer="layout" svg:x1="6.495cm" svg:y1="5.903cm" svg:x2="6.495cm" svg:y2="2.303cm">
            <text:p/>
          </draw:line>
          <draw:custom-shape draw:style-name="gr10" draw:text-style-name="P3" draw:layer="layout" svg:width="1.9cm" svg:height="0.5cm" svg:x="5.548cm" svg:y="2.01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7.356cm" svg:y="5.6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8.087cm" svg:y="5.6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7.112cm" svg:y="5.89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7.843cm" svg:y="5.89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8.513cm 5.731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8.013cm 5.831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8.21784397998641cm 6.029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8.03652863850352cm 5.92508833621043cm)" svg:viewBox="0 0 437 105" svg:d="M437 0c-243 146-437 97-437 97">
            <text:p/>
          </draw:path>
          <draw:line draw:style-name="gr11" draw:text-style-name="P2" draw:layer="layout" svg:x1="8.059cm" svg:y1="5.892cm" svg:x2="8.059cm" svg:y2="2.292cm">
            <text:p/>
          </draw:line>
          <draw:custom-shape draw:style-name="gr10" draw:text-style-name="P3" draw:layer="layout" svg:width="1.9cm" svg:height="0.5cm" svg:x="7.112cm" svg:y="2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5.264cm" svg:y="6.20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5.995cm" svg:y="6.20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5.02cm" svg:y="6.49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5.751cm" svg:y="6.49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6.421cm 6.332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5.921cm 6.432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6.12584397998641cm 6.630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5.94452863850352cm 6.52608833621043cm)" svg:viewBox="0 0 437 105" svg:d="M437 0c-243 146-437 97-437 97">
            <text:p/>
          </draw:path>
          <draw:line draw:style-name="gr11" draw:text-style-name="P2" draw:layer="layout" svg:x1="5.967cm" svg:y1="6.493cm" svg:x2="5.967cm" svg:y2="2.893cm">
            <text:p/>
          </draw:line>
          <draw:custom-shape draw:style-name="gr10" draw:text-style-name="P3" draw:layer="layout" svg:width="1.9cm" svg:height="0.5cm" svg:x="5.02cm" svg:y="2.6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6.828cm" svg:y="6.19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7.559cm" svg:y="6.19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6.584cm" svg:y="6.48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7.315cm" svg:y="6.48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7.985cm 6.321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7.485cm 6.421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7.68984397998641cm 6.619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7.50852863850353cm 6.51508833621043cm)" svg:viewBox="0 0 437 105" svg:d="M437 0c-243 146-437 97-437 97">
            <text:p/>
          </draw:path>
          <draw:line draw:style-name="gr11" draw:text-style-name="P2" draw:layer="layout" svg:x1="7.531cm" svg:y1="6.482cm" svg:x2="7.531cm" svg:y2="2.882cm">
            <text:p/>
          </draw:line>
          <draw:custom-shape draw:style-name="gr10" draw:text-style-name="P3" draw:layer="layout" svg:width="1.9cm" svg:height="0.5cm" svg:x="6.584cm" svg:y="2.59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1.547cm" svg:y="6.8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2.278cm" svg:y="6.8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1.303cm" svg:y="7.12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2.034cm" svg:y="7.12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2.704cm 6.969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2.204cm 7.069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2.40884397998641cm 7.267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2.22752863850352cm 7.16308833621043cm)" svg:viewBox="0 0 437 105" svg:d="M437 0c-243 146-437 97-437 97">
            <text:p/>
          </draw:path>
          <draw:line draw:style-name="gr11" draw:text-style-name="P2" draw:layer="layout" svg:x1="2.25cm" svg:y1="7.13cm" svg:x2="2.25cm" svg:y2="3.53cm">
            <text:p/>
          </draw:line>
          <draw:custom-shape draw:style-name="gr10" draw:text-style-name="P3" draw:layer="layout" svg:width="1.9cm" svg:height="0.5cm" svg:x="1.303cm" svg:y="3.24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3.111cm" svg:y="6.8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3.842cm" svg:y="6.8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2.867cm" svg:y="7.11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3.598cm" svg:y="7.11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4.268cm 6.958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3.768cm 7.058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3.97284397998641cm 7.256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3.79152863850352cm 7.15208833621043cm)" svg:viewBox="0 0 437 105" svg:d="M437 0c-243 146-437 97-437 97">
            <text:p/>
          </draw:path>
          <draw:line draw:style-name="gr11" draw:text-style-name="P2" draw:layer="layout" svg:x1="3.814cm" svg:y1="7.119cm" svg:x2="3.814cm" svg:y2="3.519cm">
            <text:p/>
          </draw:line>
          <draw:custom-shape draw:style-name="gr10" draw:text-style-name="P3" draw:layer="layout" svg:width="1.9cm" svg:height="0.5cm" svg:x="2.867cm" svg:y="3.23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1.019cm" svg:y="7.43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1.75cm" svg:y="7.43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0.775cm" svg:y="7.71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1.506cm" svg:y="7.71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2.176cm 7.559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1.676cm 7.659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1.88084397998641cm 7.857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1.69952863850352cm 7.75308833621043cm)" svg:viewBox="0 0 437 105" svg:d="M437 0c-243 146-437 97-437 97">
            <text:p/>
          </draw:path>
          <draw:line draw:style-name="gr11" draw:text-style-name="P2" draw:layer="layout" svg:x1="1.722cm" svg:y1="7.72cm" svg:x2="1.722cm" svg:y2="4.12cm">
            <text:p/>
          </draw:line>
          <draw:custom-shape draw:style-name="gr10" draw:text-style-name="P3" draw:layer="layout" svg:width="1.9cm" svg:height="0.5cm" svg:x="0.775cm" svg:y="3.8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2.583cm" svg:y="7.4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3.314cm" svg:y="7.4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2.339cm" svg:y="7.70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3.07cm" svg:y="7.70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3.74cm 7.548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3.24cm 7.648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3.44484397998641cm 7.846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3.26352863850352cm 7.74208833621043cm)" svg:viewBox="0 0 437 105" svg:d="M437 0c-243 146-437 97-437 97">
            <text:p/>
          </draw:path>
          <draw:line draw:style-name="gr11" draw:text-style-name="P2" draw:layer="layout" svg:x1="3.286cm" svg:y1="7.709cm" svg:x2="3.286cm" svg:y2="4.109cm">
            <text:p/>
          </draw:line>
          <draw:custom-shape draw:style-name="gr10" draw:text-style-name="P3" draw:layer="layout" svg:width="1.9cm" svg:height="0.5cm" svg:x="2.339cm" svg:y="3.82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4.735cm" svg:y="6.8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5.466cm" svg:y="6.8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4.491cm" svg:y="7.11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5.222cm" svg:y="7.11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5.892cm 6.958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5.392cm 7.058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5.59684397998641cm 7.256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5.41552863850352cm 7.15208833621043cm)" svg:viewBox="0 0 437 105" svg:d="M437 0c-243 146-437 97-437 97">
            <text:p/>
          </draw:path>
          <draw:line draw:style-name="gr11" draw:text-style-name="P2" draw:layer="layout" svg:x1="5.438cm" svg:y1="7.119cm" svg:x2="5.438cm" svg:y2="3.519cm">
            <text:p/>
          </draw:line>
          <draw:custom-shape draw:style-name="gr10" draw:text-style-name="P3" draw:layer="layout" svg:width="1.9cm" svg:height="0.5cm" svg:x="4.491cm" svg:y="3.23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6.299cm" svg:y="6.82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7.03cm" svg:y="6.82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6.055cm" svg:y="7.10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6.786cm" svg:y="7.10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7.456cm 6.947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6.956cm 7.047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7.16084397998641cm 7.245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6.97952863850352cm 7.14108833621043cm)" svg:viewBox="0 0 437 105" svg:d="M437 0c-243 146-437 97-437 97">
            <text:p/>
          </draw:path>
          <draw:line draw:style-name="gr11" draw:text-style-name="P2" draw:layer="layout" svg:x1="7.002cm" svg:y1="7.108cm" svg:x2="7.002cm" svg:y2="3.508cm">
            <text:p/>
          </draw:line>
          <draw:custom-shape draw:style-name="gr10" draw:text-style-name="P3" draw:layer="layout" svg:width="1.9cm" svg:height="0.5cm" svg:x="6.055cm" svg:y="3.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4.207cm" svg:y="7.4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4.938cm" svg:y="7.42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3.963cm" svg:y="7.70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4.694cm" svg:y="7.70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5.364cm 7.548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4.864cm 7.648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5.06884397998641cm 7.846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4.88752863850352cm 7.74208833621043cm)" svg:viewBox="0 0 437 105" svg:d="M437 0c-243 146-437 97-437 97">
            <text:p/>
          </draw:path>
          <draw:line draw:style-name="gr11" draw:text-style-name="P2" draw:layer="layout" svg:x1="4.91cm" svg:y1="7.709cm" svg:x2="4.91cm" svg:y2="4.109cm">
            <text:p/>
          </draw:line>
          <draw:custom-shape draw:style-name="gr10" draw:text-style-name="P3" draw:layer="layout" svg:width="1.9cm" svg:height="0.5cm" svg:x="3.963cm" svg:y="3.82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0.926cm" svg:height="0.239cm" svg:x="5.771cm" svg:y="7.4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39cm" svg:x="6.502cm" svg:y="7.4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5.527cm" svg:y="7.6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926cm" svg:height="0.24cm" svg:x="6.258cm" svg:y="7.69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44" draw:text-style-name="P2" draw:layer="layout" svg:width="0.411cm" svg:height="0.031cm" draw:transform="rotate (-2.89654842660979) translate (6.928cm 7.537cm)" svg:viewBox="0 0 412 32" svg:d="M0 0c291 73 412 0 412 0">
            <text:p/>
          </draw:path>
          <draw:path draw:style-name="gr44" draw:text-style-name="P2" draw:layer="layout" svg:width="0.218cm" svg:height="0.165cm" draw:transform="rotate (-2.89654842660979) translate (6.428cm 7.637cm)" svg:viewBox="0 0 219 166" svg:d="M219 166c-97-24-219-166-219-166">
            <text:p/>
          </draw:path>
          <draw:path draw:style-name="gr44" draw:text-style-name="P2" draw:layer="layout" svg:width="0.052cm" svg:height="0.212cm" draw:transform="rotate (-2.89654842660979) translate (6.63284397998641cm 7.8357886675585cm)" svg:viewBox="0 0 53 213" svg:d="M5 0c-24 97 48 213 48 213">
            <text:p/>
          </draw:path>
          <draw:path draw:style-name="gr44" draw:text-style-name="P2" draw:layer="layout" svg:width="0.436cm" svg:height="0.104cm" draw:transform="rotate (-2.89654842660979) translate (6.45152863850352cm 7.73108833621043cm)" svg:viewBox="0 0 437 105" svg:d="M437 0c-243 146-437 97-437 97">
            <text:p/>
          </draw:path>
          <draw:line draw:style-name="gr11" draw:text-style-name="P2" draw:layer="layout" svg:x1="6.474cm" svg:y1="7.698cm" svg:x2="6.474cm" svg:y2="4.098cm">
            <text:p/>
          </draw:line>
          <draw:custom-shape draw:style-name="gr10" draw:text-style-name="P3" draw:layer="layout" svg:width="1.9cm" svg:height="0.5cm" svg:x="5.527cm" svg:y="3.8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3" draw:layer="layout" svg:width="0.926cm" svg:height="0.239cm" svg:x="23.405cm" svg:y="5.6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4.136cm" svg:y="5.6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3.161cm" svg:y="5.91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3.892cm" svg:y="5.91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4.562cm 5.754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4.062cm 5.854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4.2668439799864cm 6.052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4.0855286385035cm 5.94808833621043cm)" svg:viewBox="0 0 437 105" svg:d="M437 0c-243 146-437 97-437 97">
          <text:p/>
        </draw:path>
        <draw:line draw:style-name="gr46" draw:text-style-name="P2" draw:layer="layout" svg:x1="24.108cm" svg:y1="5.915cm" svg:x2="24.108cm" svg:y2="2.315cm">
          <text:p/>
        </draw:line>
        <draw:custom-shape draw:style-name="gr10" draw:text-style-name="P3" draw:layer="layout" svg:width="1.9cm" svg:height="0.5cm" svg:x="23.161cm" svg:y="2.0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4.969cm" svg:y="5.6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5.7cm" svg:y="5.6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4.725cm" svg:y="5.9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5.456cm" svg:y="5.9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6.126cm 5.743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5.626cm 5.843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5.8308439799864cm 6.041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5.6495286385035cm 5.93708833621043cm)" svg:viewBox="0 0 437 105" svg:d="M437 0c-243 146-437 97-437 97">
          <text:p/>
        </draw:path>
        <draw:line draw:style-name="gr46" draw:text-style-name="P2" draw:layer="layout" svg:x1="25.672cm" svg:y1="5.904cm" svg:x2="25.672cm" svg:y2="2.304cm">
          <text:p/>
        </draw:line>
        <draw:custom-shape draw:style-name="gr10" draw:text-style-name="P3" draw:layer="layout" svg:width="1.9cm" svg:height="0.5cm" svg:x="24.725cm" svg:y="2.0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2.877cm" svg:y="6.2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3.608cm" svg:y="6.2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2.633cm" svg:y="6.5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3.364cm" svg:y="6.5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4.034cm 6.344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3.534cm 6.444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3.7388439799864cm 6.642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3.5575286385035cm 6.53808833621043cm)" svg:viewBox="0 0 437 105" svg:d="M437 0c-243 146-437 97-437 97">
          <text:p/>
        </draw:path>
        <draw:line draw:style-name="gr46" draw:text-style-name="P2" draw:layer="layout" svg:x1="23.58cm" svg:y1="6.505cm" svg:x2="23.58cm" svg:y2="2.905cm">
          <text:p/>
        </draw:line>
        <draw:custom-shape draw:style-name="gr10" draw:text-style-name="P3" draw:layer="layout" svg:width="1.9cm" svg:height="0.5cm" svg:x="22.633cm" svg:y="2.6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4.441cm" svg:y="6.2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5.172cm" svg:y="6.2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4.197cm" svg:y="6.49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4.928cm" svg:y="6.49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5.598cm 6.333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5.098cm 6.433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5.3028439799864cm 6.631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5.1215286385035cm 6.52708833621043cm)" svg:viewBox="0 0 437 105" svg:d="M437 0c-243 146-437 97-437 97">
          <text:p/>
        </draw:path>
        <draw:line draw:style-name="gr46" draw:text-style-name="P2" draw:layer="layout" svg:x1="25.144cm" svg:y1="6.494cm" svg:x2="25.144cm" svg:y2="2.894cm">
          <text:p/>
        </draw:line>
        <draw:custom-shape draw:style-name="gr10" draw:text-style-name="P3" draw:layer="layout" svg:width="1.9cm" svg:height="0.5cm" svg:x="24.197cm" svg:y="2.6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6.593cm" svg:y="5.6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7.324cm" svg:y="5.6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6.349cm" svg:y="5.9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7.08cm" svg:y="5.9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7.75cm 5.743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7.25cm 5.843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7.4548439799864cm 6.041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7.2735286385035cm 5.93708833621043cm)" svg:viewBox="0 0 437 105" svg:d="M437 0c-243 146-437 97-437 97">
          <text:p/>
        </draw:path>
        <draw:line draw:style-name="gr46" draw:text-style-name="P2" draw:layer="layout" svg:x1="27.296cm" svg:y1="5.904cm" svg:x2="27.296cm" svg:y2="2.304cm">
          <text:p/>
        </draw:line>
        <draw:custom-shape draw:style-name="gr10" draw:text-style-name="P3" draw:layer="layout" svg:width="1.9cm" svg:height="0.5cm" svg:x="26.349cm" svg:y="2.0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8.157cm" svg:y="5.6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8.888cm" svg:y="5.6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7.913cm" svg:y="5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8.644cm" svg:y="5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9.314cm 5.732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8.814cm 5.832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9.0188439799864cm 6.030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8.8375286385035cm 5.92608833621043cm)" svg:viewBox="0 0 437 105" svg:d="M437 0c-243 146-437 97-437 97">
          <text:p/>
        </draw:path>
        <draw:line draw:style-name="gr46" draw:text-style-name="P2" draw:layer="layout" svg:x1="28.86cm" svg:y1="5.893cm" svg:x2="28.86cm" svg:y2="2.293cm">
          <text:p/>
        </draw:line>
        <draw:custom-shape draw:style-name="gr10" draw:text-style-name="P3" draw:layer="layout" svg:width="1.9cm" svg:height="0.5cm" svg:x="27.913cm" svg:y="2.0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6.065cm" svg:y="6.2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6.796cm" svg:y="6.2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5.821cm" svg:y="6.49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6.552cm" svg:y="6.49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7.222cm 6.333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6.722cm 6.433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6.9268439799864cm 6.631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6.7455286385035cm 6.52708833621043cm)" svg:viewBox="0 0 437 105" svg:d="M437 0c-243 146-437 97-437 97">
          <text:p/>
        </draw:path>
        <draw:line draw:style-name="gr46" draw:text-style-name="P2" draw:layer="layout" svg:x1="26.768cm" svg:y1="6.494cm" svg:x2="26.768cm" svg:y2="2.894cm">
          <text:p/>
        </draw:line>
        <draw:custom-shape draw:style-name="gr10" draw:text-style-name="P3" draw:layer="layout" svg:width="1.9cm" svg:height="0.5cm" svg:x="25.821cm" svg:y="2.6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7.629cm" svg:y="6.1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8.36cm" svg:y="6.1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7.385cm" svg:y="6.4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8.116cm" svg:y="6.4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8.786cm 6.322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8.286cm 6.422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8.4908439799864cm 6.620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8.3095286385035cm 6.51608833621043cm)" svg:viewBox="0 0 437 105" svg:d="M437 0c-243 146-437 97-437 97">
          <text:p/>
        </draw:path>
        <draw:line draw:style-name="gr46" draw:text-style-name="P2" draw:layer="layout" svg:x1="28.332cm" svg:y1="6.483cm" svg:x2="28.332cm" svg:y2="2.883cm">
          <text:p/>
        </draw:line>
        <draw:custom-shape draw:style-name="gr10" draw:text-style-name="P3" draw:layer="layout" svg:width="1.9cm" svg:height="0.5cm" svg:x="27.385cm" svg:y="2.5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2.348cm" svg:y="6.8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3.079cm" svg:y="6.84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2.104cm" svg:y="7.1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2.835cm" svg:y="7.1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3.505cm 6.97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3.005cm 7.07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3.2098439799864cm 7.268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3.0285286385035cm 7.16408833621043cm)" svg:viewBox="0 0 437 105" svg:d="M437 0c-243 146-437 97-437 97">
          <text:p/>
        </draw:path>
        <draw:line draw:style-name="gr46" draw:text-style-name="P2" draw:layer="layout" svg:x1="23.051cm" svg:y1="7.131cm" svg:x2="23.051cm" svg:y2="3.531cm">
          <text:p/>
        </draw:line>
        <draw:custom-shape draw:style-name="gr10" draw:text-style-name="P3" draw:layer="layout" svg:width="1.9cm" svg:height="0.5cm" svg:x="22.104cm" svg:y="3.2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3.912cm" svg:y="6.8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4.643cm" svg:y="6.8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3.668cm" svg:y="7.1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4.399cm" svg:y="7.1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5.069cm 6.959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4.569cm 7.059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4.7738439799864cm 7.257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4.5925286385035cm 7.15308833621043cm)" svg:viewBox="0 0 437 105" svg:d="M437 0c-243 146-437 97-437 97">
          <text:p/>
        </draw:path>
        <draw:line draw:style-name="gr46" draw:text-style-name="P2" draw:layer="layout" svg:x1="24.615cm" svg:y1="7.12cm" svg:x2="24.615cm" svg:y2="3.52cm">
          <text:p/>
        </draw:line>
        <draw:custom-shape draw:style-name="gr10" draw:text-style-name="P3" draw:layer="layout" svg:width="1.9cm" svg:height="0.5cm" svg:x="23.668cm" svg:y="3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1.82cm" svg:y="7.4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2.551cm" svg:y="7.4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1.576cm" svg:y="7.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2.307cm" svg:y="7.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2.977cm 7.56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2.477cm 7.66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2.6818439799864cm 7.858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2.5005286385035cm 7.75408833621043cm)" svg:viewBox="0 0 437 105" svg:d="M437 0c-243 146-437 97-437 97">
          <text:p/>
        </draw:path>
        <draw:line draw:style-name="gr46" draw:text-style-name="P2" draw:layer="layout" svg:x1="22.523cm" svg:y1="7.721cm" svg:x2="22.523cm" svg:y2="4.121cm">
          <text:p/>
        </draw:line>
        <draw:custom-shape draw:style-name="gr10" draw:text-style-name="P3" draw:layer="layout" svg:width="1.9cm" svg:height="0.5cm" svg:x="21.576cm" svg:y="3.8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3.384cm" svg:y="7.4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4.115cm" svg:y="7.4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3.14cm" svg:y="7.7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3.871cm" svg:y="7.7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4.541cm 7.549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4.041cm 7.649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4.2458439799864cm 7.847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4.0645286385035cm 7.74308833621043cm)" svg:viewBox="0 0 437 105" svg:d="M437 0c-243 146-437 97-437 97">
          <text:p/>
        </draw:path>
        <draw:line draw:style-name="gr46" draw:text-style-name="P2" draw:layer="layout" svg:x1="24.087cm" svg:y1="7.71cm" svg:x2="24.087cm" svg:y2="4.11cm">
          <text:p/>
        </draw:line>
        <draw:custom-shape draw:style-name="gr10" draw:text-style-name="P3" draw:layer="layout" svg:width="1.9cm" svg:height="0.5cm" svg:x="23.14cm" svg:y="3.8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5.536cm" svg:y="6.8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6.267cm" svg:y="6.8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5.292cm" svg:y="7.1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6.023cm" svg:y="7.1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6.693cm 6.959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6.193cm 7.059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6.3978439799864cm 7.257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6.2165286385035cm 7.15308833621043cm)" svg:viewBox="0 0 437 105" svg:d="M437 0c-243 146-437 97-437 97">
          <text:p/>
        </draw:path>
        <draw:line draw:style-name="gr46" draw:text-style-name="P2" draw:layer="layout" svg:x1="26.239cm" svg:y1="7.12cm" svg:x2="26.239cm" svg:y2="3.52cm">
          <text:p/>
        </draw:line>
        <draw:custom-shape draw:style-name="gr10" draw:text-style-name="P3" draw:layer="layout" svg:width="1.9cm" svg:height="0.5cm" svg:x="25.292cm" svg:y="3.2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7.1cm" svg:y="6.8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7.831cm" svg:y="6.8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6.856cm" svg:y="7.1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7.587cm" svg:y="7.1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8.257cm 6.948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7.757cm 7.048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7.9618439799864cm 7.246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7.7805286385035cm 7.14208833621043cm)" svg:viewBox="0 0 437 105" svg:d="M437 0c-243 146-437 97-437 97">
          <text:p/>
        </draw:path>
        <draw:line draw:style-name="gr46" draw:text-style-name="P2" draw:layer="layout" svg:x1="27.803cm" svg:y1="7.109cm" svg:x2="27.803cm" svg:y2="3.509cm">
          <text:p/>
        </draw:line>
        <draw:custom-shape draw:style-name="gr10" draw:text-style-name="P3" draw:layer="layout" svg:width="1.9cm" svg:height="0.5cm" svg:x="26.856cm" svg:y="3.22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5.008cm" svg:y="7.4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5.739cm" svg:y="7.4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4.764cm" svg:y="7.7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5.495cm" svg:y="7.7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6.165cm 7.549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5.665cm 7.649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5.8698439799864cm 7.847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5.6885286385035cm 7.74308833621043cm)" svg:viewBox="0 0 437 105" svg:d="M437 0c-243 146-437 97-437 97">
          <text:p/>
        </draw:path>
        <draw:line draw:style-name="gr46" draw:text-style-name="P2" draw:layer="layout" svg:x1="25.711cm" svg:y1="7.71cm" svg:x2="25.711cm" svg:y2="4.11cm">
          <text:p/>
        </draw:line>
        <draw:custom-shape draw:style-name="gr10" draw:text-style-name="P3" draw:layer="layout" svg:width="1.9cm" svg:height="0.5cm" svg:x="24.764cm" svg:y="3.8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6.572cm" svg:y="7.4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39cm" svg:x="27.303cm" svg:y="7.4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6.328cm" svg:y="7.6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926cm" svg:height="0.24cm" svg:x="27.059cm" svg:y="7.6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45" draw:text-style-name="P2" draw:layer="layout" svg:width="0.411cm" svg:height="0.031cm" draw:transform="rotate (-2.89654842660979) translate (27.729cm 7.538cm)" svg:viewBox="0 0 412 32" svg:d="M0 0c291 73 412 0 412 0">
          <text:p/>
        </draw:path>
        <draw:path draw:style-name="gr45" draw:text-style-name="P2" draw:layer="layout" svg:width="0.218cm" svg:height="0.165cm" draw:transform="rotate (-2.89654842660979) translate (27.229cm 7.638cm)" svg:viewBox="0 0 219 166" svg:d="M219 166c-97-24-219-166-219-166">
          <text:p/>
        </draw:path>
        <draw:path draw:style-name="gr45" draw:text-style-name="P2" draw:layer="layout" svg:width="0.052cm" svg:height="0.212cm" draw:transform="rotate (-2.89654842660979) translate (27.4338439799864cm 7.8367886675585cm)" svg:viewBox="0 0 53 213" svg:d="M5 0c-24 97 48 213 48 213">
          <text:p/>
        </draw:path>
        <draw:path draw:style-name="gr45" draw:text-style-name="P2" draw:layer="layout" svg:width="0.436cm" svg:height="0.104cm" draw:transform="rotate (-2.89654842660979) translate (27.2525286385035cm 7.73208833621043cm)" svg:viewBox="0 0 437 105" svg:d="M437 0c-243 146-437 97-437 97">
          <text:p/>
        </draw:path>
        <draw:line draw:style-name="gr46" draw:text-style-name="P2" draw:layer="layout" svg:x1="27.275cm" svg:y1="7.699cm" svg:x2="27.275cm" svg:y2="4.099cm">
          <text:p/>
        </draw:line>
        <draw:custom-shape draw:style-name="gr10" draw:text-style-name="P3" draw:layer="layout" svg:width="1.9cm" svg:height="0.5cm" svg:x="26.328cm" svg:y="3.81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3" draw:text-style-name="P18" draw:layer="layout" svg:width="6.233cm" svg:height="0.9cm" svg:x="12.207cm" svg:y="0.5cm">
          <draw:text-box>
            <text:p text:style-name="P3"><text:span text:style-name="T7">Transfer Pass/M2L</text:span></text:p>
          </draw:text-box>
        </draw:frame>
        <draw:frame draw:style-name="gr43" draw:text-style-name="P18" draw:layer="layout" svg:width="6.233cm" svg:height="0.9cm" svg:x="12.208cm" svg:y="9cm">
          <draw:text-box>
            <text:p text:style-name="P3"><text:span text:style-name="T7">Direct Pass/P2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SC 08" svg:font-family="'EB Garamond SC 08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1131 902" svg:d="M564 0l-564 902h1131z"/>
    <draw:marker draw:name="Extrémités_20_de_20_flèche_20_4" draw:display-name="Extrémités de flèche 4" svg:viewBox="0 0 1131 1580" svg:d="M1013 1491l118 89-567-1580-564 1580 114-85 136-68 148-46 161-17 161 13 153 46z"/>
    <draw:marker draw:name="Extrémités_20_de_20_flèche_20_5" draw:display-name="Extrémités de flèche 5" svg:viewBox="0 0 1131 902" svg:d="M564 0l-564 902h1131z"/>
    <draw:marker draw:name="Extrémités_20_de_20_flèche_20_6" draw:display-name="Extrémités de flèche 6" svg:viewBox="0 0 1131 902" svg:d="M564 0l-564 902h1131z"/>
    <draw:marker draw:name="Extrémités_20_de_20_flèche_20_7" draw:display-name="Extrémités de flèche 7" svg:viewBox="0 0 1131 902" svg:d="M564 0l-564 902h1131z"/>
    <draw:marker draw:name="Extrémités_20_de_20_flèche_20_8" draw:display-name="Extrémités de flèche 8" svg:viewBox="0 0 1131 902" svg:d="M564 0l-564 902h1131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0:21:31.191184915</meta:creation-date>
    <dc:date>2020-03-27T16:23:02.584500304</dc:date>
    <meta:editing-duration>PT1H40M12S</meta:editing-duration>
    <meta:editing-cycles>22</meta:editing-cycles>
    <meta:generator>LibreOffice/6.0.7.3$Linux_X86_64 LibreOffice_project/00m0$Build-3</meta:generator>
    <meta:document-statistic meta:object-count="3011"/>
  </office:meta>
</office:document-meta>
</file>